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0"/>
    <style:style style:name="ce3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7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43945" calcext:value-type="float">
            <text:p>43945</text:p>
          </table:table-cell>
          <table:table-cell table:formula="of:=[.C2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office:value-type="float" office:value="43096" calcext:value-type="float">
            <text:p>43096</text:p>
          </table:table-cell>
          <table:table-cell table:formula="of:=[.C3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42681" calcext:value-type="float">
            <text:p>42681</text:p>
          </table:table-cell>
          <table:table-cell table:formula="of:=[.C4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3" calcext:value-type="float">
            <text:p>693</text:p>
          </table:table-cell>
          <table:table-cell office:value-type="float" office:value="44147" calcext:value-type="float">
            <text:p>44147</text:p>
          </table:table-cell>
          <table:table-cell table:formula="of:=[.C5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43978" calcext:value-type="float">
            <text:p>43978</text:p>
          </table:table-cell>
          <table:table-cell table:formula="of:=[.C6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42956" calcext:value-type="float">
            <text:p>42956</text:p>
          </table:table-cell>
          <table:table-cell table:formula="of:=[.C7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5" calcext:value-type="float">
            <text:p>695</text:p>
          </table:table-cell>
          <table:table-cell office:value-type="float" office:value="35774" calcext:value-type="float">
            <text:p>35774</text:p>
          </table:table-cell>
          <table:table-cell table:formula="of:=[.C8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5" calcext:value-type="float">
            <text:p>695</text:p>
          </table:table-cell>
          <table:table-cell office:value-type="float" office:value="36312" calcext:value-type="float">
            <text:p>36312</text:p>
          </table:table-cell>
          <table:table-cell table:formula="of:=[.C9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float" office:value="35190" calcext:value-type="float">
            <text:p>35190</text:p>
          </table:table-cell>
          <table:table-cell table:formula="of:=[.C10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34075" calcext:value-type="float">
            <text:p>34075</text:p>
          </table:table-cell>
          <table:table-cell table:formula="of:=[.C11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office:value-type="float" office:value="35756" calcext:value-type="float">
            <text:p>35756</text:p>
          </table:table-cell>
          <table:table-cell table:formula="of:=[.C12]/675" office:value-type="float" office:value="1.0962962962963" calcext:value-type="float">
            <text:p>1.09629629629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office:value-type="float" office:value="37266" calcext:value-type="float">
            <text:p>37266</text:p>
          </table:table-cell>
          <table:table-cell table:formula="of:=[.C13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37656" calcext:value-type="float">
            <text:p>37656</text:p>
          </table:table-cell>
          <table:table-cell table:formula="of:=[.C14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float" office:value="37283" calcext:value-type="float">
            <text:p>37283</text:p>
          </table:table-cell>
          <table:table-cell table:formula="of:=[.C15]/675" office:value-type="float" office:value="1.11703703703704" calcext:value-type="float">
            <text:p>1.117037037037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3" calcext:value-type="float">
            <text:p>693</text:p>
          </table:table-cell>
          <table:table-cell office:value-type="float" office:value="35765" calcext:value-type="float">
            <text:p>35765</text:p>
          </table:table-cell>
          <table:table-cell table:formula="of:=[.C16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  <table:table-cell office:value-type="float" office:value="35197" calcext:value-type="float">
            <text:p>35197</text:p>
          </table:table-cell>
          <table:table-cell table:formula="of:=[.C17]/675" office:value-type="float" office:value="1.12148148148148" calcext:value-type="float">
            <text:p>1.121481481481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3" calcext:value-type="float">
            <text:p>693</text:p>
          </table:table-cell>
          <table:table-cell office:value-type="float" office:value="33607" calcext:value-type="float">
            <text:p>33607</text:p>
          </table:table-cell>
          <table:table-cell table:formula="of:=[.C18]/675" office:value-type="float" office:value="1.02666666666667" calcext:value-type="float">
            <text:p>1.026666666666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34227" calcext:value-type="float">
            <text:p>34227</text:p>
          </table:table-cell>
          <table:table-cell table:formula="of:=[.C19]/675" office:value-type="float" office:value="1.11111111111111" calcext:value-type="float">
            <text:p>1.111111111111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5" calcext:value-type="float">
            <text:p>695</text:p>
          </table:table-cell>
          <table:table-cell office:value-type="float" office:value="34596" calcext:value-type="float">
            <text:p>34596</text:p>
          </table:table-cell>
          <table:table-cell table:formula="of:=[.C20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7" calcext:value-type="float">
            <text:p>767</text:p>
          </table:table-cell>
          <table:table-cell office:value-type="float" office:value="35744" calcext:value-type="float">
            <text:p>35744</text:p>
          </table:table-cell>
          <table:table-cell table:formula="of:=[.C21]/675" office:value-type="float" office:value="1.1362962962963" calcext:value-type="float">
            <text:p>1.13629629629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2" calcext:value-type="float">
            <text:p>752</text:p>
          </table:table-cell>
          <table:table-cell office:value-type="float" office:value="34355" calcext:value-type="float">
            <text:p>34355</text:p>
          </table:table-cell>
          <table:table-cell table:formula="of:=[.C22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12" calcext:value-type="float">
            <text:p>712</text:p>
          </table:table-cell>
          <table:table-cell office:value-type="float" office:value="31106" calcext:value-type="float">
            <text:p>31106</text:p>
          </table:table-cell>
          <table:table-cell table:formula="of:=[.C23]/675" office:value-type="float" office:value="1.05481481481481" calcext:value-type="float">
            <text:p>1.0548148148148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8" calcext:value-type="float">
            <text:p>738</text:p>
          </table:table-cell>
          <table:table-cell office:value-type="float" office:value="32914" calcext:value-type="float">
            <text:p>32914</text:p>
          </table:table-cell>
          <table:table-cell table:formula="of:=[.C24]/675" office:value-type="float" office:value="1.09333333333333" calcext:value-type="float">
            <text:p>1.09333333333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33109" calcext:value-type="float">
            <text:p>33109</text:p>
          </table:table-cell>
          <table:table-cell table:formula="of:=[.C25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33870" calcext:value-type="float">
            <text:p>33870</text:p>
          </table:table-cell>
          <table:table-cell table:formula="of:=[.C26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office:value-type="float" office:value="34973" calcext:value-type="float">
            <text:p>34973</text:p>
          </table:table-cell>
          <table:table-cell table:formula="of:=[.C27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33327" calcext:value-type="float">
            <text:p>33327</text:p>
          </table:table-cell>
          <table:table-cell table:formula="of:=[.C28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33463" calcext:value-type="float">
            <text:p>33463</text:p>
          </table:table-cell>
          <table:table-cell table:formula="of:=[.C29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  <table:table-cell office:value-type="float" office:value="34930" calcext:value-type="float">
            <text:p>34930</text:p>
          </table:table-cell>
          <table:table-cell table:formula="of:=[.C30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4" calcext:value-type="float">
            <text:p>694</text:p>
          </table:table-cell>
          <table:table-cell office:value-type="float" office:value="34381" calcext:value-type="float">
            <text:p>34381</text:p>
          </table:table-cell>
          <table:table-cell table:formula="of:=[.C31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33293" calcext:value-type="float">
            <text:p>33293</text:p>
          </table:table-cell>
          <table:table-cell table:formula="of:=[.C32]/675" office:value-type="float" office:value="1.06666666666667" calcext:value-type="float">
            <text:p>1.06666666666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float" office:value="29546" calcext:value-type="float">
            <text:p>29546</text:p>
          </table:table-cell>
          <table:table-cell table:formula="of:=[.C33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71" calcext:value-type="float">
            <text:p>771</text:p>
          </table:table-cell>
          <table:table-cell office:value-type="float" office:value="30452" calcext:value-type="float">
            <text:p>30452</text:p>
          </table:table-cell>
          <table:table-cell table:formula="of:=[.C34]/675" office:value-type="float" office:value="1.14222222222222" calcext:value-type="float">
            <text:p>1.142222222222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5" calcext:value-type="float">
            <text:p>735</text:p>
          </table:table-cell>
          <table:table-cell office:value-type="float" office:value="30256" calcext:value-type="float">
            <text:p>30256</text:p>
          </table:table-cell>
          <table:table-cell table:formula="of:=[.C35]/675" office:value-type="float" office:value="1.08888888888889" calcext:value-type="float">
            <text:p>1.088888888888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2" calcext:value-type="float">
            <text:p>692</text:p>
          </table:table-cell>
          <table:table-cell office:value-type="float" office:value="30113" calcext:value-type="float">
            <text:p>30113</text:p>
          </table:table-cell>
          <table:table-cell table:formula="of:=[.C36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7" calcext:value-type="float">
            <text:p>747</text:p>
          </table:table-cell>
          <table:table-cell office:value-type="float" office:value="30694" calcext:value-type="float">
            <text:p>30694</text:p>
          </table:table-cell>
          <table:table-cell table:formula="of:=[.C37]/675" office:value-type="float" office:value="1.10666666666667" calcext:value-type="float">
            <text:p>1.10666666666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42" calcext:value-type="float">
            <text:p>742</text:p>
          </table:table-cell>
          <table:table-cell office:value-type="float" office:value="30312" calcext:value-type="float">
            <text:p>30312</text:p>
          </table:table-cell>
          <table:table-cell table:formula="of:=[.C38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office:value-type="float" office:value="30747" calcext:value-type="float">
            <text:p>30747</text:p>
          </table:table-cell>
          <table:table-cell table:formula="of:=[.C39]/675" office:value-type="float" office:value="1.07259259259259" calcext:value-type="float">
            <text:p>1.072592592592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office:value-type="float" office:value="29875" calcext:value-type="float">
            <text:p>29875</text:p>
          </table:table-cell>
          <table:table-cell table:formula="of:=[.C40]/675" office:value-type="float" office:value="1.01925925925926" calcext:value-type="float">
            <text:p>1.019259259259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  <table:table-cell office:value-type="float" office:value="30601" calcext:value-type="float">
            <text:p>30601</text:p>
          </table:table-cell>
          <table:table-cell table:formula="of:=[.C41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2" calcext:value-type="float">
            <text:p>702</text:p>
          </table:table-cell>
          <table:table-cell office:value-type="float" office:value="30967" calcext:value-type="float">
            <text:p>30967</text:p>
          </table:table-cell>
          <table:table-cell table:formula="of:=[.C42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8" calcext:value-type="float">
            <text:p>758</text:p>
          </table:table-cell>
          <table:table-cell office:value-type="float" office:value="31137" calcext:value-type="float">
            <text:p>31137</text:p>
          </table:table-cell>
          <table:table-cell table:formula="of:=[.C43]/675" office:value-type="float" office:value="1.12296296296296" calcext:value-type="float">
            <text:p>1.122962962962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71" calcext:value-type="float">
            <text:p>771</text:p>
          </table:table-cell>
          <table:table-cell office:value-type="float" office:value="30577" calcext:value-type="float">
            <text:p>30577</text:p>
          </table:table-cell>
          <table:table-cell table:formula="of:=[.C44]/675" office:value-type="float" office:value="1.14222222222222" calcext:value-type="float">
            <text:p>1.142222222222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1" calcext:value-type="float">
            <text:p>741</text:p>
          </table:table-cell>
          <table:table-cell office:value-type="float" office:value="30722" calcext:value-type="float">
            <text:p>30722</text:p>
          </table:table-cell>
          <table:table-cell table:formula="of:=[.C45]/675" office:value-type="float" office:value="1.09777777777778" calcext:value-type="float">
            <text:p>1.09777777777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97" calcext:value-type="float">
            <text:p>697</text:p>
          </table:table-cell>
          <table:table-cell office:value-type="float" office:value="32658" calcext:value-type="float">
            <text:p>32658</text:p>
          </table:table-cell>
          <table:table-cell table:formula="of:=[.C46]/675" office:value-type="float" office:value="1.03259259259259" calcext:value-type="float">
            <text:p>1.032592592592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5" calcext:value-type="float">
            <text:p>725</text:p>
          </table:table-cell>
          <table:table-cell office:value-type="float" office:value="35743" calcext:value-type="float">
            <text:p>35743</text:p>
          </table:table-cell>
          <table:table-cell table:formula="of:=[.C47]/675" office:value-type="float" office:value="1.07407407407407" calcext:value-type="float">
            <text:p>1.0740740740740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office:value-type="float" office:value="34009" calcext:value-type="float">
            <text:p>34009</text:p>
          </table:table-cell>
          <table:table-cell table:formula="of:=[.C48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6" calcext:value-type="float">
            <text:p>726</text:p>
          </table:table-cell>
          <table:table-cell office:value-type="float" office:value="34018" calcext:value-type="float">
            <text:p>34018</text:p>
          </table:table-cell>
          <table:table-cell table:formula="of:=[.C49]/675" office:value-type="float" office:value="1.07555555555556" calcext:value-type="float">
            <text:p>1.075555555555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92" calcext:value-type="float">
            <text:p>692</text:p>
          </table:table-cell>
          <table:table-cell office:value-type="float" office:value="35666" calcext:value-type="float">
            <text:p>35666</text:p>
          </table:table-cell>
          <table:table-cell table:formula="of:=[.C50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97" calcext:value-type="float">
            <text:p>697</text:p>
          </table:table-cell>
          <table:table-cell office:value-type="float" office:value="35958" calcext:value-type="float">
            <text:p>35958</text:p>
          </table:table-cell>
          <table:table-cell table:formula="of:=[.C51]/675" office:value-type="float" office:value="1.03259259259259" calcext:value-type="float">
            <text:p>1.032592592592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91" calcext:value-type="float">
            <text:p>691</text:p>
          </table:table-cell>
          <table:table-cell office:value-type="float" office:value="37428" calcext:value-type="float">
            <text:p>37428</text:p>
          </table:table-cell>
          <table:table-cell table:formula="of:=[.C52]/675" office:value-type="float" office:value="1.0237037037037" calcext:value-type="float">
            <text:p>1.023703703703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54" calcext:value-type="float">
            <text:p>754</text:p>
          </table:table-cell>
          <table:table-cell office:value-type="float" office:value="38419" calcext:value-type="float">
            <text:p>38419</text:p>
          </table:table-cell>
          <table:table-cell table:formula="of:=[.C53]/675" office:value-type="float" office:value="1.11703703703704" calcext:value-type="float">
            <text:p>1.11703703703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office:value-type="float" office:value="38567" calcext:value-type="float">
            <text:p>38567</text:p>
          </table:table-cell>
          <table:table-cell table:formula="of:=[.C54]/675" office:value-type="float" office:value="1.05925925925926" calcext:value-type="float">
            <text:p>1.059259259259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float" office:value="37803" calcext:value-type="float">
            <text:p>37803</text:p>
          </table:table-cell>
          <table:table-cell table:formula="of:=[.C55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float" office:value="37711" calcext:value-type="float">
            <text:p>37711</text:p>
          </table:table-cell>
          <table:table-cell table:formula="of:=[.C56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96" calcext:value-type="float">
            <text:p>696</text:p>
          </table:table-cell>
          <table:table-cell office:value-type="float" office:value="37373" calcext:value-type="float">
            <text:p>37373</text:p>
          </table:table-cell>
          <table:table-cell table:formula="of:=[.C57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float" office:value="38103" calcext:value-type="float">
            <text:p>38103</text:p>
          </table:table-cell>
          <table:table-cell table:formula="of:=[.C58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96" calcext:value-type="float">
            <text:p>696</text:p>
          </table:table-cell>
          <table:table-cell office:value-type="float" office:value="36783" calcext:value-type="float">
            <text:p>36783</text:p>
          </table:table-cell>
          <table:table-cell table:formula="of:=[.C59]/675" office:value-type="float" office:value="1.03111111111111" calcext:value-type="float">
            <text:p>1.031111111111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float" office:value="36942" calcext:value-type="float">
            <text:p>36942</text:p>
          </table:table-cell>
          <table:table-cell table:formula="of:=[.C60]/675" office:value-type="float" office:value="1.10666666666667" calcext:value-type="float">
            <text:p>1.10666666666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float" office:value="35193" calcext:value-type="float">
            <text:p>35193</text:p>
          </table:table-cell>
          <table:table-cell table:formula="of:=[.C61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32" calcext:value-type="float">
            <text:p>732</text:p>
          </table:table-cell>
          <table:table-cell office:value-type="float" office:value="35412" calcext:value-type="float">
            <text:p>35412</text:p>
          </table:table-cell>
          <table:table-cell table:formula="of:=[.C62]/675" office:value-type="float" office:value="1.08444444444444" calcext:value-type="float">
            <text:p>1.084444444444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95" calcext:value-type="float">
            <text:p>695</text:p>
          </table:table-cell>
          <table:table-cell office:value-type="float" office:value="35517" calcext:value-type="float">
            <text:p>35517</text:p>
          </table:table-cell>
          <table:table-cell table:formula="of:=[.C63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office:value-type="float" office:value="35710" calcext:value-type="float">
            <text:p>35710</text:p>
          </table:table-cell>
          <table:table-cell table:formula="of:=[.C64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09" calcext:value-type="float">
            <text:p>709</text:p>
          </table:table-cell>
          <table:table-cell office:value-type="float" office:value="37727" calcext:value-type="float">
            <text:p>37727</text:p>
          </table:table-cell>
          <table:table-cell table:formula="of:=[.C65]/675" office:value-type="float" office:value="1.05037037037037" calcext:value-type="float">
            <text:p>1.0503703703703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97" calcext:value-type="float">
            <text:p>697</text:p>
          </table:table-cell>
          <table:table-cell office:value-type="float" office:value="37739" calcext:value-type="float">
            <text:p>37739</text:p>
          </table:table-cell>
          <table:table-cell table:formula="of:=[.C66]/675" office:value-type="float" office:value="1.03259259259259" calcext:value-type="float">
            <text:p>1.032592592592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94" calcext:value-type="float">
            <text:p>694</text:p>
          </table:table-cell>
          <table:table-cell office:value-type="float" office:value="37735" calcext:value-type="float">
            <text:p>37735</text:p>
          </table:table-cell>
          <table:table-cell table:formula="of:=[.C67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9" calcext:value-type="float">
            <text:p>729</text:p>
          </table:table-cell>
          <table:table-cell office:value-type="float" office:value="37570" calcext:value-type="float">
            <text:p>37570</text:p>
          </table:table-cell>
          <table:table-cell table:formula="of:=[.C68]/675"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float" office:value="36367" calcext:value-type="float">
            <text:p>36367</text:p>
          </table:table-cell>
          <table:table-cell table:formula="of:=[.C69]/675" office:value-type="float" office:value="1.10074074074074" calcext:value-type="float">
            <text:p>1.100740740740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office:value-type="float" office:value="35144" calcext:value-type="float">
            <text:p>35144</text:p>
          </table:table-cell>
          <table:table-cell table:formula="of:=[.C70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8" calcext:value-type="float">
            <text:p>728</text:p>
          </table:table-cell>
          <table:table-cell office:value-type="float" office:value="37691" calcext:value-type="float">
            <text:p>37691</text:p>
          </table:table-cell>
          <table:table-cell table:formula="of:=[.C71]/675" office:value-type="float" office:value="1.07851851851852" calcext:value-type="float">
            <text:p>1.078518518518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office:value-type="float" office:value="38248" calcext:value-type="float">
            <text:p>38248</text:p>
          </table:table-cell>
          <table:table-cell table:formula="of:=[.C72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92" calcext:value-type="float">
            <text:p>692</text:p>
          </table:table-cell>
          <table:table-cell office:value-type="float" office:value="38334" calcext:value-type="float">
            <text:p>38334</text:p>
          </table:table-cell>
          <table:table-cell table:formula="of:=[.C73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49" calcext:value-type="float">
            <text:p>749</text:p>
          </table:table-cell>
          <table:table-cell office:value-type="float" office:value="37008" calcext:value-type="float">
            <text:p>37008</text:p>
          </table:table-cell>
          <table:table-cell table:formula="of:=[.C74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36" calcext:value-type="float">
            <text:p>736</text:p>
          </table:table-cell>
          <table:table-cell office:value-type="float" office:value="37598" calcext:value-type="float">
            <text:p>37598</text:p>
          </table:table-cell>
          <table:table-cell table:formula="of:=[.C75]/675" office:value-type="float" office:value="1.09037037037037" calcext:value-type="float">
            <text:p>1.090370370370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94" calcext:value-type="float">
            <text:p>694</text:p>
          </table:table-cell>
          <table:table-cell office:value-type="float" office:value="37532" calcext:value-type="float">
            <text:p>37532</text:p>
          </table:table-cell>
          <table:table-cell table:formula="of:=[.C76]/675" office:value-type="float" office:value="1.02814814814815" calcext:value-type="float">
            <text:p>1.028148148148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91" calcext:value-type="float">
            <text:p>691</text:p>
          </table:table-cell>
          <table:table-cell office:value-type="float" office:value="38337" calcext:value-type="float">
            <text:p>38337</text:p>
          </table:table-cell>
          <table:table-cell table:formula="of:=[.C77]/675" office:value-type="float" office:value="1.0237037037037" calcext:value-type="float">
            <text:p>1.02370370370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51" calcext:value-type="float">
            <text:p>751</text:p>
          </table:table-cell>
          <table:table-cell office:value-type="float" office:value="37000" calcext:value-type="float">
            <text:p>37000</text:p>
          </table:table-cell>
          <table:table-cell table:formula="of:=[.C78]/675" office:value-type="float" office:value="1.11259259259259" calcext:value-type="float">
            <text:p>1.1125925925925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45" calcext:value-type="float">
            <text:p>745</text:p>
          </table:table-cell>
          <table:table-cell office:value-type="float" office:value="38462" calcext:value-type="float">
            <text:p>38462</text:p>
          </table:table-cell>
          <table:table-cell table:formula="of:=[.C79]/675" office:value-type="float" office:value="1.1037037037037" calcext:value-type="float">
            <text:p>1.10370370370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37" calcext:value-type="float">
            <text:p>737</text:p>
          </table:table-cell>
          <table:table-cell office:value-type="float" office:value="35991" calcext:value-type="float">
            <text:p>35991</text:p>
          </table:table-cell>
          <table:table-cell table:formula="of:=[.C80]/675" office:value-type="float" office:value="1.09185185185185" calcext:value-type="float">
            <text:p>1.0918518518518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65" calcext:value-type="float">
            <text:p>765</text:p>
          </table:table-cell>
          <table:table-cell office:value-type="float" office:value="38408" calcext:value-type="float">
            <text:p>38408</text:p>
          </table:table-cell>
          <table:table-cell table:formula="of:=[.C81]/675" office:value-type="float" office:value="1.13333333333333" calcext:value-type="float">
            <text:p>1.13333333333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56" calcext:value-type="float">
            <text:p>756</text:p>
          </table:table-cell>
          <table:table-cell office:value-type="float" office:value="38139" calcext:value-type="float">
            <text:p>38139</text:p>
          </table:table-cell>
          <table:table-cell table:formula="of:=[.C82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float" office:value="38127" calcext:value-type="float">
            <text:p>38127</text:p>
          </table:table-cell>
          <table:table-cell table:formula="of:=[.C83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5" calcext:value-type="float">
            <text:p>705</text:p>
          </table:table-cell>
          <table:table-cell office:value-type="float" office:value="38555" calcext:value-type="float">
            <text:p>38555</text:p>
          </table:table-cell>
          <table:table-cell table:formula="of:=[.C84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float" office:value="37885" calcext:value-type="float">
            <text:p>37885</text:p>
          </table:table-cell>
          <table:table-cell table:formula="of:=[.C85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38579" calcext:value-type="float">
            <text:p>38579</text:p>
          </table:table-cell>
          <table:table-cell table:formula="of:=[.C86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30" calcext:value-type="float">
            <text:p>730</text:p>
          </table:table-cell>
          <table:table-cell office:value-type="float" office:value="38148" calcext:value-type="float">
            <text:p>38148</text:p>
          </table:table-cell>
          <table:table-cell table:formula="of:=[.C87]/675" office:value-type="float" office:value="1.08148148148148" calcext:value-type="float">
            <text:p>1.081481481481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90" calcext:value-type="float">
            <text:p>690</text:p>
          </table:table-cell>
          <table:table-cell office:value-type="float" office:value="38666" calcext:value-type="float">
            <text:p>38666</text:p>
          </table:table-cell>
          <table:table-cell table:formula="of:=[.C88]/675" office:value-type="float" office:value="1.02222222222222" calcext:value-type="float">
            <text:p>1.022222222222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85" calcext:value-type="float">
            <text:p>685</text:p>
          </table:table-cell>
          <table:table-cell office:value-type="float" office:value="38148" calcext:value-type="float">
            <text:p>38148</text:p>
          </table:table-cell>
          <table:table-cell table:formula="of:=[.C89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33" calcext:value-type="float">
            <text:p>733</text:p>
          </table:table-cell>
          <table:table-cell office:value-type="float" office:value="38613" calcext:value-type="float">
            <text:p>38613</text:p>
          </table:table-cell>
          <table:table-cell table:formula="of:=[.C90]/675" office:value-type="float" office:value="1.08592592592593" calcext:value-type="float">
            <text:p>1.0859259259259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36990" calcext:value-type="float">
            <text:p>36990</text:p>
          </table:table-cell>
          <table:table-cell table:formula="of:=[.C91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98" calcext:value-type="float">
            <text:p>698</text:p>
          </table:table-cell>
          <table:table-cell office:value-type="float" office:value="37860" calcext:value-type="float">
            <text:p>37860</text:p>
          </table:table-cell>
          <table:table-cell table:formula="of:=[.C92]/675" office:value-type="float" office:value="1.03407407407407" calcext:value-type="float">
            <text:p>1.034074074074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3" calcext:value-type="float">
            <text:p>703</text:p>
          </table:table-cell>
          <table:table-cell office:value-type="float" office:value="36668" calcext:value-type="float">
            <text:p>36668</text:p>
          </table:table-cell>
          <table:table-cell table:formula="of:=[.C93]/675" office:value-type="float" office:value="1.04148148148148" calcext:value-type="float">
            <text:p>1.041481481481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05" calcext:value-type="float">
            <text:p>705</text:p>
          </table:table-cell>
          <table:table-cell office:value-type="float" office:value="36647" calcext:value-type="float">
            <text:p>36647</text:p>
          </table:table-cell>
          <table:table-cell table:formula="of:=[.C94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office:value-type="float" office:value="37283" calcext:value-type="float">
            <text:p>37283</text:p>
          </table:table-cell>
          <table:table-cell table:formula="of:=[.C95]/675" office:value-type="float" office:value="1.02962962962963" calcext:value-type="float">
            <text:p>1.0296296296296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31" calcext:value-type="float">
            <text:p>731</text:p>
          </table:table-cell>
          <table:table-cell office:value-type="float" office:value="34419" calcext:value-type="float">
            <text:p>34419</text:p>
          </table:table-cell>
          <table:table-cell table:formula="of:=[.C96]/675" office:value-type="float" office:value="1.08296296296296" calcext:value-type="float">
            <text:p>1.082962962962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52" calcext:value-type="float">
            <text:p>752</text:p>
          </table:table-cell>
          <table:table-cell office:value-type="float" office:value="34888" calcext:value-type="float">
            <text:p>34888</text:p>
          </table:table-cell>
          <table:table-cell table:formula="of:=[.C97]/675" office:value-type="float" office:value="1.11407407407407" calcext:value-type="float">
            <text:p>1.114074074074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05" calcext:value-type="float">
            <text:p>705</text:p>
          </table:table-cell>
          <table:table-cell office:value-type="float" office:value="37951" calcext:value-type="float">
            <text:p>37951</text:p>
          </table:table-cell>
          <table:table-cell table:formula="of:=[.C98]/675" office:value-type="float" office:value="1.04444444444444" calcext:value-type="float">
            <text:p>1.044444444444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66" calcext:value-type="float">
            <text:p>766</text:p>
          </table:table-cell>
          <table:table-cell office:value-type="float" office:value="36493" calcext:value-type="float">
            <text:p>36493</text:p>
          </table:table-cell>
          <table:table-cell table:formula="of:=[.C99]/675" office:value-type="float" office:value="1.13481481481481" calcext:value-type="float">
            <text:p>1.1348148148148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6" calcext:value-type="float">
            <text:p>756</text:p>
          </table:table-cell>
          <table:table-cell office:value-type="float" office:value="36276" calcext:value-type="float">
            <text:p>36276</text:p>
          </table:table-cell>
          <table:table-cell table:formula="of:=[.C100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92" calcext:value-type="float">
            <text:p>692</text:p>
          </table:table-cell>
          <table:table-cell office:value-type="float" office:value="35137" calcext:value-type="float">
            <text:p>35137</text:p>
          </table:table-cell>
          <table:table-cell table:formula="of:=[.C101]/675" office:value-type="float" office:value="1.02518518518519" calcext:value-type="float">
            <text:p>1.025185185185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04" calcext:value-type="float">
            <text:p>704</text:p>
          </table:table-cell>
          <table:table-cell office:value-type="float" office:value="36617" calcext:value-type="float">
            <text:p>36617</text:p>
          </table:table-cell>
          <table:table-cell table:formula="of:=[.C102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42" calcext:value-type="float">
            <text:p>742</text:p>
          </table:table-cell>
          <table:table-cell office:value-type="float" office:value="35221" calcext:value-type="float">
            <text:p>35221</text:p>
          </table:table-cell>
          <table:table-cell table:formula="of:=[.C103]/675" office:value-type="float" office:value="1.09925925925926" calcext:value-type="float">
            <text:p>1.099259259259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6" calcext:value-type="float">
            <text:p>726</text:p>
          </table:table-cell>
          <table:table-cell office:value-type="float" office:value="37089" calcext:value-type="float">
            <text:p>37089</text:p>
          </table:table-cell>
          <table:table-cell table:formula="of:=[.C104]/675" office:value-type="float" office:value="1.07555555555556" calcext:value-type="float">
            <text:p>1.0755555555555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56" calcext:value-type="float">
            <text:p>756</text:p>
          </table:table-cell>
          <table:table-cell office:value-type="float" office:value="38618" calcext:value-type="float">
            <text:p>38618</text:p>
          </table:table-cell>
          <table:table-cell table:formula="of:=[.C105]/675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49" calcext:value-type="float">
            <text:p>749</text:p>
          </table:table-cell>
          <table:table-cell office:value-type="float" office:value="38544" calcext:value-type="float">
            <text:p>38544</text:p>
          </table:table-cell>
          <table:table-cell table:formula="of:=[.C106]/675" office:value-type="float" office:value="1.10962962962963" calcext:value-type="float">
            <text:p>1.1096296296296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65" calcext:value-type="float">
            <text:p>765</text:p>
          </table:table-cell>
          <table:table-cell office:value-type="float" office:value="38721" calcext:value-type="float">
            <text:p>38721</text:p>
          </table:table-cell>
          <table:table-cell table:formula="of:=[.C107]/675" office:value-type="float" office:value="1.13333333333333" calcext:value-type="float">
            <text:p>1.133333333333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02" calcext:value-type="float">
            <text:p>702</text:p>
          </table:table-cell>
          <table:table-cell office:value-type="float" office:value="38333" calcext:value-type="float">
            <text:p>38333</text:p>
          </table:table-cell>
          <table:table-cell table:formula="of:=[.C108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04" calcext:value-type="float">
            <text:p>704</text:p>
          </table:table-cell>
          <table:table-cell office:value-type="float" office:value="38397" calcext:value-type="float">
            <text:p>38397</text:p>
          </table:table-cell>
          <table:table-cell table:formula="of:=[.C109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12" calcext:value-type="float">
            <text:p>712</text:p>
          </table:table-cell>
          <table:table-cell office:value-type="float" office:value="38510" calcext:value-type="float">
            <text:p>38510</text:p>
          </table:table-cell>
          <table:table-cell table:formula="of:=[.C110]/675" office:value-type="float" office:value="1.05481481481481" calcext:value-type="float">
            <text:p>1.0548148148148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38563" calcext:value-type="float">
            <text:p>38563</text:p>
          </table:table-cell>
          <table:table-cell table:formula="of:=[.C111]/675" office:value-type="float" office:value="1.11703703703704" calcext:value-type="float">
            <text:p>1.117037037037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39" calcext:value-type="float">
            <text:p>739</text:p>
          </table:table-cell>
          <table:table-cell office:value-type="float" office:value="37939" calcext:value-type="float">
            <text:p>37939</text:p>
          </table:table-cell>
          <table:table-cell table:formula="of:=[.C112]/675" office:value-type="float" office:value="1.09481481481482" calcext:value-type="float">
            <text:p>1.0948148148148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04" calcext:value-type="float">
            <text:p>704</text:p>
          </table:table-cell>
          <table:table-cell office:value-type="float" office:value="36379" calcext:value-type="float">
            <text:p>36379</text:p>
          </table:table-cell>
          <table:table-cell table:formula="of:=[.C113]/675" office:value-type="float" office:value="1.04296296296296" calcext:value-type="float">
            <text:p>1.04296296296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45" calcext:value-type="float">
            <text:p>745</text:p>
          </table:table-cell>
          <table:table-cell office:value-type="float" office:value="38537" calcext:value-type="float">
            <text:p>38537</text:p>
          </table:table-cell>
          <table:table-cell table:formula="of:=[.C114]/675" office:value-type="float" office:value="1.1037037037037" calcext:value-type="float">
            <text:p>1.103703703703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44" calcext:value-type="float">
            <text:p>744</text:p>
          </table:table-cell>
          <table:table-cell office:value-type="float" office:value="38072" calcext:value-type="float">
            <text:p>38072</text:p>
          </table:table-cell>
          <table:table-cell table:formula="of:=[.C115]/675" office:value-type="float" office:value="1.10222222222222" calcext:value-type="float">
            <text:p>1.102222222222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09" calcext:value-type="float">
            <text:p>709</text:p>
          </table:table-cell>
          <table:table-cell office:value-type="float" office:value="38592" calcext:value-type="float">
            <text:p>38592</text:p>
          </table:table-cell>
          <table:table-cell table:formula="of:=[.C116]/675" office:value-type="float" office:value="1.05037037037037" calcext:value-type="float">
            <text:p>1.0503703703703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38616" calcext:value-type="float">
            <text:p>38616</text:p>
          </table:table-cell>
          <table:table-cell table:formula="of:=[.C117]/675" office:value-type="float" office:value="1.03703703703704" calcext:value-type="float">
            <text:p>1.037037037037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85" calcext:value-type="float">
            <text:p>685</text:p>
          </table:table-cell>
          <table:table-cell office:value-type="float" office:value="38493" calcext:value-type="float">
            <text:p>38493</text:p>
          </table:table-cell>
          <table:table-cell table:formula="of:=[.C118]/675" office:value-type="float" office:value="1.01481481481481" calcext:value-type="float">
            <text:p>1.014814814814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office:value-type="float" office:value="37175" calcext:value-type="float">
            <text:p>37175</text:p>
          </table:table-cell>
          <table:table-cell table:formula="of:=[.C119]/675" office:value-type="float" office:value="1.11259259259259" calcext:value-type="float">
            <text:p>1.112592592592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02" calcext:value-type="float">
            <text:p>702</text:p>
          </table:table-cell>
          <table:table-cell office:value-type="float" office:value="38498" calcext:value-type="float">
            <text:p>38498</text:p>
          </table:table-cell>
          <table:table-cell table:formula="of:=[.C120]/675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90" calcext:value-type="float">
            <text:p>690</text:p>
          </table:table-cell>
          <table:table-cell office:value-type="float" office:value="37858" calcext:value-type="float">
            <text:p>37858</text:p>
          </table:table-cell>
          <table:table-cell table:formula="of:=[.C121]/675" office:value-type="float" office:value="1.02222222222222" calcext:value-type="float">
            <text:p>1.02222222222222</text:p>
          </table:table-cell>
          <table:table-cell table:number-columns-repeated="2"/>
        </table:table-row>
      </table:table>
      <table:table table:name="Pivot Table_Sim70_1" table:style-name="ta1">
        <table:shapes>
          <draw:frame draw:z-index="0" draw:style-name="gr1" draw:text-style-name="P1" svg:width="7.9705in" svg:height="4.4831in" svg:x="8.8965in" svg:y="0in">
            <draw:object draw:notify-on-update-of-ranges="'Pivot Table_Sim70_1'.F2:'Pivot Table_Sim70_1'.F2 'Pivot Table_Sim70_1'.F3:'Pivot Table_Sim70_1'.F22 'Pivot Table_Sim70_1'.H2:'Pivot Table_Sim70_1'.H2 'Pivot Table_Sim70_1'.H3:'Pivot Table_Sim70_1'.H22 'Pivot Table_Sim70_1'.I2:'Pivot Table_Sim70_1'.I2 'Pivot Table_Sim70_1'.I3:'Pivot Table_Sim70_1'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AgeMax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AgeMax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5" office:value-type="float" office:value="43467.1666666667" calcext:value-type="float">
            <text:p>43467.1666666667</text:p>
          </table:table-cell>
          <table:table-cell table:style-name="ce31" office:value-type="float" office:value="1.01481481481481" calcext:value-type="float">
            <text:p>1.01481481481481</text:p>
          </table:table-cell>
          <table:table-cell table:style-name="ce43" office:value-type="float" office:value="1.0437037037037" calcext:value-type="float">
            <text:p>1.0437037037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467.1666666667" calcext:value-type="float">
            <text:p>43467.1666666667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437037037037" calcext:value-type="float">
            <text:p>1.0437037037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28.8333333333" calcext:value-type="float">
            <text:p>35728.8333333333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41975308642" calcext:value-type="float">
            <text:p>1.04419753086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728.8333333333" calcext:value-type="float">
            <text:p>35728.8333333333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441975308642" calcext:value-type="float">
            <text:p>1.0441975308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622.5" calcext:value-type="float">
            <text:p>35622.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185185185185" calcext:value-type="float">
            <text:p>1.071851851851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622.5" calcext:value-type="float">
            <text:p>35622.5</text:p>
          </table:table-cell>
          <table:table-cell office:value-type="float" office:value="1.02666666666667" calcext:value-type="float">
            <text:p>1.02666666666667</text:p>
          </table:table-cell>
          <table:table-cell office:value-type="float" office:value="1.07185185185185" calcext:value-type="float">
            <text:p>1.07185185185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37.3333333333" calcext:value-type="float">
            <text:p>33637.3333333333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8493827160494" calcext:value-type="float">
            <text:p>1.08493827160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637.3333333333" calcext:value-type="float">
            <text:p>33637.3333333333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8493827160494" calcext:value-type="float">
            <text:p>1.08493827160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57.3333333333" calcext:value-type="float">
            <text:p>34157.3333333333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8320987654321" calcext:value-type="float">
            <text:p>1.083209876543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157.3333333333" calcext:value-type="float">
            <text:p>34157.3333333333</text:p>
          </table:table-cell>
          <table:table-cell office:value-type="float" office:value="1.02814814814815" calcext:value-type="float">
            <text:p>1.02814814814815</text:p>
          </table:table-cell>
          <table:table-cell office:value-type="float" office:value="1.08320987654321" calcext:value-type="float">
            <text:p>1.083209876543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5.6666666667" calcext:value-type="float">
            <text:p>30725.6666666667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987654320988" calcext:value-type="float">
            <text:p>1.089876543209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725.6666666667" calcext:value-type="float">
            <text:p>30725.6666666667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8987654320988" calcext:value-type="float">
            <text:p>1.08987654320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06.5" calcext:value-type="float">
            <text:p>30606.5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7407407407407" calcext:value-type="float">
            <text:p>1.074074074074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606.5" calcext:value-type="float">
            <text:p>30606.5</text:p>
          </table:table-cell>
          <table:table-cell office:value-type="float" office:value="1.01925925925926" calcext:value-type="float">
            <text:p>1.01925925925926</text:p>
          </table:table-cell>
          <table:table-cell office:value-type="float" office:value="1.07407407407407" calcext:value-type="float">
            <text:p>1.07407407407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54.5" calcext:value-type="float">
            <text:p>32954.5</text:p>
          </table:table-cell>
          <table:table-cell office:value-type="float" office:value="1.03259259259259" calcext:value-type="float">
            <text:p>1.03259259259259</text:p>
          </table:table-cell>
          <table:table-cell office:value-type="float" office:value="1.08617283950617" calcext:value-type="float">
            <text:p>1.086172839506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954.5" calcext:value-type="float">
            <text:p>32954.5</text:p>
          </table:table-cell>
          <table:table-cell office:value-type="float" office:value="1.03259259259259" calcext:value-type="float">
            <text:p>1.03259259259259</text:p>
          </table:table-cell>
          <table:table-cell office:value-type="float" office:value="1.08617283950617" calcext:value-type="float">
            <text:p>1.08617283950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06.8333333333" calcext:value-type="float">
            <text:p>37306.8333333333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5037037037037" calcext:value-type="float">
            <text:p>1.050370370370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306.8333333333" calcext:value-type="float">
            <text:p>37306.8333333333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5037037037037" calcext:value-type="float">
            <text:p>1.05037037037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17.5" calcext:value-type="float">
            <text:p>37017.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37037037037" calcext:value-type="float">
            <text:p>1.08370370370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017.5" calcext:value-type="float">
            <text:p>37017.5</text:p>
          </table:table-cell>
          <table:table-cell office:value-type="float" office:value="1.03111111111111" calcext:value-type="float">
            <text:p>1.03111111111111</text:p>
          </table:table-cell>
          <table:table-cell office:value-type="float" office:value="1.0837037037037" calcext:value-type="float">
            <text:p>1.0837037037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40" calcext:value-type="float">
            <text:p>36640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23456790123" calcext:value-type="float">
            <text:p>1.04123456790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640" calcext:value-type="float">
            <text:p>36640</text:p>
          </table:table-cell>
          <table:table-cell office:value-type="float" office:value="1.02222222222222" calcext:value-type="float">
            <text:p>1.02222222222222</text:p>
          </table:table-cell>
          <table:table-cell office:value-type="float" office:value="1.04123456790123" calcext:value-type="float">
            <text:p>1.04123456790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225.6666666667" calcext:value-type="float">
            <text:p>37225.6666666667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234567901235" calcext:value-type="float">
            <text:p>1.072345679012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225.6666666667" calcext:value-type="float">
            <text:p>37225.6666666667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234567901235" calcext:value-type="float">
            <text:p>1.07234567901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656.1666666667" calcext:value-type="float">
            <text:p>37656.1666666667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7802469135802" calcext:value-type="float">
            <text:p>1.078024691358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656.1666666667" calcext:value-type="float">
            <text:p>37656.1666666667</text:p>
          </table:table-cell>
          <table:table-cell office:value-type="float" office:value="1.0237037037037" calcext:value-type="float">
            <text:p>1.0237037037037</text:p>
          </table:table-cell>
          <table:table-cell office:value-type="float" office:value="1.07802469135802" calcext:value-type="float">
            <text:p>1.078024691358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850.8333333333" calcext:value-type="float">
            <text:p>37850.8333333333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1.07728395061728" calcext:value-type="float">
            <text:p>1.077283950617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7850.8333333333" calcext:value-type="float">
            <text:p>37850.8333333333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1.07728395061728" calcext:value-type="float">
            <text:p>1.077283950617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90.6666666667" calcext:value-type="float">
            <text:p>38190.6666666667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925925925926" calcext:value-type="float">
            <text:p>1.059259259259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190.6666666667" calcext:value-type="float">
            <text:p>38190.6666666667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5925925925926" calcext:value-type="float">
            <text:p>1.059259259259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294.1666666667" calcext:value-type="float">
            <text:p>36294.1666666667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5777777777778" calcext:value-type="float">
            <text:p>1.057777777777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294.1666666667" calcext:value-type="float">
            <text:p>36294.1666666667</text:p>
          </table:table-cell>
          <table:table-cell office:value-type="float" office:value="1.02962962962963" calcext:value-type="float">
            <text:p>1.02962962962963</text:p>
          </table:table-cell>
          <table:table-cell office:value-type="float" office:value="1.05777777777778" calcext:value-type="float">
            <text:p>1.05777777777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282.5" calcext:value-type="float">
            <text:p>36282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282.5" calcext:value-type="float">
            <text:p>36282.5</text:p>
          </table:table-cell>
          <table:table-cell office:value-type="float" office:value="1.02518518518519" calcext:value-type="float">
            <text:p>1.02518518518519</text:p>
          </table:table-cell>
          <table:table-cell office:value-type="float" office:value="1.07777777777778" calcext:value-type="float">
            <text:p>1.07777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283.6666666667" calcext:value-type="float">
            <text:p>38283.6666666667</text:p>
          </table:table-cell>
          <table:table-cell office:value-type="float" office:value="1.04" calcext:value-type="float">
            <text:p>1.04</text:p>
          </table:table-cell>
          <table:table-cell office:value-type="float" office:value="1.08691358024691" calcext:value-type="float">
            <text:p>1.086913580246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8283.6666666667" calcext:value-type="float">
            <text:p>38283.6666666667</text:p>
          </table:table-cell>
          <table:table-cell office:value-type="float" office:value="1.04" calcext:value-type="float">
            <text:p>1.04</text:p>
          </table:table-cell>
          <table:table-cell office:value-type="float" office:value="1.08691358024691" calcext:value-type="float">
            <text:p>1.086913580246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00" calcext:value-type="float">
            <text:p>38000</text:p>
          </table:table-cell>
          <table:table-cell office:value-type="float" office:value="1.04296296296296" calcext:value-type="float">
            <text:p>1.04296296296296</text:p>
          </table:table-cell>
          <table:table-cell office:value-type="float" office:value="1.08592592592593" calcext:value-type="float">
            <text:p>1.085925925925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000" calcext:value-type="float">
            <text:p>38000</text:p>
          </table:table-cell>
          <table:table-cell office:value-type="float" office:value="1.04296296296296" calcext:value-type="float">
            <text:p>1.04296296296296</text:p>
          </table:table-cell>
          <table:table-cell office:value-type="float" office:value="1.08592592592593" calcext:value-type="float">
            <text:p>1.08592592592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38205.3333333333" calcext:value-type="float">
            <text:p>38205.3333333333</text:p>
          </table:table-cell>
          <table:table-cell table:style-name="ce33" office:value-type="float" office:value="1.01481481481481" calcext:value-type="float">
            <text:p>1.01481481481481</text:p>
          </table:table-cell>
          <table:table-cell table:style-name="ce45" office:value-type="float" office:value="1.04617283950617" calcext:value-type="float">
            <text:p>1.046172839506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205.3333333333" calcext:value-type="float">
            <text:p>38205.3333333333</text:p>
          </table:table-cell>
          <table:table-cell office:value-type="float" office:value="1.01481481481481" calcext:value-type="float">
            <text:p>1.01481481481481</text:p>
          </table:table-cell>
          <table:table-cell office:value-type="float" office:value="1.04617283950617" calcext:value-type="float">
            <text:p>1.04617283950617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36292.6583333333" calcext:value-type="float">
            <text:p>36292.6583333333</text:p>
          </table:table-cell>
          <table:table-cell table:style-name="ce34" office:value-type="float" office:value="1.01481481481481" calcext:value-type="float">
            <text:p>1.01481481481481</text:p>
          </table:table-cell>
          <table:table-cell table:style-name="ce46" office:value-type="float" office:value="1.06974074074074" calcext:value-type="float">
            <text:p>1.06974074074074</text:p>
          </table:table-cell>
          <table:table-cell table:number-columns-repeated="5"/>
        </table:table-row>
      </table:table>
      <table:table table:name="Sim43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07217" calcext:value-type="float">
            <text:p>107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707" calcext:value-type="float">
            <text:p>118707</text:p>
          </table:table-cell>
          <table:table-cell office:value-type="float" office:value="1120" calcext:value-type="float">
            <text:p>1120</text:p>
          </table:table-cell>
          <table:table-cell table:formula="of:=[.C2]/107217" office:value-type="float" office:value="1.10716584123786" calcext:value-type="float">
            <text:p>1.1071658412378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109" calcext:value-type="float">
            <text:p>116109</text:p>
          </table:table-cell>
          <table:table-cell office:value-type="float" office:value="1126" calcext:value-type="float">
            <text:p>1126</text:p>
          </table:table-cell>
          <table:table-cell table:formula="of:=[.C3]/107217" office:value-type="float" office:value="1.0829346092504" calcext:value-type="float">
            <text:p>1.08293460925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837" calcext:value-type="float">
            <text:p>116837</text:p>
          </table:table-cell>
          <table:table-cell office:value-type="float" office:value="1136" calcext:value-type="float">
            <text:p>1136</text:p>
          </table:table-cell>
          <table:table-cell table:formula="of:=[.C4]/107217" office:value-type="float" office:value="1.0897245772592" calcext:value-type="float">
            <text:p>1.08972457725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984" calcext:value-type="float">
            <text:p>115984</text:p>
          </table:table-cell>
          <table:table-cell office:value-type="float" office:value="1121" calcext:value-type="float">
            <text:p>1121</text:p>
          </table:table-cell>
          <table:table-cell table:formula="of:=[.C5]/107217" office:value-type="float" office:value="1.08176874935878" calcext:value-type="float">
            <text:p>1.0817687493587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955" calcext:value-type="float">
            <text:p>116955</text:p>
          </table:table-cell>
          <table:table-cell office:value-type="float" office:value="1127" calcext:value-type="float">
            <text:p>1127</text:p>
          </table:table-cell>
          <table:table-cell table:formula="of:=[.C6]/107217" office:value-type="float" office:value="1.09082514899689" calcext:value-type="float">
            <text:p>1.0908251489968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996" calcext:value-type="float">
            <text:p>120996</text:p>
          </table:table-cell>
          <table:table-cell office:value-type="float" office:value="1139" calcext:value-type="float">
            <text:p>1139</text:p>
          </table:table-cell>
          <table:table-cell table:formula="of:=[.C7]/107217" office:value-type="float" office:value="1.12851506757324" calcext:value-type="float">
            <text:p>1.128515067573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532" calcext:value-type="float">
            <text:p>116532</text:p>
          </table:table-cell>
          <table:table-cell office:value-type="float" office:value="1105" calcext:value-type="float">
            <text:p>1105</text:p>
          </table:table-cell>
          <table:table-cell table:formula="of:=[.C8]/107217" office:value-type="float" office:value="1.08687987912365" calcext:value-type="float">
            <text:p>1.086879879123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832" calcext:value-type="float">
            <text:p>117832</text:p>
          </table:table-cell>
          <table:table-cell office:value-type="float" office:value="1104" calcext:value-type="float">
            <text:p>1104</text:p>
          </table:table-cell>
          <table:table-cell table:formula="of:=[.C9]/107217" office:value-type="float" office:value="1.09900482199651" calcext:value-type="float">
            <text:p>1.099004821996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791" calcext:value-type="float">
            <text:p>117791</text:p>
          </table:table-cell>
          <table:table-cell office:value-type="float" office:value="1119" calcext:value-type="float">
            <text:p>1119</text:p>
          </table:table-cell>
          <table:table-cell table:formula="of:=[.C10]/107217" office:value-type="float" office:value="1.09862241995206" calcext:value-type="float">
            <text:p>1.098622419952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278" calcext:value-type="float">
            <text:p>119278</text:p>
          </table:table-cell>
          <table:table-cell office:value-type="float" office:value="1133" calcext:value-type="float">
            <text:p>1133</text:p>
          </table:table-cell>
          <table:table-cell table:formula="of:=[.C11]/107217" office:value-type="float" office:value="1.11249148922279" calcext:value-type="float">
            <text:p>1.112491489222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480" calcext:value-type="float">
            <text:p>116480</text:p>
          </table:table-cell>
          <table:table-cell office:value-type="float" office:value="1107" calcext:value-type="float">
            <text:p>1107</text:p>
          </table:table-cell>
          <table:table-cell table:formula="of:=[.C12]/107217" office:value-type="float" office:value="1.08639488140873" calcext:value-type="float">
            <text:p>1.086394881408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085" calcext:value-type="float">
            <text:p>116085</text:p>
          </table:table-cell>
          <table:table-cell office:value-type="float" office:value="1094" calcext:value-type="float">
            <text:p>1094</text:p>
          </table:table-cell>
          <table:table-cell table:formula="of:=[.C13]/107217" office:value-type="float" office:value="1.08271076415121" calcext:value-type="float">
            <text:p>1.082710764151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759" calcext:value-type="float">
            <text:p>118759</text:p>
          </table:table-cell>
          <table:table-cell office:value-type="float" office:value="1078" calcext:value-type="float">
            <text:p>1078</text:p>
          </table:table-cell>
          <table:table-cell table:formula="of:=[.C14]/107217" office:value-type="float" office:value="1.10765083895278" calcext:value-type="float">
            <text:p>1.107650838952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9466" calcext:value-type="float">
            <text:p>119466</text:p>
          </table:table-cell>
          <table:table-cell office:value-type="float" office:value="1096" calcext:value-type="float">
            <text:p>1096</text:p>
          </table:table-cell>
          <table:table-cell table:formula="of:=[.C15]/107217" office:value-type="float" office:value="1.11424494249979" calcext:value-type="float">
            <text:p>1.114244942499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6592" calcext:value-type="float">
            <text:p>116592</text:p>
          </table:table-cell>
          <table:table-cell office:value-type="float" office:value="1096" calcext:value-type="float">
            <text:p>1096</text:p>
          </table:table-cell>
          <table:table-cell table:formula="of:=[.C16]/107217" office:value-type="float" office:value="1.08743949187162" calcext:value-type="float">
            <text:p>1.087439491871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0193" calcext:value-type="float">
            <text:p>120193</text:p>
          </table:table-cell>
          <table:table-cell office:value-type="float" office:value="1075" calcext:value-type="float">
            <text:p>1075</text:p>
          </table:table-cell>
          <table:table-cell table:formula="of:=[.C17]/107217" office:value-type="float" office:value="1.12102558362946" calcext:value-type="float">
            <text:p>1.1210255836294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235" calcext:value-type="float">
            <text:p>118235</text:p>
          </table:table-cell>
          <table:table-cell office:value-type="float" office:value="1095" calcext:value-type="float">
            <text:p>1095</text:p>
          </table:table-cell>
          <table:table-cell table:formula="of:=[.C18]/107217" office:value-type="float" office:value="1.1027635542871" calcext:value-type="float">
            <text:p>1.10276355428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886" calcext:value-type="float">
            <text:p>118886</text:p>
          </table:table-cell>
          <table:table-cell office:value-type="float" office:value="1089" calcext:value-type="float">
            <text:p>1089</text:p>
          </table:table-cell>
          <table:table-cell table:formula="of:=[.C19]/107217" office:value-type="float" office:value="1.10883535260267" calcext:value-type="float">
            <text:p>1.1088353526026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9437" calcext:value-type="float">
            <text:p>119437</text:p>
          </table:table-cell>
          <table:table-cell office:value-type="float" office:value="1098" calcext:value-type="float">
            <text:p>1098</text:p>
          </table:table-cell>
          <table:table-cell table:formula="of:=[.C20]/107217" office:value-type="float" office:value="1.11397446300493" calcext:value-type="float">
            <text:p>1.1139744630049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781" calcext:value-type="float">
            <text:p>115781</text:p>
          </table:table-cell>
          <table:table-cell office:value-type="float" office:value="1096" calcext:value-type="float">
            <text:p>1096</text:p>
          </table:table-cell>
          <table:table-cell table:formula="of:=[.C21]/107217" office:value-type="float" office:value="1.07987539289478" calcext:value-type="float">
            <text:p>1.0798753928947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6992" calcext:value-type="float">
            <text:p>116992</text:p>
          </table:table-cell>
          <table:table-cell office:value-type="float" office:value="1093" calcext:value-type="float">
            <text:p>1093</text:p>
          </table:table-cell>
          <table:table-cell table:formula="of:=[.C22]/107217" office:value-type="float" office:value="1.09117024352481" calcext:value-type="float">
            <text:p>1.0911702435248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813" calcext:value-type="float">
            <text:p>120813</text:p>
          </table:table-cell>
          <table:table-cell office:value-type="float" office:value="1036" calcext:value-type="float">
            <text:p>1036</text:p>
          </table:table-cell>
          <table:table-cell table:formula="of:=[.C23]/107217" office:value-type="float" office:value="1.12680824869191" calcext:value-type="float">
            <text:p>1.1268082486919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668" calcext:value-type="float">
            <text:p>120668</text:p>
          </table:table-cell>
          <table:table-cell office:value-type="float" office:value="1050" calcext:value-type="float">
            <text:p>1050</text:p>
          </table:table-cell>
          <table:table-cell table:formula="of:=[.C24]/107217" office:value-type="float" office:value="1.12545585121762" calcext:value-type="float">
            <text:p>1.125455851217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046" calcext:value-type="float">
            <text:p>120046</text:p>
          </table:table-cell>
          <table:table-cell office:value-type="float" office:value="1098" calcext:value-type="float">
            <text:p>1098</text:p>
          </table:table-cell>
          <table:table-cell table:formula="of:=[.C25]/107217" office:value-type="float" office:value="1.11965453239691" calcext:value-type="float">
            <text:p>1.119654532396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9297" calcext:value-type="float">
            <text:p>119297</text:p>
          </table:table-cell>
          <table:table-cell office:value-type="float" office:value="1045" calcext:value-type="float">
            <text:p>1045</text:p>
          </table:table-cell>
          <table:table-cell table:formula="of:=[.C26]/107217" office:value-type="float" office:value="1.11266869992632" calcext:value-type="float">
            <text:p>1.112668699926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8553" calcext:value-type="float">
            <text:p>118553</text:p>
          </table:table-cell>
          <table:table-cell office:value-type="float" office:value="1019" calcext:value-type="float">
            <text:p>1019</text:p>
          </table:table-cell>
          <table:table-cell table:formula="of:=[.C27]/107217" office:value-type="float" office:value="1.10572950185139" calcext:value-type="float">
            <text:p>1.105729501851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5750" calcext:value-type="float">
            <text:p>115750</text:p>
          </table:table-cell>
          <table:table-cell office:value-type="float" office:value="1070" calcext:value-type="float">
            <text:p>1070</text:p>
          </table:table-cell>
          <table:table-cell table:formula="of:=[.C28]/107217" office:value-type="float" office:value="1.07958625964166" calcext:value-type="float">
            <text:p>1.079586259641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6503" calcext:value-type="float">
            <text:p>116503</text:p>
          </table:table-cell>
          <table:table-cell office:value-type="float" office:value="1091" calcext:value-type="float">
            <text:p>1091</text:p>
          </table:table-cell>
          <table:table-cell table:formula="of:=[.C29]/107217" office:value-type="float" office:value="1.08660939962879" calcext:value-type="float">
            <text:p>1.086609399628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7854" calcext:value-type="float">
            <text:p>117854</text:p>
          </table:table-cell>
          <table:table-cell office:value-type="float" office:value="1104" calcext:value-type="float">
            <text:p>1104</text:p>
          </table:table-cell>
          <table:table-cell table:formula="of:=[.C30]/107217" office:value-type="float" office:value="1.09921001333744" calcext:value-type="float">
            <text:p>1.099210013337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8429" calcext:value-type="float">
            <text:p>118429</text:p>
          </table:table-cell>
          <table:table-cell office:value-type="float" office:value="1094" calcext:value-type="float">
            <text:p>1094</text:p>
          </table:table-cell>
          <table:table-cell table:formula="of:=[.C31]/107217" office:value-type="float" office:value="1.1045729688389" calcext:value-type="float">
            <text:p>1.10457296883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616" calcext:value-type="float">
            <text:p>117616</text:p>
          </table:table-cell>
          <table:table-cell office:value-type="float" office:value="1086" calcext:value-type="float">
            <text:p>1086</text:p>
          </table:table-cell>
          <table:table-cell table:formula="of:=[.C32]/107217" office:value-type="float" office:value="1.09699021610379" calcext:value-type="float">
            <text:p>1.096990216103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5891" calcext:value-type="float">
            <text:p>115891</text:p>
          </table:table-cell>
          <table:table-cell office:value-type="float" office:value="1102" calcext:value-type="float">
            <text:p>1102</text:p>
          </table:table-cell>
          <table:table-cell table:formula="of:=[.C33]/107217" office:value-type="float" office:value="1.08090134959941" calcext:value-type="float">
            <text:p>1.080901349599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0901" calcext:value-type="float">
            <text:p>120901</text:p>
          </table:table-cell>
          <table:table-cell office:value-type="float" office:value="1097" calcext:value-type="float">
            <text:p>1097</text:p>
          </table:table-cell>
          <table:table-cell table:formula="of:=[.C34]/107217" office:value-type="float" office:value="1.12762901405561" calcext:value-type="float">
            <text:p>1.127629014055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6371" calcext:value-type="float">
            <text:p>116371</text:p>
          </table:table-cell>
          <table:table-cell office:value-type="float" office:value="1096" calcext:value-type="float">
            <text:p>1096</text:p>
          </table:table-cell>
          <table:table-cell table:formula="of:=[.C35]/107217" office:value-type="float" office:value="1.08537825158324" calcext:value-type="float">
            <text:p>1.085378251583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5947" calcext:value-type="float">
            <text:p>115947</text:p>
          </table:table-cell>
          <table:table-cell office:value-type="float" office:value="1098" calcext:value-type="float">
            <text:p>1098</text:p>
          </table:table-cell>
          <table:table-cell table:formula="of:=[.C36]/107217" office:value-type="float" office:value="1.08142365483086" calcext:value-type="float">
            <text:p>1.081423654830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461" calcext:value-type="float">
            <text:p>117461</text:p>
          </table:table-cell>
          <table:table-cell office:value-type="float" office:value="1100" calcext:value-type="float">
            <text:p>1100</text:p>
          </table:table-cell>
          <table:table-cell table:formula="of:=[.C37]/107217" office:value-type="float" office:value="1.09554454983818" calcext:value-type="float">
            <text:p>1.095544549838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6194" calcext:value-type="float">
            <text:p>116194</text:p>
          </table:table-cell>
          <table:table-cell office:value-type="float" office:value="1076" calcext:value-type="float">
            <text:p>1076</text:p>
          </table:table-cell>
          <table:table-cell table:formula="of:=[.C38]/107217" office:value-type="float" office:value="1.0837273939767" calcext:value-type="float">
            <text:p>1.08372739397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0014" calcext:value-type="float">
            <text:p>120014</text:p>
          </table:table-cell>
          <table:table-cell office:value-type="float" office:value="1099" calcext:value-type="float">
            <text:p>1099</text:p>
          </table:table-cell>
          <table:table-cell table:formula="of:=[.C39]/107217" office:value-type="float" office:value="1.11935607226466" calcext:value-type="float">
            <text:p>1.119356072264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9573" calcext:value-type="float">
            <text:p>119573</text:p>
          </table:table-cell>
          <table:table-cell office:value-type="float" office:value="1103" calcext:value-type="float">
            <text:p>1103</text:p>
          </table:table-cell>
          <table:table-cell table:formula="of:=[.C40]/107217" office:value-type="float" office:value="1.11524291856702" calcext:value-type="float">
            <text:p>1.1152429185670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6927" calcext:value-type="float">
            <text:p>116927</text:p>
          </table:table-cell>
          <table:table-cell office:value-type="float" office:value="1097" calcext:value-type="float">
            <text:p>1097</text:p>
          </table:table-cell>
          <table:table-cell table:formula="of:=[.C41]/107217" office:value-type="float" office:value="1.09056399638117" calcext:value-type="float">
            <text:p>1.090563996381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8970" calcext:value-type="float">
            <text:p>118970</text:p>
          </table:table-cell>
          <table:table-cell office:value-type="float" office:value="1101" calcext:value-type="float">
            <text:p>1101</text:p>
          </table:table-cell>
          <table:table-cell table:formula="of:=[.C42]/107217" office:value-type="float" office:value="1.10961881044984" calcext:value-type="float">
            <text:p>1.109618810449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8219" calcext:value-type="float">
            <text:p>118219</text:p>
          </table:table-cell>
          <table:table-cell office:value-type="float" office:value="1090" calcext:value-type="float">
            <text:p>1090</text:p>
          </table:table-cell>
          <table:table-cell table:formula="of:=[.C43]/107217" office:value-type="float" office:value="1.10261432422097" calcext:value-type="float">
            <text:p>1.102614324220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681" calcext:value-type="float">
            <text:p>119681</text:p>
          </table:table-cell>
          <table:table-cell office:value-type="float" office:value="1097" calcext:value-type="float">
            <text:p>1097</text:p>
          </table:table-cell>
          <table:table-cell table:formula="of:=[.C44]/107217" office:value-type="float" office:value="1.11625022151338" calcext:value-type="float">
            <text:p>1.116250221513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7377" calcext:value-type="float">
            <text:p>117377</text:p>
          </table:table-cell>
          <table:table-cell office:value-type="float" office:value="1096" calcext:value-type="float">
            <text:p>1096</text:p>
          </table:table-cell>
          <table:table-cell table:formula="of:=[.C45]/107217" office:value-type="float" office:value="1.09476109199101" calcext:value-type="float">
            <text:p>1.094761091991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7615" calcext:value-type="float">
            <text:p>117615</text:p>
          </table:table-cell>
          <table:table-cell office:value-type="float" office:value="1107" calcext:value-type="float">
            <text:p>1107</text:p>
          </table:table-cell>
          <table:table-cell table:formula="of:=[.C46]/107217" office:value-type="float" office:value="1.09698088922466" calcext:value-type="float">
            <text:p>1.096980889224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0397" calcext:value-type="float">
            <text:p>120397</text:p>
          </table:table-cell>
          <table:table-cell office:value-type="float" office:value="1096" calcext:value-type="float">
            <text:p>1096</text:p>
          </table:table-cell>
          <table:table-cell table:formula="of:=[.C47]/107217" office:value-type="float" office:value="1.12292826697259" calcext:value-type="float">
            <text:p>1.122928266972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8207" calcext:value-type="float">
            <text:p>118207</text:p>
          </table:table-cell>
          <table:table-cell office:value-type="float" office:value="1086" calcext:value-type="float">
            <text:p>1086</text:p>
          </table:table-cell>
          <table:table-cell table:formula="of:=[.C48]/107217" office:value-type="float" office:value="1.10250240167138" calcext:value-type="float">
            <text:p>1.102502401671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450" calcext:value-type="float">
            <text:p>119450</text:p>
          </table:table-cell>
          <table:table-cell office:value-type="float" office:value="1102" calcext:value-type="float">
            <text:p>1102</text:p>
          </table:table-cell>
          <table:table-cell table:formula="of:=[.C49]/107217" office:value-type="float" office:value="1.11409571243366" calcext:value-type="float">
            <text:p>1.114095712433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0165" calcext:value-type="float">
            <text:p>120165</text:p>
          </table:table-cell>
          <table:table-cell office:value-type="float" office:value="1088" calcext:value-type="float">
            <text:p>1088</text:p>
          </table:table-cell>
          <table:table-cell table:formula="of:=[.C50]/107217" office:value-type="float" office:value="1.12076443101374" calcext:value-type="float">
            <text:p>1.120764431013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6673" calcext:value-type="float">
            <text:p>116673</text:p>
          </table:table-cell>
          <table:table-cell office:value-type="float" office:value="1096" calcext:value-type="float">
            <text:p>1096</text:p>
          </table:table-cell>
          <table:table-cell table:formula="of:=[.C51]/107217" office:value-type="float" office:value="1.0881949690814" calcext:value-type="float">
            <text:p>1.08819496908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6054" calcext:value-type="float">
            <text:p>116054</text:p>
          </table:table-cell>
          <table:table-cell office:value-type="float" office:value="1088" calcext:value-type="float">
            <text:p>1088</text:p>
          </table:table-cell>
          <table:table-cell table:formula="of:=[.C52]/107217" office:value-type="float" office:value="1.08242163089809" calcext:value-type="float">
            <text:p>1.082421630898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5487" calcext:value-type="float">
            <text:p>115487</text:p>
          </table:table-cell>
          <table:table-cell office:value-type="float" office:value="1114" calcext:value-type="float">
            <text:p>1114</text:p>
          </table:table-cell>
          <table:table-cell table:formula="of:=[.C53]/107217" office:value-type="float" office:value="1.07713329042969" calcext:value-type="float">
            <text:p>1.077133290429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7062" calcext:value-type="float">
            <text:p>117062</text:p>
          </table:table-cell>
          <table:table-cell office:value-type="float" office:value="1085" calcext:value-type="float">
            <text:p>1085</text:p>
          </table:table-cell>
          <table:table-cell table:formula="of:=[.C54]/107217" office:value-type="float" office:value="1.09182312506412" calcext:value-type="float">
            <text:p>1.091823125064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8759" calcext:value-type="float">
            <text:p>118759</text:p>
          </table:table-cell>
          <table:table-cell office:value-type="float" office:value="1109" calcext:value-type="float">
            <text:p>1109</text:p>
          </table:table-cell>
          <table:table-cell table:formula="of:=[.C55]/107217" office:value-type="float" office:value="1.10765083895278" calcext:value-type="float">
            <text:p>1.107650838952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9315" calcext:value-type="float">
            <text:p>119315</text:p>
          </table:table-cell>
          <table:table-cell office:value-type="float" office:value="1083" calcext:value-type="float">
            <text:p>1083</text:p>
          </table:table-cell>
          <table:table-cell table:formula="of:=[.C56]/107217" office:value-type="float" office:value="1.11283658375071" calcext:value-type="float">
            <text:p>1.1128365837507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0297" calcext:value-type="float">
            <text:p>120297</text:p>
          </table:table-cell>
          <table:table-cell office:value-type="float" office:value="1101" calcext:value-type="float">
            <text:p>1101</text:p>
          </table:table-cell>
          <table:table-cell table:formula="of:=[.C57]/107217" office:value-type="float" office:value="1.12199557905929" calcext:value-type="float">
            <text:p>1.121995579059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5941" calcext:value-type="float">
            <text:p>115941</text:p>
          </table:table-cell>
          <table:table-cell office:value-type="float" office:value="1111" calcext:value-type="float">
            <text:p>1111</text:p>
          </table:table-cell>
          <table:table-cell table:formula="of:=[.C58]/107217" office:value-type="float" office:value="1.08136769355606" calcext:value-type="float">
            <text:p>1.081367693556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8316" calcext:value-type="float">
            <text:p>118316</text:p>
          </table:table-cell>
          <table:table-cell office:value-type="float" office:value="1099" calcext:value-type="float">
            <text:p>1099</text:p>
          </table:table-cell>
          <table:table-cell table:formula="of:=[.C59]/107217" office:value-type="float" office:value="1.10351903149687" calcext:value-type="float">
            <text:p>1.1035190314968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9800" calcext:value-type="float">
            <text:p>119800</text:p>
          </table:table-cell>
          <table:table-cell office:value-type="float" office:value="1081" calcext:value-type="float">
            <text:p>1081</text:p>
          </table:table-cell>
          <table:table-cell table:formula="of:=[.C60]/107217" office:value-type="float" office:value="1.1173601201302" calcext:value-type="float">
            <text:p>1.11736012013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8405" calcext:value-type="float">
            <text:p>118405</text:p>
          </table:table-cell>
          <table:table-cell office:value-type="float" office:value="1104" calcext:value-type="float">
            <text:p>1104</text:p>
          </table:table-cell>
          <table:table-cell table:formula="of:=[.C61]/107217" office:value-type="float" office:value="1.10434912373971" calcext:value-type="float">
            <text:p>1.104349123739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9501" calcext:value-type="float">
            <text:p>119501</text:p>
          </table:table-cell>
          <table:table-cell office:value-type="float" office:value="1098" calcext:value-type="float">
            <text:p>1098</text:p>
          </table:table-cell>
          <table:table-cell table:formula="of:=[.C62]/107217" office:value-type="float" office:value="1.11457138326944" calcext:value-type="float">
            <text:p>1.114571383269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7406" calcext:value-type="float">
            <text:p>117406</text:p>
          </table:table-cell>
          <table:table-cell office:value-type="float" office:value="1110" calcext:value-type="float">
            <text:p>1110</text:p>
          </table:table-cell>
          <table:table-cell table:formula="of:=[.C63]/107217" office:value-type="float" office:value="1.09503157148587" calcext:value-type="float">
            <text:p>1.095031571485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0482" calcext:value-type="float">
            <text:p>120482</text:p>
          </table:table-cell>
          <table:table-cell office:value-type="float" office:value="1105" calcext:value-type="float">
            <text:p>1105</text:p>
          </table:table-cell>
          <table:table-cell table:formula="of:=[.C64]/107217" office:value-type="float" office:value="1.12372105169889" calcext:value-type="float">
            <text:p>1.123721051698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0657" calcext:value-type="float">
            <text:p>120657</text:p>
          </table:table-cell>
          <table:table-cell office:value-type="float" office:value="1098" calcext:value-type="float">
            <text:p>1098</text:p>
          </table:table-cell>
          <table:table-cell table:formula="of:=[.C65]/107217" office:value-type="float" office:value="1.12535325554716" calcext:value-type="float">
            <text:p>1.125353255547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5824" calcext:value-type="float">
            <text:p>115824</text:p>
          </table:table-cell>
          <table:table-cell office:value-type="float" office:value="1096" calcext:value-type="float">
            <text:p>1096</text:p>
          </table:table-cell>
          <table:table-cell table:formula="of:=[.C66]/107217" office:value-type="float" office:value="1.0802764486975" calcext:value-type="float">
            <text:p>1.08027644869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7551" calcext:value-type="float">
            <text:p>117551</text:p>
          </table:table-cell>
          <table:table-cell office:value-type="float" office:value="1110" calcext:value-type="float">
            <text:p>1110</text:p>
          </table:table-cell>
          <table:table-cell table:formula="of:=[.C67]/107217" office:value-type="float" office:value="1.09638396896015" calcext:value-type="float">
            <text:p>1.096383968960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8592" calcext:value-type="float">
            <text:p>118592</text:p>
          </table:table-cell>
          <table:table-cell office:value-type="float" office:value="1105" calcext:value-type="float">
            <text:p>1105</text:p>
          </table:table-cell>
          <table:table-cell table:formula="of:=[.C68]/107217" office:value-type="float" office:value="1.10609325013757" calcext:value-type="float">
            <text:p>1.1060932501375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6604" calcext:value-type="float">
            <text:p>116604</text:p>
          </table:table-cell>
          <table:table-cell office:value-type="float" office:value="1090" calcext:value-type="float">
            <text:p>1090</text:p>
          </table:table-cell>
          <table:table-cell table:formula="of:=[.C69]/107217" office:value-type="float" office:value="1.08755141442122" calcext:value-type="float">
            <text:p>1.087551414421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8876" calcext:value-type="float">
            <text:p>118876</text:p>
          </table:table-cell>
          <table:table-cell office:value-type="float" office:value="1101" calcext:value-type="float">
            <text:p>1101</text:p>
          </table:table-cell>
          <table:table-cell table:formula="of:=[.C70]/107217" office:value-type="float" office:value="1.10874208381134" calcext:value-type="float">
            <text:p>1.108742083811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9956" calcext:value-type="float">
            <text:p>119956</text:p>
          </table:table-cell>
          <table:table-cell office:value-type="float" office:value="1086" calcext:value-type="float">
            <text:p>1086</text:p>
          </table:table-cell>
          <table:table-cell table:formula="of:=[.C71]/107217" office:value-type="float" office:value="1.11881511327495" calcext:value-type="float">
            <text:p>1.1188151132749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0141" calcext:value-type="float">
            <text:p>120141</text:p>
          </table:table-cell>
          <table:table-cell office:value-type="float" office:value="1076" calcext:value-type="float">
            <text:p>1076</text:p>
          </table:table-cell>
          <table:table-cell table:formula="of:=[.C72]/107217" office:value-type="float" office:value="1.12054058591455" calcext:value-type="float">
            <text:p>1.120540585914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9653" calcext:value-type="float">
            <text:p>119653</text:p>
          </table:table-cell>
          <table:table-cell office:value-type="float" office:value="1086" calcext:value-type="float">
            <text:p>1086</text:p>
          </table:table-cell>
          <table:table-cell table:formula="of:=[.C73]/107217" office:value-type="float" office:value="1.11598906889766" calcext:value-type="float">
            <text:p>1.1159890688976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9013" calcext:value-type="float">
            <text:p>119013</text:p>
          </table:table-cell>
          <table:table-cell office:value-type="float" office:value="1094" calcext:value-type="float">
            <text:p>1094</text:p>
          </table:table-cell>
          <table:table-cell table:formula="of:=[.C74]/107217" office:value-type="float" office:value="1.11001986625255" calcext:value-type="float">
            <text:p>1.1100198662525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5518" calcext:value-type="float">
            <text:p>115518</text:p>
          </table:table-cell>
          <table:table-cell office:value-type="float" office:value="1095" calcext:value-type="float">
            <text:p>1095</text:p>
          </table:table-cell>
          <table:table-cell table:formula="of:=[.C75]/107217" office:value-type="float" office:value="1.07742242368281" calcext:value-type="float">
            <text:p>1.077422423682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7601" calcext:value-type="float">
            <text:p>117601</text:p>
          </table:table-cell>
          <table:table-cell office:value-type="float" office:value="1104" calcext:value-type="float">
            <text:p>1104</text:p>
          </table:table-cell>
          <table:table-cell table:formula="of:=[.C76]/107217" office:value-type="float" office:value="1.09685031291679" calcext:value-type="float">
            <text:p>1.096850312916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6217" calcext:value-type="float">
            <text:p>116217</text:p>
          </table:table-cell>
          <table:table-cell office:value-type="float" office:value="1093" calcext:value-type="float">
            <text:p>1093</text:p>
          </table:table-cell>
          <table:table-cell table:formula="of:=[.C77]/107217" office:value-type="float" office:value="1.08394191219676" calcext:value-type="float">
            <text:p>1.083941912196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6584" calcext:value-type="float">
            <text:p>116584</text:p>
          </table:table-cell>
          <table:table-cell office:value-type="float" office:value="1100" calcext:value-type="float">
            <text:p>1100</text:p>
          </table:table-cell>
          <table:table-cell table:formula="of:=[.C78]/107217" office:value-type="float" office:value="1.08736487683856" calcext:value-type="float">
            <text:p>1.0873648768385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6433" calcext:value-type="float">
            <text:p>116433</text:p>
          </table:table-cell>
          <table:table-cell office:value-type="float" office:value="1099" calcext:value-type="float">
            <text:p>1099</text:p>
          </table:table-cell>
          <table:table-cell table:formula="of:=[.C79]/107217" office:value-type="float" office:value="1.08595651808948" calcext:value-type="float">
            <text:p>1.085956518089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8079" calcext:value-type="float">
            <text:p>118079</text:p>
          </table:table-cell>
          <table:table-cell office:value-type="float" office:value="1101" calcext:value-type="float">
            <text:p>1101</text:p>
          </table:table-cell>
          <table:table-cell table:formula="of:=[.C80]/107217" office:value-type="float" office:value="1.10130856114236" calcext:value-type="float">
            <text:p>1.101308561142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6785" calcext:value-type="float">
            <text:p>116785</text:p>
          </table:table-cell>
          <table:table-cell office:value-type="float" office:value="1100" calcext:value-type="float">
            <text:p>1100</text:p>
          </table:table-cell>
          <table:table-cell table:formula="of:=[.C81]/107217" office:value-type="float" office:value="1.08923957954429" calcext:value-type="float">
            <text:p>1.0892395795442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9296" calcext:value-type="float">
            <text:p>119296</text:p>
          </table:table-cell>
          <table:table-cell office:value-type="float" office:value="1110" calcext:value-type="float">
            <text:p>1110</text:p>
          </table:table-cell>
          <table:table-cell table:formula="of:=[.C82]/107217" office:value-type="float" office:value="1.11265937304718" calcext:value-type="float">
            <text:p>1.112659373047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0970" calcext:value-type="float">
            <text:p>120970</text:p>
          </table:table-cell>
          <table:table-cell office:value-type="float" office:value="1104" calcext:value-type="float">
            <text:p>1104</text:p>
          </table:table-cell>
          <table:table-cell table:formula="of:=[.C83]/107217" office:value-type="float" office:value="1.12827256871578" calcext:value-type="float">
            <text:p>1.1282725687157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7465" calcext:value-type="float">
            <text:p>117465</text:p>
          </table:table-cell>
          <table:table-cell office:value-type="float" office:value="1083" calcext:value-type="float">
            <text:p>1083</text:p>
          </table:table-cell>
          <table:table-cell table:formula="of:=[.C84]/107217" office:value-type="float" office:value="1.09558185735471" calcext:value-type="float">
            <text:p>1.095581857354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8264" calcext:value-type="float">
            <text:p>118264</text:p>
          </table:table-cell>
          <table:table-cell office:value-type="float" office:value="1106" calcext:value-type="float">
            <text:p>1106</text:p>
          </table:table-cell>
          <table:table-cell table:formula="of:=[.C85]/107217" office:value-type="float" office:value="1.10303403378196" calcext:value-type="float">
            <text:p>1.103034033781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8664" calcext:value-type="float">
            <text:p>118664</text:p>
          </table:table-cell>
          <table:table-cell office:value-type="float" office:value="1103" calcext:value-type="float">
            <text:p>1103</text:p>
          </table:table-cell>
          <table:table-cell table:formula="of:=[.C86]/107217" office:value-type="float" office:value="1.10676478543515" calcext:value-type="float">
            <text:p>1.106764785435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4535" calcext:value-type="float">
            <text:p>114535</text:p>
          </table:table-cell>
          <table:table-cell office:value-type="float" office:value="1108" calcext:value-type="float">
            <text:p>1108</text:p>
          </table:table-cell>
          <table:table-cell table:formula="of:=[.C87]/107217" office:value-type="float" office:value="1.0682541014951" calcext:value-type="float">
            <text:p>1.06825410149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8109" calcext:value-type="float">
            <text:p>118109</text:p>
          </table:table-cell>
          <table:table-cell office:value-type="float" office:value="1116" calcext:value-type="float">
            <text:p>1116</text:p>
          </table:table-cell>
          <table:table-cell table:formula="of:=[.C88]/107217" office:value-type="float" office:value="1.10158836751635" calcext:value-type="float">
            <text:p>1.1015883675163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9631" calcext:value-type="float">
            <text:p>119631</text:p>
          </table:table-cell>
          <table:table-cell office:value-type="float" office:value="1106" calcext:value-type="float">
            <text:p>1106</text:p>
          </table:table-cell>
          <table:table-cell table:formula="of:=[.C89]/107217" office:value-type="float" office:value="1.11578387755673" calcext:value-type="float">
            <text:p>1.115783877556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9371" calcext:value-type="float">
            <text:p>119371</text:p>
          </table:table-cell>
          <table:table-cell office:value-type="float" office:value="1108" calcext:value-type="float">
            <text:p>1108</text:p>
          </table:table-cell>
          <table:table-cell table:formula="of:=[.C90]/107217" office:value-type="float" office:value="1.11335888898216" calcext:value-type="float">
            <text:p>1.113358888982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0045" calcext:value-type="float">
            <text:p>120045</text:p>
          </table:table-cell>
          <table:table-cell office:value-type="float" office:value="1080" calcext:value-type="float">
            <text:p>1080</text:p>
          </table:table-cell>
          <table:table-cell table:formula="of:=[.C91]/107217" office:value-type="float" office:value="1.11964520551778" calcext:value-type="float">
            <text:p>1.119645205517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9549" calcext:value-type="float">
            <text:p>119549</text:p>
          </table:table-cell>
          <table:table-cell office:value-type="float" office:value="1091" calcext:value-type="float">
            <text:p>1091</text:p>
          </table:table-cell>
          <table:table-cell table:formula="of:=[.C92]/107217" office:value-type="float" office:value="1.11501907346783" calcext:value-type="float">
            <text:p>1.1150190734678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6138" calcext:value-type="float">
            <text:p>116138</text:p>
          </table:table-cell>
          <table:table-cell office:value-type="float" office:value="1098" calcext:value-type="float">
            <text:p>1098</text:p>
          </table:table-cell>
          <table:table-cell table:formula="of:=[.C93]/107217" office:value-type="float" office:value="1.08320508874526" calcext:value-type="float">
            <text:p>1.083205088745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5950" calcext:value-type="float">
            <text:p>115950</text:p>
          </table:table-cell>
          <table:table-cell office:value-type="float" office:value="1088" calcext:value-type="float">
            <text:p>1088</text:p>
          </table:table-cell>
          <table:table-cell table:formula="of:=[.C94]/107217" office:value-type="float" office:value="1.08145163546826" calcext:value-type="float">
            <text:p>1.081451635468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9152" calcext:value-type="float">
            <text:p>119152</text:p>
          </table:table-cell>
          <table:table-cell office:value-type="float" office:value="1083" calcext:value-type="float">
            <text:p>1083</text:p>
          </table:table-cell>
          <table:table-cell table:formula="of:=[.C95]/107217" office:value-type="float" office:value="1.11131630245204" calcext:value-type="float">
            <text:p>1.111316302452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4531" calcext:value-type="float">
            <text:p>114531</text:p>
          </table:table-cell>
          <table:table-cell office:value-type="float" office:value="1090" calcext:value-type="float">
            <text:p>1090</text:p>
          </table:table-cell>
          <table:table-cell table:formula="of:=[.C96]/107217" office:value-type="float" office:value="1.06821679397857" calcext:value-type="float">
            <text:p>1.0682167939785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8845" calcext:value-type="float">
            <text:p>118845</text:p>
          </table:table-cell>
          <table:table-cell office:value-type="float" office:value="1093" calcext:value-type="float">
            <text:p>1093</text:p>
          </table:table-cell>
          <table:table-cell table:formula="of:=[.C97]/107217" office:value-type="float" office:value="1.10845295055821" calcext:value-type="float">
            <text:p>1.108452950558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7008" calcext:value-type="float">
            <text:p>117008</text:p>
          </table:table-cell>
          <table:table-cell office:value-type="float" office:value="1096" calcext:value-type="float">
            <text:p>1096</text:p>
          </table:table-cell>
          <table:table-cell table:formula="of:=[.C98]/107217" office:value-type="float" office:value="1.09131947359094" calcext:value-type="float">
            <text:p>1.091319473590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9343" calcext:value-type="float">
            <text:p>119343</text:p>
          </table:table-cell>
          <table:table-cell office:value-type="float" office:value="1099" calcext:value-type="float">
            <text:p>1099</text:p>
          </table:table-cell>
          <table:table-cell table:formula="of:=[.C99]/107217" office:value-type="float" office:value="1.11309773636643" calcext:value-type="float">
            <text:p>1.113097736366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9962" calcext:value-type="float">
            <text:p>119962</text:p>
          </table:table-cell>
          <table:table-cell office:value-type="float" office:value="1103" calcext:value-type="float">
            <text:p>1103</text:p>
          </table:table-cell>
          <table:table-cell table:formula="of:=[.C100]/107217" office:value-type="float" office:value="1.11887107454975" calcext:value-type="float">
            <text:p>1.118871074549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9515" calcext:value-type="float">
            <text:p>119515</text:p>
          </table:table-cell>
          <table:table-cell office:value-type="float" office:value="1100" calcext:value-type="float">
            <text:p>1100</text:p>
          </table:table-cell>
          <table:table-cell table:formula="of:=[.C101]/107217" office:value-type="float" office:value="1.11470195957731" calcext:value-type="float">
            <text:p>1.1147019595773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6510" calcext:value-type="float">
            <text:p>116510</text:p>
          </table:table-cell>
          <table:table-cell office:value-type="float" office:value="1107" calcext:value-type="float">
            <text:p>1107</text:p>
          </table:table-cell>
          <table:table-cell table:formula="of:=[.C102]/107217" office:value-type="float" office:value="1.08667468778272" calcext:value-type="float">
            <text:p>1.0866746877827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6122" calcext:value-type="float">
            <text:p>116122</text:p>
          </table:table-cell>
          <table:table-cell office:value-type="float" office:value="1118" calcext:value-type="float">
            <text:p>1118</text:p>
          </table:table-cell>
          <table:table-cell table:formula="of:=[.C103]/107217" office:value-type="float" office:value="1.08305585867913" calcext:value-type="float">
            <text:p>1.083055858679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6044" calcext:value-type="float">
            <text:p>116044</text:p>
          </table:table-cell>
          <table:table-cell office:value-type="float" office:value="1101" calcext:value-type="float">
            <text:p>1101</text:p>
          </table:table-cell>
          <table:table-cell table:formula="of:=[.C104]/107217" office:value-type="float" office:value="1.08232836210676" calcext:value-type="float">
            <text:p>1.082328362106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6478" calcext:value-type="float">
            <text:p>116478</text:p>
          </table:table-cell>
          <table:table-cell office:value-type="float" office:value="1107" calcext:value-type="float">
            <text:p>1107</text:p>
          </table:table-cell>
          <table:table-cell table:formula="of:=[.C105]/107217" office:value-type="float" office:value="1.08637622765047" calcext:value-type="float">
            <text:p>1.0863762276504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5925" calcext:value-type="float">
            <text:p>115925</text:p>
          </table:table-cell>
          <table:table-cell office:value-type="float" office:value="1102" calcext:value-type="float">
            <text:p>1102</text:p>
          </table:table-cell>
          <table:table-cell table:formula="of:=[.C106]/107217" office:value-type="float" office:value="1.08121846348993" calcext:value-type="float">
            <text:p>1.081218463489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9263" calcext:value-type="float">
            <text:p>119263</text:p>
          </table:table-cell>
          <table:table-cell office:value-type="float" office:value="1091" calcext:value-type="float">
            <text:p>1091</text:p>
          </table:table-cell>
          <table:table-cell table:formula="of:=[.C107]/107217" office:value-type="float" office:value="1.1123515860358" calcext:value-type="float">
            <text:p>1.112351586035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8270" calcext:value-type="float">
            <text:p>118270</text:p>
          </table:table-cell>
          <table:table-cell office:value-type="float" office:value="1089" calcext:value-type="float">
            <text:p>1089</text:p>
          </table:table-cell>
          <table:table-cell table:formula="of:=[.C108]/107217" office:value-type="float" office:value="1.10308999505675" calcext:value-type="float">
            <text:p>1.1030899950567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8258" calcext:value-type="float">
            <text:p>118258</text:p>
          </table:table-cell>
          <table:table-cell office:value-type="float" office:value="1105" calcext:value-type="float">
            <text:p>1105</text:p>
          </table:table-cell>
          <table:table-cell table:formula="of:=[.C109]/107217" office:value-type="float" office:value="1.10297807250716" calcext:value-type="float">
            <text:p>1.102978072507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0204" calcext:value-type="float">
            <text:p>120204</text:p>
          </table:table-cell>
          <table:table-cell office:value-type="float" office:value="1093" calcext:value-type="float">
            <text:p>1093</text:p>
          </table:table-cell>
          <table:table-cell table:formula="of:=[.C110]/107217" office:value-type="float" office:value="1.12112817929992" calcext:value-type="float">
            <text:p>1.121128179299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5927" calcext:value-type="float">
            <text:p>115927</text:p>
          </table:table-cell>
          <table:table-cell office:value-type="float" office:value="1107" calcext:value-type="float">
            <text:p>1107</text:p>
          </table:table-cell>
          <table:table-cell table:formula="of:=[.C111]/107217" office:value-type="float" office:value="1.0812371172482" calcext:value-type="float">
            <text:p>1.081237117248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6421" calcext:value-type="float">
            <text:p>116421</text:p>
          </table:table-cell>
          <table:table-cell office:value-type="float" office:value="1096" calcext:value-type="float">
            <text:p>1096</text:p>
          </table:table-cell>
          <table:table-cell table:formula="of:=[.C112]/107217" office:value-type="float" office:value="1.08584459553989" calcext:value-type="float">
            <text:p>1.0858445955398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5726" calcext:value-type="float">
            <text:p>115726</text:p>
          </table:table-cell>
          <table:table-cell office:value-type="float" office:value="1105" calcext:value-type="float">
            <text:p>1105</text:p>
          </table:table-cell>
          <table:table-cell table:formula="of:=[.C113]/107217" office:value-type="float" office:value="1.07936241454247" calcext:value-type="float">
            <text:p>1.079362414542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5652" calcext:value-type="float">
            <text:p>115652</text:p>
          </table:table-cell>
          <table:table-cell office:value-type="float" office:value="1096" calcext:value-type="float">
            <text:p>1096</text:p>
          </table:table-cell>
          <table:table-cell table:formula="of:=[.C114]/107217" office:value-type="float" office:value="1.07867222548663" calcext:value-type="float">
            <text:p>1.0786722254866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1453" calcext:value-type="float">
            <text:p>121453</text:p>
          </table:table-cell>
          <table:table-cell office:value-type="float" office:value="1094" calcext:value-type="float">
            <text:p>1094</text:p>
          </table:table-cell>
          <table:table-cell table:formula="of:=[.C115]/107217" office:value-type="float" office:value="1.13277745133701" calcext:value-type="float">
            <text:p>1.132777451337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0471" calcext:value-type="float">
            <text:p>120471</text:p>
          </table:table-cell>
          <table:table-cell office:value-type="float" office:value="1102" calcext:value-type="float">
            <text:p>1102</text:p>
          </table:table-cell>
          <table:table-cell table:formula="of:=[.C116]/107217" office:value-type="float" office:value="1.12361845602843" calcext:value-type="float">
            <text:p>1.123618456028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0653" calcext:value-type="float">
            <text:p>120653</text:p>
          </table:table-cell>
          <table:table-cell office:value-type="float" office:value="1120" calcext:value-type="float">
            <text:p>1120</text:p>
          </table:table-cell>
          <table:table-cell table:formula="of:=[.C117]/107217" office:value-type="float" office:value="1.12531594803063" calcext:value-type="float">
            <text:p>1.125315948030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9567" calcext:value-type="float">
            <text:p>119567</text:p>
          </table:table-cell>
          <table:table-cell office:value-type="float" office:value="1100" calcext:value-type="float">
            <text:p>1100</text:p>
          </table:table-cell>
          <table:table-cell table:formula="of:=[.C118]/107217" office:value-type="float" office:value="1.11518695729222" calcext:value-type="float">
            <text:p>1.115186957292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6930" calcext:value-type="float">
            <text:p>116930</text:p>
          </table:table-cell>
          <table:table-cell office:value-type="float" office:value="1089" calcext:value-type="float">
            <text:p>1089</text:p>
          </table:table-cell>
          <table:table-cell table:formula="of:=[.C119]/107217" office:value-type="float" office:value="1.09059197701857" calcext:value-type="float">
            <text:p>1.0905919770185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5859" calcext:value-type="float">
            <text:p>115859</text:p>
          </table:table-cell>
          <table:table-cell office:value-type="float" office:value="1093" calcext:value-type="float">
            <text:p>1093</text:p>
          </table:table-cell>
          <table:table-cell table:formula="of:=[.C120]/107217" office:value-type="float" office:value="1.08060288946716" calcext:value-type="float">
            <text:p>1.080602889467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0179" calcext:value-type="float">
            <text:p>120179</text:p>
          </table:table-cell>
          <table:table-cell office:value-type="float" office:value="1095" calcext:value-type="float">
            <text:p>1095</text:p>
          </table:table-cell>
          <table:table-cell table:formula="of:=[.C121]/107217" office:value-type="float" office:value="1.1208950073216" calcext:value-type="float">
            <text:p>1.1208950073216</text:p>
          </table:table-cell>
          <table:table-cell table:number-columns-repeated="2"/>
        </table:table-row>
      </table:table>
      <table:table table:name="Pivot Table_Sim439_1" table:style-name="ta1">
        <table:shapes>
          <draw:frame draw:z-index="0" draw:style-name="gr1" draw:text-style-name="P1" svg:width="8.8598in" svg:height="4.9835in" svg:x="8.8965in" svg:y="0in">
            <draw:object draw:notify-on-update-of-ranges="'Pivot Table_Sim439_1'.F2:'Pivot Table_Sim439_1'.F2 'Pivot Table_Sim439_1'.F3:'Pivot Table_Sim439_1'.F22 'Pivot Table_Sim439_1'.H2:'Pivot Table_Sim439_1'.H2 'Pivot Table_Sim439_1'.H3:'Pivot Table_Sim439_1'.H22 'Pivot Table_Sim439_1'.I2:'Pivot Table_Sim439_1'.I2 'Pivot Table_Sim439_1'.I3:'Pivot Table_Sim439_1'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AgeMax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AgeMax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5" office:value-type="float" office:value="1128.16666666667" calcext:value-type="float">
            <text:p>1128.16666666667</text:p>
          </table:table-cell>
          <table:table-cell table:style-name="ce31" office:value-type="float" office:value="1.08176874935878" calcext:value-type="float">
            <text:p>1.08176874935878</text:p>
          </table:table-cell>
          <table:table-cell table:style-name="ce43" office:value-type="float" office:value="1.0968223322794" calcext:value-type="float">
            <text:p>1.0968223322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8.16666666667" calcext:value-type="float">
            <text:p>1128.16666666667</text:p>
          </table:table-cell>
          <table:table-cell office:value-type="float" office:value="1.08176874935878" calcext:value-type="float">
            <text:p>1.08176874935878</text:p>
          </table:table-cell>
          <table:table-cell office:value-type="float" office:value="1.0968223322794" calcext:value-type="float">
            <text:p>1.0968223322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0.33333333333" calcext:value-type="float">
            <text:p>1110.33333333333</text:p>
          </table:table-cell>
          <table:table-cell office:value-type="float" office:value="1.08271076415121" calcext:value-type="float">
            <text:p>1.08271076415121</text:p>
          </table:table-cell>
          <table:table-cell office:value-type="float" office:value="1.09435070930916" calcext:value-type="float">
            <text:p>1.09435070930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0.33333333333" calcext:value-type="float">
            <text:p>1110.33333333333</text:p>
          </table:table-cell>
          <table:table-cell office:value-type="float" office:value="1.08271076415121" calcext:value-type="float">
            <text:p>1.08271076415121</text:p>
          </table:table-cell>
          <table:table-cell office:value-type="float" office:value="1.09435070930916" calcext:value-type="float">
            <text:p>1.09435070930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8.16666666667" calcext:value-type="float">
            <text:p>1088.16666666667</text:p>
          </table:table-cell>
          <table:table-cell office:value-type="float" office:value="1.08743949187162" calcext:value-type="float">
            <text:p>1.08743949187162</text:p>
          </table:table-cell>
          <table:table-cell office:value-type="float" office:value="1.1069932939739" calcext:value-type="float">
            <text:p>1.10699329397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8.16666666667" calcext:value-type="float">
            <text:p>1088.16666666667</text:p>
          </table:table-cell>
          <table:table-cell office:value-type="float" office:value="1.08743949187162" calcext:value-type="float">
            <text:p>1.08743949187162</text:p>
          </table:table-cell>
          <table:table-cell office:value-type="float" office:value="1.1069932939739" calcext:value-type="float">
            <text:p>1.1069932939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8.5" calcext:value-type="float">
            <text:p>1078.5</text:p>
          </table:table-cell>
          <table:table-cell office:value-type="float" office:value="1.07987539289478" calcext:value-type="float">
            <text:p>1.07987539289478</text:p>
          </table:table-cell>
          <table:table-cell office:value-type="float" office:value="1.10948978862183" calcext:value-type="float">
            <text:p>1.109489788621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78.5" calcext:value-type="float">
            <text:p>1078.5</text:p>
          </table:table-cell>
          <table:table-cell office:value-type="float" office:value="1.07987539289478" calcext:value-type="float">
            <text:p>1.07987539289478</text:p>
          </table:table-cell>
          <table:table-cell office:value-type="float" office:value="1.10948978862183" calcext:value-type="float">
            <text:p>1.10948978862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0.5" calcext:value-type="float">
            <text:p>1070.5</text:p>
          </table:table-cell>
          <table:table-cell office:value-type="float" office:value="1.07958625964166" calcext:value-type="float">
            <text:p>1.07958625964166</text:p>
          </table:table-cell>
          <table:table-cell office:value-type="float" office:value="1.09806280720408" calcext:value-type="float">
            <text:p>1.098062807204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0.5" calcext:value-type="float">
            <text:p>1070.5</text:p>
          </table:table-cell>
          <table:table-cell office:value-type="float" office:value="1.07958625964166" calcext:value-type="float">
            <text:p>1.07958625964166</text:p>
          </table:table-cell>
          <table:table-cell office:value-type="float" office:value="1.09806280720408" calcext:value-type="float">
            <text:p>1.09806280720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6.5" calcext:value-type="float">
            <text:p>1096.5</text:p>
          </table:table-cell>
          <table:table-cell office:value-type="float" office:value="1.08090134959941" calcext:value-type="float">
            <text:p>1.08090134959941</text:p>
          </table:table-cell>
          <table:table-cell office:value-type="float" office:value="1.09464450600185" calcext:value-type="float">
            <text:p>1.094644506001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96.5" calcext:value-type="float">
            <text:p>1096.5</text:p>
          </table:table-cell>
          <table:table-cell office:value-type="float" office:value="1.08090134959941" calcext:value-type="float">
            <text:p>1.08090134959941</text:p>
          </table:table-cell>
          <table:table-cell office:value-type="float" office:value="1.09464450600185" calcext:value-type="float">
            <text:p>1.094644506001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4.33333333333" calcext:value-type="float">
            <text:p>1094.33333333333</text:p>
          </table:table-cell>
          <table:table-cell office:value-type="float" office:value="1.0837273939767" calcext:value-type="float">
            <text:p>1.0837273939767</text:p>
          </table:table-cell>
          <table:table-cell office:value-type="float" office:value="1.10352058597673" calcext:value-type="float">
            <text:p>1.103520585976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94.33333333333" calcext:value-type="float">
            <text:p>1094.33333333333</text:p>
          </table:table-cell>
          <table:table-cell office:value-type="float" office:value="1.0837273939767" calcext:value-type="float">
            <text:p>1.0837273939767</text:p>
          </table:table-cell>
          <table:table-cell office:value-type="float" office:value="1.10352058597673" calcext:value-type="float">
            <text:p>1.10352058597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7.33333333333" calcext:value-type="float">
            <text:p>1097.33333333333</text:p>
          </table:table-cell>
          <table:table-cell office:value-type="float" office:value="1.09476109199101" calcext:value-type="float">
            <text:p>1.09476109199101</text:p>
          </table:table-cell>
          <table:table-cell office:value-type="float" office:value="1.10791976396778" calcext:value-type="float">
            <text:p>1.107919763967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97.33333333333" calcext:value-type="float">
            <text:p>1097.33333333333</text:p>
          </table:table-cell>
          <table:table-cell office:value-type="float" office:value="1.09476109199101" calcext:value-type="float">
            <text:p>1.09476109199101</text:p>
          </table:table-cell>
          <table:table-cell office:value-type="float" office:value="1.10791976396778" calcext:value-type="float">
            <text:p>1.10791976396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6.66666666667" calcext:value-type="float">
            <text:p>1096.66666666667</text:p>
          </table:table-cell>
          <table:table-cell office:value-type="float" office:value="1.07713329042969" calcext:value-type="float">
            <text:p>1.07713329042969</text:p>
          </table:table-cell>
          <table:table-cell office:value-type="float" office:value="1.09466471423997" calcext:value-type="float">
            <text:p>1.094664714239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96.66666666667" calcext:value-type="float">
            <text:p>1096.66666666667</text:p>
          </table:table-cell>
          <table:table-cell office:value-type="float" office:value="1.07713329042969" calcext:value-type="float">
            <text:p>1.07713329042969</text:p>
          </table:table-cell>
          <table:table-cell office:value-type="float" office:value="1.09466471423997" calcext:value-type="float">
            <text:p>1.09466471423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6.5" calcext:value-type="float">
            <text:p>1096.5</text:p>
          </table:table-cell>
          <table:table-cell office:value-type="float" office:value="1.08136769355606" calcext:value-type="float">
            <text:p>1.08136769355606</text:p>
          </table:table-cell>
          <table:table-cell office:value-type="float" office:value="1.10690468862214" calcext:value-type="float">
            <text:p>1.10690468862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96.5" calcext:value-type="float">
            <text:p>1096.5</text:p>
          </table:table-cell>
          <table:table-cell office:value-type="float" office:value="1.08136769355606" calcext:value-type="float">
            <text:p>1.08136769355606</text:p>
          </table:table-cell>
          <table:table-cell office:value-type="float" office:value="1.10690468862214" calcext:value-type="float">
            <text:p>1.10690468862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2.83333333333" calcext:value-type="float">
            <text:p>1102.83333333333</text:p>
          </table:table-cell>
          <table:table-cell office:value-type="float" office:value="1.0802764486975" calcext:value-type="float">
            <text:p>1.0802764486975</text:p>
          </table:table-cell>
          <table:table-cell office:value-type="float" office:value="1.1058896132765" calcext:value-type="float">
            <text:p>1.10588961327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2.83333333333" calcext:value-type="float">
            <text:p>1102.83333333333</text:p>
          </table:table-cell>
          <table:table-cell office:value-type="float" office:value="1.0802764486975" calcext:value-type="float">
            <text:p>1.0802764486975</text:p>
          </table:table-cell>
          <table:table-cell office:value-type="float" office:value="1.1058896132765" calcext:value-type="float">
            <text:p>1.1058896132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0.66666666667" calcext:value-type="float">
            <text:p>1090.66666666667</text:p>
          </table:table-cell>
          <table:table-cell office:value-type="float" office:value="1.08755141442122" calcext:value-type="float">
            <text:p>1.08755141442122</text:p>
          </table:table-cell>
          <table:table-cell office:value-type="float" office:value="1.10962191940955" calcext:value-type="float">
            <text:p>1.109621919409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90.66666666667" calcext:value-type="float">
            <text:p>1090.66666666667</text:p>
          </table:table-cell>
          <table:table-cell office:value-type="float" office:value="1.08755141442122" calcext:value-type="float">
            <text:p>1.08755141442122</text:p>
          </table:table-cell>
          <table:table-cell office:value-type="float" office:value="1.10962191940955" calcext:value-type="float">
            <text:p>1.10962191940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7.5" calcext:value-type="float">
            <text:p>1097.5</text:p>
          </table:table-cell>
          <table:table-cell office:value-type="float" office:value="1.07742242368281" calcext:value-type="float">
            <text:p>1.07742242368281</text:p>
          </table:table-cell>
          <table:table-cell office:value-type="float" office:value="1.09025931832949" calcext:value-type="float">
            <text:p>1.090259318329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97.5" calcext:value-type="float">
            <text:p>1097.5</text:p>
          </table:table-cell>
          <table:table-cell office:value-type="float" office:value="1.07742242368281" calcext:value-type="float">
            <text:p>1.07742242368281</text:p>
          </table:table-cell>
          <table:table-cell office:value-type="float" office:value="1.09025931832949" calcext:value-type="float">
            <text:p>1.09025931832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0.66666666667" calcext:value-type="float">
            <text:p>1100.66666666667</text:p>
          </table:table-cell>
          <table:table-cell office:value-type="float" office:value="1.08923957954429" calcext:value-type="float">
            <text:p>1.08923957954429</text:p>
          </table:table-cell>
          <table:table-cell office:value-type="float" office:value="1.10501599559771" calcext:value-type="float">
            <text:p>1.105015995597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00.66666666667" calcext:value-type="float">
            <text:p>1100.66666666667</text:p>
          </table:table-cell>
          <table:table-cell office:value-type="float" office:value="1.08923957954429" calcext:value-type="float">
            <text:p>1.08923957954429</text:p>
          </table:table-cell>
          <table:table-cell office:value-type="float" office:value="1.10501599559771" calcext:value-type="float">
            <text:p>1.10501599559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3.5" calcext:value-type="float">
            <text:p>1103.5</text:p>
          </table:table-cell>
          <table:table-cell office:value-type="float" office:value="1.0682541014951" calcext:value-type="float">
            <text:p>1.0682541014951</text:p>
          </table:table-cell>
          <table:table-cell office:value-type="float" office:value="1.10423253775054" calcext:value-type="float">
            <text:p>1.104232537750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03.5" calcext:value-type="float">
            <text:p>1103.5</text:p>
          </table:table-cell>
          <table:table-cell office:value-type="float" office:value="1.0682541014951" calcext:value-type="float">
            <text:p>1.0682541014951</text:p>
          </table:table-cell>
          <table:table-cell office:value-type="float" office:value="1.10423253775054" calcext:value-type="float">
            <text:p>1.10423253775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0.5" calcext:value-type="float">
            <text:p>1090.5</text:p>
          </table:table-cell>
          <table:table-cell office:value-type="float" office:value="1.06821679397857" calcext:value-type="float">
            <text:p>1.06821679397857</text:p>
          </table:table-cell>
          <table:table-cell office:value-type="float" office:value="1.09461030744503" calcext:value-type="float">
            <text:p>1.094610307445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90.5" calcext:value-type="float">
            <text:p>1090.5</text:p>
          </table:table-cell>
          <table:table-cell office:value-type="float" office:value="1.06821679397857" calcext:value-type="float">
            <text:p>1.06821679397857</text:p>
          </table:table-cell>
          <table:table-cell office:value-type="float" office:value="1.09461030744503" calcext:value-type="float">
            <text:p>1.09461030744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3.83333333333" calcext:value-type="float">
            <text:p>1103.83333333333</text:p>
          </table:table-cell>
          <table:table-cell office:value-type="float" office:value="1.08305585867913" calcext:value-type="float">
            <text:p>1.08305585867913</text:p>
          </table:table-cell>
          <table:table-cell office:value-type="float" office:value="1.10128679842438" calcext:value-type="float">
            <text:p>1.101286798424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03.83333333333" calcext:value-type="float">
            <text:p>1103.83333333333</text:p>
          </table:table-cell>
          <table:table-cell office:value-type="float" office:value="1.08305585867913" calcext:value-type="float">
            <text:p>1.08305585867913</text:p>
          </table:table-cell>
          <table:table-cell office:value-type="float" office:value="1.10128679842438" calcext:value-type="float">
            <text:p>1.10128679842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9.16666666667" calcext:value-type="float">
            <text:p>1099.16666666667</text:p>
          </table:table-cell>
          <table:table-cell office:value-type="float" office:value="1.08121846348993" calcext:value-type="float">
            <text:p>1.08121846348993</text:p>
          </table:table-cell>
          <table:table-cell office:value-type="float" office:value="1.09472378447448" calcext:value-type="float">
            <text:p>1.094723784474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99.16666666667" calcext:value-type="float">
            <text:p>1099.16666666667</text:p>
          </table:table-cell>
          <table:table-cell office:value-type="float" office:value="1.08121846348993" calcext:value-type="float">
            <text:p>1.08121846348993</text:p>
          </table:table-cell>
          <table:table-cell office:value-type="float" office:value="1.09472378447448" calcext:value-type="float">
            <text:p>1.09472378447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8.5" calcext:value-type="float">
            <text:p>1098.5</text:p>
          </table:table-cell>
          <table:table-cell office:value-type="float" office:value="1.07867222548663" calcext:value-type="float">
            <text:p>1.07867222548663</text:p>
          </table:table-cell>
          <table:table-cell office:value-type="float" office:value="1.09650366390902" calcext:value-type="float">
            <text:p>1.096503663909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98.5" calcext:value-type="float">
            <text:p>1098.5</text:p>
          </table:table-cell>
          <table:table-cell office:value-type="float" office:value="1.07867222548663" calcext:value-type="float">
            <text:p>1.07867222548663</text:p>
          </table:table-cell>
          <table:table-cell office:value-type="float" office:value="1.09650366390902" calcext:value-type="float">
            <text:p>1.09650366390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1099.83333333333" calcext:value-type="float">
            <text:p>1099.83333333333</text:p>
          </table:table-cell>
          <table:table-cell table:style-name="ce33" office:value-type="float" office:value="1.08060288946716" calcext:value-type="float">
            <text:p>1.08060288946716</text:p>
          </table:table-cell>
          <table:table-cell table:style-name="ce45" office:value-type="float" office:value="1.1093685391931" calcext:value-type="float">
            <text:p>1.10936853919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99.83333333333" calcext:value-type="float">
            <text:p>1099.83333333333</text:p>
          </table:table-cell>
          <table:table-cell office:value-type="float" office:value="1.08060288946716" calcext:value-type="float">
            <text:p>1.08060288946716</text:p>
          </table:table-cell>
          <table:table-cell office:value-type="float" office:value="1.1093685391931" calcext:value-type="float">
            <text:p>1.1093685391931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1097.2" calcext:value-type="float">
            <text:p>1097.2</text:p>
          </table:table-cell>
          <table:table-cell table:style-name="ce34" office:value-type="float" office:value="1.06821679397857" calcext:value-type="float">
            <text:p>1.06821679397857</text:p>
          </table:table-cell>
          <table:table-cell table:style-name="ce46" office:value-type="float" office:value="1.10124428340033" calcext:value-type="float">
            <text:p>1.10124428340033</text:p>
          </table:table-cell>
          <table:table-cell table:number-columns-repeated="5"/>
        </table:table-row>
      </table:table>
      <table:table table:name="Asim7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3" calcext:value-type="float">
            <text:p>3463</text:p>
          </table:table-cell>
          <table:table-cell office:value-type="float" office:value="14186" calcext:value-type="float">
            <text:p>14186</text:p>
          </table:table-cell>
          <table:table-cell table:formula="of:=[.C2]/1950" office:value-type="float" office:value="1.77589743589744" calcext:value-type="float">
            <text:p>1.775897435897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0" calcext:value-type="float">
            <text:p>3700</text:p>
          </table:table-cell>
          <table:table-cell office:value-type="float" office:value="14287" calcext:value-type="float">
            <text:p>14287</text:p>
          </table:table-cell>
          <table:table-cell table:formula="of:=[.C3]/1950" office:value-type="float" office:value="1.8974358974359" calcext:value-type="float">
            <text:p>1.89743589743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" calcext:value-type="float">
            <text:p>3395</text:p>
          </table:table-cell>
          <table:table-cell office:value-type="float" office:value="14265" calcext:value-type="float">
            <text:p>14265</text:p>
          </table:table-cell>
          <table:table-cell table:formula="of:=[.C4]/1950" office:value-type="float" office:value="1.74102564102564" calcext:value-type="float">
            <text:p>1.741025641025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8" calcext:value-type="float">
            <text:p>3658</text:p>
          </table:table-cell>
          <table:table-cell office:value-type="float" office:value="14291" calcext:value-type="float">
            <text:p>14291</text:p>
          </table:table-cell>
          <table:table-cell table:formula="of:=[.C5]/1950" office:value-type="float" office:value="1.87589743589744" calcext:value-type="float">
            <text:p>1.875897435897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6" calcext:value-type="float">
            <text:p>3706</text:p>
          </table:table-cell>
          <table:table-cell office:value-type="float" office:value="14729" calcext:value-type="float">
            <text:p>14729</text:p>
          </table:table-cell>
          <table:table-cell table:formula="of:=[.C6]/1950" office:value-type="float" office:value="1.90051282051282" calcext:value-type="float">
            <text:p>1.9005128205128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89" calcext:value-type="float">
            <text:p>3189</text:p>
          </table:table-cell>
          <table:table-cell office:value-type="float" office:value="14218" calcext:value-type="float">
            <text:p>14218</text:p>
          </table:table-cell>
          <table:table-cell table:formula="of:=[.C7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1" calcext:value-type="float">
            <text:p>3011</text:p>
          </table:table-cell>
          <table:table-cell office:value-type="float" office:value="13367" calcext:value-type="float">
            <text:p>13367</text:p>
          </table:table-cell>
          <table:table-cell table:formula="of:=[.C8]/1950" office:value-type="float" office:value="1.54410256410256" calcext:value-type="float">
            <text:p>1.544102564102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41" calcext:value-type="float">
            <text:p>3041</text:p>
          </table:table-cell>
          <table:table-cell office:value-type="float" office:value="13377" calcext:value-type="float">
            <text:p>13377</text:p>
          </table:table-cell>
          <table:table-cell table:formula="of:=[.C9]/1950" office:value-type="float" office:value="1.55948717948718" calcext:value-type="float">
            <text:p>1.559487179487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4" calcext:value-type="float">
            <text:p>3324</text:p>
          </table:table-cell>
          <table:table-cell office:value-type="float" office:value="13394" calcext:value-type="float">
            <text:p>13394</text:p>
          </table:table-cell>
          <table:table-cell table:formula="of:=[.C10]/1950" office:value-type="float" office:value="1.70461538461538" calcext:value-type="float">
            <text:p>1.704615384615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69" calcext:value-type="float">
            <text:p>4069</text:p>
          </table:table-cell>
          <table:table-cell office:value-type="float" office:value="13512" calcext:value-type="float">
            <text:p>13512</text:p>
          </table:table-cell>
          <table:table-cell table:formula="of:=[.C11]/1950" office:value-type="float" office:value="2.08666666666667" calcext:value-type="float">
            <text:p>2.086666666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3" calcext:value-type="float">
            <text:p>3013</text:p>
          </table:table-cell>
          <table:table-cell office:value-type="float" office:value="13367" calcext:value-type="float">
            <text:p>13367</text:p>
          </table:table-cell>
          <table:table-cell table:formula="of:=[.C12]/1950" office:value-type="float" office:value="1.54512820512821" calcext:value-type="float">
            <text:p>1.545128205128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90" calcext:value-type="float">
            <text:p>2990</text:p>
          </table:table-cell>
          <table:table-cell office:value-type="float" office:value="13374" calcext:value-type="float">
            <text:p>13374</text:p>
          </table:table-cell>
          <table:table-cell table:formula="of:=[.C13]/1950" office:value-type="float" office:value="1.53333333333333" calcext:value-type="float">
            <text:p>1.5333333333333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30" calcext:value-type="float">
            <text:p>3230</text:p>
          </table:table-cell>
          <table:table-cell office:value-type="float" office:value="13340" calcext:value-type="float">
            <text:p>13340</text:p>
          </table:table-cell>
          <table:table-cell table:formula="of:=[.C14]/1950" office:value-type="float" office:value="1.65641025641026" calcext:value-type="float">
            <text:p>1.656410256410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17" calcext:value-type="float">
            <text:p>3017</text:p>
          </table:table-cell>
          <table:table-cell office:value-type="float" office:value="13355" calcext:value-type="float">
            <text:p>13355</text:p>
          </table:table-cell>
          <table:table-cell table:formula="of:=[.C15]/1950" office:value-type="float" office:value="1.54717948717949" calcext:value-type="float">
            <text:p>1.547179487179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55" calcext:value-type="float">
            <text:p>3155</text:p>
          </table:table-cell>
          <table:table-cell office:value-type="float" office:value="13357" calcext:value-type="float">
            <text:p>13357</text:p>
          </table:table-cell>
          <table:table-cell table:formula="of:=[.C16]/1950" office:value-type="float" office:value="1.61794871794872" calcext:value-type="float">
            <text:p>1.617948717948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87" calcext:value-type="float">
            <text:p>3287</text:p>
          </table:table-cell>
          <table:table-cell office:value-type="float" office:value="13390" calcext:value-type="float">
            <text:p>13390</text:p>
          </table:table-cell>
          <table:table-cell table:formula="of:=[.C17]/1950" office:value-type="float" office:value="1.68564102564103" calcext:value-type="float">
            <text:p>1.685641025641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72" calcext:value-type="float">
            <text:p>3072</text:p>
          </table:table-cell>
          <table:table-cell office:value-type="float" office:value="13345" calcext:value-type="float">
            <text:p>13345</text:p>
          </table:table-cell>
          <table:table-cell table:formula="of:=[.C18]/1950" office:value-type="float" office:value="1.57538461538462" calcext:value-type="float">
            <text:p>1.575384615384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37" calcext:value-type="float">
            <text:p>3037</text:p>
          </table:table-cell>
          <table:table-cell office:value-type="float" office:value="13354" calcext:value-type="float">
            <text:p>13354</text:p>
          </table:table-cell>
          <table:table-cell table:formula="of:=[.C19]/1950" office:value-type="float" office:value="1.5574358974359" calcext:value-type="float">
            <text:p>1.557435897435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53" calcext:value-type="float">
            <text:p>3053</text:p>
          </table:table-cell>
          <table:table-cell office:value-type="float" office:value="13360" calcext:value-type="float">
            <text:p>13360</text:p>
          </table:table-cell>
          <table:table-cell table:formula="of:=[.C20]/1950" office:value-type="float" office:value="1.56564102564103" calcext:value-type="float">
            <text:p>1.5656410256410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3354" calcext:value-type="float">
            <text:p>13354</text:p>
          </table:table-cell>
          <table:table-cell table:formula="of:=[.C21]/1950" office:value-type="float" office:value="1.63692307692308" calcext:value-type="float">
            <text:p>1.636923076923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33" calcext:value-type="float">
            <text:p>3033</text:p>
          </table:table-cell>
          <table:table-cell office:value-type="float" office:value="13364" calcext:value-type="float">
            <text:p>13364</text:p>
          </table:table-cell>
          <table:table-cell table:formula="of:=[.C22]/1950" office:value-type="float" office:value="1.55538461538462" calcext:value-type="float">
            <text:p>1.5553846153846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99" calcext:value-type="float">
            <text:p>3199</text:p>
          </table:table-cell>
          <table:table-cell office:value-type="float" office:value="13351" calcext:value-type="float">
            <text:p>13351</text:p>
          </table:table-cell>
          <table:table-cell table:formula="of:=[.C23]/1950" office:value-type="float" office:value="1.64051282051282" calcext:value-type="float">
            <text:p>1.640512820512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51" calcext:value-type="float">
            <text:p>2951</text:p>
          </table:table-cell>
          <table:table-cell office:value-type="float" office:value="13347" calcext:value-type="float">
            <text:p>13347</text:p>
          </table:table-cell>
          <table:table-cell table:formula="of:=[.C24]/1950" office:value-type="float" office:value="1.51333333333333" calcext:value-type="float">
            <text:p>1.51333333333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59" calcext:value-type="float">
            <text:p>3059</text:p>
          </table:table-cell>
          <table:table-cell office:value-type="float" office:value="13363" calcext:value-type="float">
            <text:p>13363</text:p>
          </table:table-cell>
          <table:table-cell table:formula="of:=[.C25]/1950" office:value-type="float" office:value="1.56871794871795" calcext:value-type="float">
            <text:p>1.568717948717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88" calcext:value-type="float">
            <text:p>3388</text:p>
          </table:table-cell>
          <table:table-cell office:value-type="float" office:value="13357" calcext:value-type="float">
            <text:p>13357</text:p>
          </table:table-cell>
          <table:table-cell table:formula="of:=[.C26]/1950" office:value-type="float" office:value="1.7374358974359" calcext:value-type="float">
            <text:p>1.73743589743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88" calcext:value-type="float">
            <text:p>3188</text:p>
          </table:table-cell>
          <table:table-cell office:value-type="float" office:value="13354" calcext:value-type="float">
            <text:p>13354</text:p>
          </table:table-cell>
          <table:table-cell table:formula="of:=[.C27]/1950" office:value-type="float" office:value="1.63487179487179" calcext:value-type="float">
            <text:p>1.634871794871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63" calcext:value-type="float">
            <text:p>2963</text:p>
          </table:table-cell>
          <table:table-cell office:value-type="float" office:value="13366" calcext:value-type="float">
            <text:p>13366</text:p>
          </table:table-cell>
          <table:table-cell table:formula="of:=[.C28]/1950" office:value-type="float" office:value="1.51948717948718" calcext:value-type="float">
            <text:p>1.519487179487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63" calcext:value-type="float">
            <text:p>2963</text:p>
          </table:table-cell>
          <table:table-cell office:value-type="float" office:value="13358" calcext:value-type="float">
            <text:p>13358</text:p>
          </table:table-cell>
          <table:table-cell table:formula="of:=[.C29]/1950" office:value-type="float" office:value="1.51948717948718" calcext:value-type="float">
            <text:p>1.519487179487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89" calcext:value-type="float">
            <text:p>3189</text:p>
          </table:table-cell>
          <table:table-cell office:value-type="float" office:value="13351" calcext:value-type="float">
            <text:p>13351</text:p>
          </table:table-cell>
          <table:table-cell table:formula="of:=[.C30]/1950" office:value-type="float" office:value="1.63538461538462" calcext:value-type="float">
            <text:p>1.63538461538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14" calcext:value-type="float">
            <text:p>3214</text:p>
          </table:table-cell>
          <table:table-cell office:value-type="float" office:value="13352" calcext:value-type="float">
            <text:p>13352</text:p>
          </table:table-cell>
          <table:table-cell table:formula="of:=[.C31]/1950" office:value-type="float" office:value="1.64820512820513" calcext:value-type="float">
            <text:p>1.648205128205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70" calcext:value-type="float">
            <text:p>3170</text:p>
          </table:table-cell>
          <table:table-cell office:value-type="float" office:value="13357" calcext:value-type="float">
            <text:p>13357</text:p>
          </table:table-cell>
          <table:table-cell table:formula="of:=[.C32]/1950" office:value-type="float" office:value="1.62564102564103" calcext:value-type="float">
            <text:p>1.625641025641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50" calcext:value-type="float">
            <text:p>3250</text:p>
          </table:table-cell>
          <table:table-cell office:value-type="float" office:value="13362" calcext:value-type="float">
            <text:p>13362</text:p>
          </table:table-cell>
          <table:table-cell table:formula="of:=[.C33]/1950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  <table:table-cell office:value-type="float" office:value="13348" calcext:value-type="float">
            <text:p>13348</text:p>
          </table:table-cell>
          <table:table-cell table:formula="of:=[.C34]/1950" office:value-type="float" office:value="1.72512820512821" calcext:value-type="float">
            <text:p>1.725128205128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19" calcext:value-type="float">
            <text:p>3319</text:p>
          </table:table-cell>
          <table:table-cell office:value-type="float" office:value="13356" calcext:value-type="float">
            <text:p>13356</text:p>
          </table:table-cell>
          <table:table-cell table:formula="of:=[.C35]/1950" office:value-type="float" office:value="1.70205128205128" calcext:value-type="float">
            <text:p>1.702051282051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54" calcext:value-type="float">
            <text:p>3454</text:p>
          </table:table-cell>
          <table:table-cell office:value-type="float" office:value="13362" calcext:value-type="float">
            <text:p>13362</text:p>
          </table:table-cell>
          <table:table-cell table:formula="of:=[.C36]/1950" office:value-type="float" office:value="1.77128205128205" calcext:value-type="float">
            <text:p>1.7712820512820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74" calcext:value-type="float">
            <text:p>3174</text:p>
          </table:table-cell>
          <table:table-cell office:value-type="float" office:value="13360" calcext:value-type="float">
            <text:p>13360</text:p>
          </table:table-cell>
          <table:table-cell table:formula="of:=[.C37]/1950" office:value-type="float" office:value="1.62769230769231" calcext:value-type="float">
            <text:p>1.627692307692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27" calcext:value-type="float">
            <text:p>3427</text:p>
          </table:table-cell>
          <table:table-cell office:value-type="float" office:value="13384" calcext:value-type="float">
            <text:p>13384</text:p>
          </table:table-cell>
          <table:table-cell table:formula="of:=[.C38]/1950" office:value-type="float" office:value="1.7574358974359" calcext:value-type="float">
            <text:p>1.75743589743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99" calcext:value-type="float">
            <text:p>3299</text:p>
          </table:table-cell>
          <table:table-cell office:value-type="float" office:value="13375" calcext:value-type="float">
            <text:p>13375</text:p>
          </table:table-cell>
          <table:table-cell table:formula="of:=[.C39]/1950" office:value-type="float" office:value="1.69179487179487" calcext:value-type="float">
            <text:p>1.691794871794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74" calcext:value-type="float">
            <text:p>3274</text:p>
          </table:table-cell>
          <table:table-cell office:value-type="float" office:value="13349" calcext:value-type="float">
            <text:p>13349</text:p>
          </table:table-cell>
          <table:table-cell table:formula="of:=[.C40]/1950" office:value-type="float" office:value="1.67897435897436" calcext:value-type="float">
            <text:p>1.678974358974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71" calcext:value-type="float">
            <text:p>3071</text:p>
          </table:table-cell>
          <table:table-cell office:value-type="float" office:value="13356" calcext:value-type="float">
            <text:p>13356</text:p>
          </table:table-cell>
          <table:table-cell table:formula="of:=[.C41]/1950" office:value-type="float" office:value="1.5748717948718" calcext:value-type="float">
            <text:p>1.57487179487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60" calcext:value-type="float">
            <text:p>2960</text:p>
          </table:table-cell>
          <table:table-cell office:value-type="float" office:value="13352" calcext:value-type="float">
            <text:p>13352</text:p>
          </table:table-cell>
          <table:table-cell table:formula="of:=[.C42]/1950" office:value-type="float" office:value="1.51794871794872" calcext:value-type="float">
            <text:p>1.517948717948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27" calcext:value-type="float">
            <text:p>3027</text:p>
          </table:table-cell>
          <table:table-cell office:value-type="float" office:value="13361" calcext:value-type="float">
            <text:p>13361</text:p>
          </table:table-cell>
          <table:table-cell table:formula="of:=[.C43]/1950" office:value-type="float" office:value="1.55230769230769" calcext:value-type="float">
            <text:p>1.552307692307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89" calcext:value-type="float">
            <text:p>3089</text:p>
          </table:table-cell>
          <table:table-cell office:value-type="float" office:value="13349" calcext:value-type="float">
            <text:p>13349</text:p>
          </table:table-cell>
          <table:table-cell table:formula="of:=[.C44]/1950" office:value-type="float" office:value="1.58410256410256" calcext:value-type="float">
            <text:p>1.584102564102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36" calcext:value-type="float">
            <text:p>3036</text:p>
          </table:table-cell>
          <table:table-cell office:value-type="float" office:value="13359" calcext:value-type="float">
            <text:p>13359</text:p>
          </table:table-cell>
          <table:table-cell table:formula="of:=[.C45]/1950" office:value-type="float" office:value="1.55692307692308" calcext:value-type="float">
            <text:p>1.556923076923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55" calcext:value-type="float">
            <text:p>3055</text:p>
          </table:table-cell>
          <table:table-cell office:value-type="float" office:value="13348" calcext:value-type="float">
            <text:p>13348</text:p>
          </table:table-cell>
          <table:table-cell table:formula="of:=[.C46]/1950" office:value-type="float" office:value="1.56666666666667" calcext:value-type="float">
            <text:p>1.56666666666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25" calcext:value-type="float">
            <text:p>3325</text:p>
          </table:table-cell>
          <table:table-cell office:value-type="float" office:value="13355" calcext:value-type="float">
            <text:p>13355</text:p>
          </table:table-cell>
          <table:table-cell table:formula="of:=[.C47]/1950" office:value-type="float" office:value="1.70512820512821" calcext:value-type="float">
            <text:p>1.7051282051282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45" calcext:value-type="float">
            <text:p>3145</text:p>
          </table:table-cell>
          <table:table-cell office:value-type="float" office:value="13350" calcext:value-type="float">
            <text:p>13350</text:p>
          </table:table-cell>
          <table:table-cell table:formula="of:=[.C48]/1950" office:value-type="float" office:value="1.61282051282051" calcext:value-type="float">
            <text:p>1.6128205128205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82" calcext:value-type="float">
            <text:p>3182</text:p>
          </table:table-cell>
          <table:table-cell office:value-type="float" office:value="13360" calcext:value-type="float">
            <text:p>13360</text:p>
          </table:table-cell>
          <table:table-cell table:formula="of:=[.C49]/1950" office:value-type="float" office:value="1.63179487179487" calcext:value-type="float">
            <text:p>1.631794871794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26" calcext:value-type="float">
            <text:p>3126</text:p>
          </table:table-cell>
          <table:table-cell office:value-type="float" office:value="13356" calcext:value-type="float">
            <text:p>13356</text:p>
          </table:table-cell>
          <table:table-cell table:formula="of:=[.C50]/1950" office:value-type="float" office:value="1.60307692307692" calcext:value-type="float">
            <text:p>1.603076923076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33" calcext:value-type="float">
            <text:p>3233</text:p>
          </table:table-cell>
          <table:table-cell office:value-type="float" office:value="13357" calcext:value-type="float">
            <text:p>13357</text:p>
          </table:table-cell>
          <table:table-cell table:formula="of:=[.C51]/1950" office:value-type="float" office:value="1.65794871794872" calcext:value-type="float">
            <text:p>1.657948717948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66" calcext:value-type="float">
            <text:p>3466</text:p>
          </table:table-cell>
          <table:table-cell office:value-type="float" office:value="13356" calcext:value-type="float">
            <text:p>13356</text:p>
          </table:table-cell>
          <table:table-cell table:formula="of:=[.C52]/1950" office:value-type="float" office:value="1.7774358974359" calcext:value-type="float">
            <text:p>1.77743589743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39" calcext:value-type="float">
            <text:p>3139</text:p>
          </table:table-cell>
          <table:table-cell office:value-type="float" office:value="13348" calcext:value-type="float">
            <text:p>13348</text:p>
          </table:table-cell>
          <table:table-cell table:formula="of:=[.C53]/1950" office:value-type="float" office:value="1.60974358974359" calcext:value-type="float">
            <text:p>1.609743589743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38" calcext:value-type="float">
            <text:p>3338</text:p>
          </table:table-cell>
          <table:table-cell office:value-type="float" office:value="13351" calcext:value-type="float">
            <text:p>13351</text:p>
          </table:table-cell>
          <table:table-cell table:formula="of:=[.C54]/1950" office:value-type="float" office:value="1.71179487179487" calcext:value-type="float">
            <text:p>1.711794871794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22" calcext:value-type="float">
            <text:p>3022</text:p>
          </table:table-cell>
          <table:table-cell office:value-type="float" office:value="13352" calcext:value-type="float">
            <text:p>13352</text:p>
          </table:table-cell>
          <table:table-cell table:formula="of:=[.C55]/1950" office:value-type="float" office:value="1.54974358974359" calcext:value-type="float">
            <text:p>1.5497435897435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24" calcext:value-type="float">
            <text:p>3324</text:p>
          </table:table-cell>
          <table:table-cell office:value-type="float" office:value="13355" calcext:value-type="float">
            <text:p>13355</text:p>
          </table:table-cell>
          <table:table-cell table:formula="of:=[.C56]/1950" office:value-type="float" office:value="1.70461538461538" calcext:value-type="float">
            <text:p>1.704615384615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90" calcext:value-type="float">
            <text:p>3190</text:p>
          </table:table-cell>
          <table:table-cell office:value-type="float" office:value="13359" calcext:value-type="float">
            <text:p>13359</text:p>
          </table:table-cell>
          <table:table-cell table:formula="of:=[.C57]/1950" office:value-type="float" office:value="1.63589743589744" calcext:value-type="float">
            <text:p>1.635897435897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78" calcext:value-type="float">
            <text:p>3278</text:p>
          </table:table-cell>
          <table:table-cell office:value-type="float" office:value="13354" calcext:value-type="float">
            <text:p>13354</text:p>
          </table:table-cell>
          <table:table-cell table:formula="of:=[.C58]/1950" office:value-type="float" office:value="1.68102564102564" calcext:value-type="float">
            <text:p>1.68102564102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51" calcext:value-type="float">
            <text:p>3151</text:p>
          </table:table-cell>
          <table:table-cell office:value-type="float" office:value="13358" calcext:value-type="float">
            <text:p>13358</text:p>
          </table:table-cell>
          <table:table-cell table:formula="of:=[.C59]/1950" office:value-type="float" office:value="1.61589743589744" calcext:value-type="float">
            <text:p>1.615897435897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26" calcext:value-type="float">
            <text:p>2926</text:p>
          </table:table-cell>
          <table:table-cell office:value-type="float" office:value="13342" calcext:value-type="float">
            <text:p>13342</text:p>
          </table:table-cell>
          <table:table-cell table:formula="of:=[.C60]/1950" office:value-type="float" office:value="1.50051282051282" calcext:value-type="float">
            <text:p>1.500512820512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04" calcext:value-type="float">
            <text:p>3604</text:p>
          </table:table-cell>
          <table:table-cell office:value-type="float" office:value="13345" calcext:value-type="float">
            <text:p>13345</text:p>
          </table:table-cell>
          <table:table-cell table:formula="of:=[.C61]/1950" office:value-type="float" office:value="1.84820512820513" calcext:value-type="float">
            <text:p>1.848205128205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10" calcext:value-type="float">
            <text:p>2910</text:p>
          </table:table-cell>
          <table:table-cell office:value-type="float" office:value="13356" calcext:value-type="float">
            <text:p>13356</text:p>
          </table:table-cell>
          <table:table-cell table:formula="of:=[.C62]/1950" office:value-type="float" office:value="1.49230769230769" calcext:value-type="float">
            <text:p>1.492307692307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08" calcext:value-type="float">
            <text:p>3008</text:p>
          </table:table-cell>
          <table:table-cell office:value-type="float" office:value="13347" calcext:value-type="float">
            <text:p>13347</text:p>
          </table:table-cell>
          <table:table-cell table:formula="of:=[.C63]/1950" office:value-type="float" office:value="1.5425641025641" calcext:value-type="float">
            <text:p>1.54256410256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40" calcext:value-type="float">
            <text:p>3340</text:p>
          </table:table-cell>
          <table:table-cell office:value-type="float" office:value="13356" calcext:value-type="float">
            <text:p>13356</text:p>
          </table:table-cell>
          <table:table-cell table:formula="of:=[.C64]/1950" office:value-type="float" office:value="1.71282051282051" calcext:value-type="float">
            <text:p>1.7128205128205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73" calcext:value-type="float">
            <text:p>2973</text:p>
          </table:table-cell>
          <table:table-cell office:value-type="float" office:value="13361" calcext:value-type="float">
            <text:p>13361</text:p>
          </table:table-cell>
          <table:table-cell table:formula="of:=[.C65]/1950" office:value-type="float" office:value="1.52461538461538" calcext:value-type="float">
            <text:p>1.524615384615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30" calcext:value-type="float">
            <text:p>3130</text:p>
          </table:table-cell>
          <table:table-cell office:value-type="float" office:value="13362" calcext:value-type="float">
            <text:p>13362</text:p>
          </table:table-cell>
          <table:table-cell table:formula="of:=[.C66]/1950" office:value-type="float" office:value="1.60512820512821" calcext:value-type="float">
            <text:p>1.605128205128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80" calcext:value-type="float">
            <text:p>3080</text:p>
          </table:table-cell>
          <table:table-cell office:value-type="float" office:value="13361" calcext:value-type="float">
            <text:p>13361</text:p>
          </table:table-cell>
          <table:table-cell table:formula="of:=[.C67]/1950" office:value-type="float" office:value="1.57948717948718" calcext:value-type="float">
            <text:p>1.579487179487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23" calcext:value-type="float">
            <text:p>3323</text:p>
          </table:table-cell>
          <table:table-cell office:value-type="float" office:value="13366" calcext:value-type="float">
            <text:p>13366</text:p>
          </table:table-cell>
          <table:table-cell table:formula="of:=[.C68]/1950" office:value-type="float" office:value="1.70410256410256" calcext:value-type="float">
            <text:p>1.7041025641025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29" calcext:value-type="float">
            <text:p>3229</text:p>
          </table:table-cell>
          <table:table-cell office:value-type="float" office:value="13352" calcext:value-type="float">
            <text:p>13352</text:p>
          </table:table-cell>
          <table:table-cell table:formula="of:=[.C69]/1950" office:value-type="float" office:value="1.65589743589744" calcext:value-type="float">
            <text:p>1.655897435897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79" calcext:value-type="float">
            <text:p>3079</text:p>
          </table:table-cell>
          <table:table-cell office:value-type="float" office:value="13354" calcext:value-type="float">
            <text:p>13354</text:p>
          </table:table-cell>
          <table:table-cell table:formula="of:=[.C70]/1950" office:value-type="float" office:value="1.57897435897436" calcext:value-type="float">
            <text:p>1.578974358974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91" calcext:value-type="float">
            <text:p>3291</text:p>
          </table:table-cell>
          <table:table-cell office:value-type="float" office:value="13357" calcext:value-type="float">
            <text:p>13357</text:p>
          </table:table-cell>
          <table:table-cell table:formula="of:=[.C71]/1950" office:value-type="float" office:value="1.68769230769231" calcext:value-type="float">
            <text:p>1.687692307692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80" calcext:value-type="float">
            <text:p>2980</text:p>
          </table:table-cell>
          <table:table-cell office:value-type="float" office:value="13358" calcext:value-type="float">
            <text:p>13358</text:p>
          </table:table-cell>
          <table:table-cell table:formula="of:=[.C72]/1950" office:value-type="float" office:value="1.52820512820513" calcext:value-type="float">
            <text:p>1.528205128205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24" calcext:value-type="float">
            <text:p>3024</text:p>
          </table:table-cell>
          <table:table-cell office:value-type="float" office:value="13351" calcext:value-type="float">
            <text:p>13351</text:p>
          </table:table-cell>
          <table:table-cell table:formula="of:=[.C73]/1950" office:value-type="float" office:value="1.55076923076923" calcext:value-type="float">
            <text:p>1.550769230769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62" calcext:value-type="float">
            <text:p>3462</text:p>
          </table:table-cell>
          <table:table-cell office:value-type="float" office:value="13368" calcext:value-type="float">
            <text:p>13368</text:p>
          </table:table-cell>
          <table:table-cell table:formula="of:=[.C74]/1950" office:value-type="float" office:value="1.77538461538462" calcext:value-type="float">
            <text:p>1.7753846153846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12" calcext:value-type="float">
            <text:p>3012</text:p>
          </table:table-cell>
          <table:table-cell office:value-type="float" office:value="13361" calcext:value-type="float">
            <text:p>13361</text:p>
          </table:table-cell>
          <table:table-cell table:formula="of:=[.C75]/1950" office:value-type="float" office:value="1.54461538461538" calcext:value-type="float">
            <text:p>1.544615384615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58" calcext:value-type="float">
            <text:p>3358</text:p>
          </table:table-cell>
          <table:table-cell office:value-type="float" office:value="13367" calcext:value-type="float">
            <text:p>13367</text:p>
          </table:table-cell>
          <table:table-cell table:formula="of:=[.C76]/1950" office:value-type="float" office:value="1.72205128205128" calcext:value-type="float">
            <text:p>1.72205128205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61" calcext:value-type="float">
            <text:p>3161</text:p>
          </table:table-cell>
          <table:table-cell office:value-type="float" office:value="13354" calcext:value-type="float">
            <text:p>13354</text:p>
          </table:table-cell>
          <table:table-cell table:formula="of:=[.C77]/1950" office:value-type="float" office:value="1.62102564102564" calcext:value-type="float">
            <text:p>1.621025641025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33" calcext:value-type="float">
            <text:p>3133</text:p>
          </table:table-cell>
          <table:table-cell office:value-type="float" office:value="13369" calcext:value-type="float">
            <text:p>13369</text:p>
          </table:table-cell>
          <table:table-cell table:formula="of:=[.C78]/1950" office:value-type="float" office:value="1.60666666666667" calcext:value-type="float">
            <text:p>1.60666666666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71" calcext:value-type="float">
            <text:p>3071</text:p>
          </table:table-cell>
          <table:table-cell office:value-type="float" office:value="13354" calcext:value-type="float">
            <text:p>13354</text:p>
          </table:table-cell>
          <table:table-cell table:formula="of:=[.C79]/1950" office:value-type="float" office:value="1.5748717948718" calcext:value-type="float">
            <text:p>1.57487179487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39" calcext:value-type="float">
            <text:p>3039</text:p>
          </table:table-cell>
          <table:table-cell office:value-type="float" office:value="13358" calcext:value-type="float">
            <text:p>13358</text:p>
          </table:table-cell>
          <table:table-cell table:formula="of:=[.C80]/1950" office:value-type="float" office:value="1.55846153846154" calcext:value-type="float">
            <text:p>1.5584615384615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77" calcext:value-type="float">
            <text:p>3077</text:p>
          </table:table-cell>
          <table:table-cell office:value-type="float" office:value="13364" calcext:value-type="float">
            <text:p>13364</text:p>
          </table:table-cell>
          <table:table-cell table:formula="of:=[.C81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55" calcext:value-type="float">
            <text:p>2955</text:p>
          </table:table-cell>
          <table:table-cell office:value-type="float" office:value="13354" calcext:value-type="float">
            <text:p>13354</text:p>
          </table:table-cell>
          <table:table-cell table:formula="of:=[.C82]/1950" office:value-type="float" office:value="1.51538461538462" calcext:value-type="float">
            <text:p>1.515384615384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11" calcext:value-type="float">
            <text:p>3211</text:p>
          </table:table-cell>
          <table:table-cell office:value-type="float" office:value="13448" calcext:value-type="float">
            <text:p>13448</text:p>
          </table:table-cell>
          <table:table-cell table:formula="of:=[.C83]/1950" office:value-type="float" office:value="1.64666666666667" calcext:value-type="float">
            <text:p>1.646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03" calcext:value-type="float">
            <text:p>3103</text:p>
          </table:table-cell>
          <table:table-cell office:value-type="float" office:value="13347" calcext:value-type="float">
            <text:p>13347</text:p>
          </table:table-cell>
          <table:table-cell table:formula="of:=[.C84]/1950" office:value-type="float" office:value="1.59128205128205" calcext:value-type="float">
            <text:p>1.5912820512820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32" calcext:value-type="float">
            <text:p>3132</text:p>
          </table:table-cell>
          <table:table-cell office:value-type="float" office:value="13354" calcext:value-type="float">
            <text:p>13354</text:p>
          </table:table-cell>
          <table:table-cell table:formula="of:=[.C85]/1950" office:value-type="float" office:value="1.60615384615385" calcext:value-type="float">
            <text:p>1.606153846153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71" calcext:value-type="float">
            <text:p>3071</text:p>
          </table:table-cell>
          <table:table-cell office:value-type="float" office:value="13352" calcext:value-type="float">
            <text:p>13352</text:p>
          </table:table-cell>
          <table:table-cell table:formula="of:=[.C86]/1950" office:value-type="float" office:value="1.5748717948718" calcext:value-type="float">
            <text:p>1.57487179487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67" calcext:value-type="float">
            <text:p>3067</text:p>
          </table:table-cell>
          <table:table-cell office:value-type="float" office:value="13347" calcext:value-type="float">
            <text:p>13347</text:p>
          </table:table-cell>
          <table:table-cell table:formula="of:=[.C87]/1950" office:value-type="float" office:value="1.57282051282051" calcext:value-type="float">
            <text:p>1.572820512820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32" calcext:value-type="float">
            <text:p>3032</text:p>
          </table:table-cell>
          <table:table-cell office:value-type="float" office:value="13351" calcext:value-type="float">
            <text:p>13351</text:p>
          </table:table-cell>
          <table:table-cell table:formula="of:=[.C88]/1950" office:value-type="float" office:value="1.5548717948718" calcext:value-type="float">
            <text:p>1.55487179487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79" calcext:value-type="float">
            <text:p>3079</text:p>
          </table:table-cell>
          <table:table-cell office:value-type="float" office:value="13361" calcext:value-type="float">
            <text:p>13361</text:p>
          </table:table-cell>
          <table:table-cell table:formula="of:=[.C89]/1950" office:value-type="float" office:value="1.57897435897436" calcext:value-type="float">
            <text:p>1.578974358974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10" calcext:value-type="float">
            <text:p>2910</text:p>
          </table:table-cell>
          <table:table-cell office:value-type="float" office:value="13349" calcext:value-type="float">
            <text:p>13349</text:p>
          </table:table-cell>
          <table:table-cell table:formula="of:=[.C90]/1950" office:value-type="float" office:value="1.49230769230769" calcext:value-type="float">
            <text:p>1.492307692307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02" calcext:value-type="float">
            <text:p>3002</text:p>
          </table:table-cell>
          <table:table-cell office:value-type="float" office:value="13356" calcext:value-type="float">
            <text:p>13356</text:p>
          </table:table-cell>
          <table:table-cell table:formula="of:=[.C91]/1950" office:value-type="float" office:value="1.53948717948718" calcext:value-type="float">
            <text:p>1.539487179487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63" calcext:value-type="float">
            <text:p>2963</text:p>
          </table:table-cell>
          <table:table-cell office:value-type="float" office:value="13345" calcext:value-type="float">
            <text:p>13345</text:p>
          </table:table-cell>
          <table:table-cell table:formula="of:=[.C92]/1950" office:value-type="float" office:value="1.51948717948718" calcext:value-type="float">
            <text:p>1.5194871794871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18" calcext:value-type="float">
            <text:p>3418</text:p>
          </table:table-cell>
          <table:table-cell office:value-type="float" office:value="13359" calcext:value-type="float">
            <text:p>13359</text:p>
          </table:table-cell>
          <table:table-cell table:formula="of:=[.C93]/1950" office:value-type="float" office:value="1.75282051282051" calcext:value-type="float">
            <text:p>1.752820512820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95" calcext:value-type="float">
            <text:p>3295</text:p>
          </table:table-cell>
          <table:table-cell office:value-type="float" office:value="13332" calcext:value-type="float">
            <text:p>13332</text:p>
          </table:table-cell>
          <table:table-cell table:formula="of:=[.C94]/1950" office:value-type="float" office:value="1.68974358974359" calcext:value-type="float">
            <text:p>1.689743589743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77" calcext:value-type="float">
            <text:p>3077</text:p>
          </table:table-cell>
          <table:table-cell office:value-type="float" office:value="13353" calcext:value-type="float">
            <text:p>13353</text:p>
          </table:table-cell>
          <table:table-cell table:formula="of:=[.C95]/1950" office:value-type="float" office:value="1.57794871794872" calcext:value-type="float">
            <text:p>1.577948717948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94" calcext:value-type="float">
            <text:p>3394</text:p>
          </table:table-cell>
          <table:table-cell office:value-type="float" office:value="13364" calcext:value-type="float">
            <text:p>13364</text:p>
          </table:table-cell>
          <table:table-cell table:formula="of:=[.C96]/1950" office:value-type="float" office:value="1.74051282051282" calcext:value-type="float">
            <text:p>1.740512820512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95" calcext:value-type="float">
            <text:p>2995</text:p>
          </table:table-cell>
          <table:table-cell office:value-type="float" office:value="13354" calcext:value-type="float">
            <text:p>13354</text:p>
          </table:table-cell>
          <table:table-cell table:formula="of:=[.C97]/1950" office:value-type="float" office:value="1.53589743589744" calcext:value-type="float">
            <text:p>1.535897435897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30" calcext:value-type="float">
            <text:p>3030</text:p>
          </table:table-cell>
          <table:table-cell office:value-type="float" office:value="13353" calcext:value-type="float">
            <text:p>13353</text:p>
          </table:table-cell>
          <table:table-cell table:formula="of:=[.C98]/1950" office:value-type="float" office:value="1.55384615384615" calcext:value-type="float">
            <text:p>1.553846153846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08" calcext:value-type="float">
            <text:p>3008</text:p>
          </table:table-cell>
          <table:table-cell office:value-type="float" office:value="13349" calcext:value-type="float">
            <text:p>13349</text:p>
          </table:table-cell>
          <table:table-cell table:formula="of:=[.C99]/1950" office:value-type="float" office:value="1.5425641025641" calcext:value-type="float">
            <text:p>1.54256410256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06" calcext:value-type="float">
            <text:p>3106</text:p>
          </table:table-cell>
          <table:table-cell office:value-type="float" office:value="13351" calcext:value-type="float">
            <text:p>13351</text:p>
          </table:table-cell>
          <table:table-cell table:formula="of:=[.C100]/1950" office:value-type="float" office:value="1.59282051282051" calcext:value-type="float">
            <text:p>1.5928205128205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91" calcext:value-type="float">
            <text:p>3191</text:p>
          </table:table-cell>
          <table:table-cell office:value-type="float" office:value="13350" calcext:value-type="float">
            <text:p>13350</text:p>
          </table:table-cell>
          <table:table-cell table:formula="of:=[.C101]/1950" office:value-type="float" office:value="1.63641025641026" calcext:value-type="float">
            <text:p>1.636410256410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26" calcext:value-type="float">
            <text:p>3026</text:p>
          </table:table-cell>
          <table:table-cell office:value-type="float" office:value="13347" calcext:value-type="float">
            <text:p>13347</text:p>
          </table:table-cell>
          <table:table-cell table:formula="of:=[.C102]/1950" office:value-type="float" office:value="1.55179487179487" calcext:value-type="float">
            <text:p>1.5517948717948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71" calcext:value-type="float">
            <text:p>3071</text:p>
          </table:table-cell>
          <table:table-cell office:value-type="float" office:value="13347" calcext:value-type="float">
            <text:p>13347</text:p>
          </table:table-cell>
          <table:table-cell table:formula="of:=[.C103]/1950" office:value-type="float" office:value="1.5748717948718" calcext:value-type="float">
            <text:p>1.57487179487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32" calcext:value-type="float">
            <text:p>3132</text:p>
          </table:table-cell>
          <table:table-cell office:value-type="float" office:value="13346" calcext:value-type="float">
            <text:p>13346</text:p>
          </table:table-cell>
          <table:table-cell table:formula="of:=[.C104]/1950" office:value-type="float" office:value="1.60615384615385" calcext:value-type="float">
            <text:p>1.606153846153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89" calcext:value-type="float">
            <text:p>2989</text:p>
          </table:table-cell>
          <table:table-cell office:value-type="float" office:value="13347" calcext:value-type="float">
            <text:p>13347</text:p>
          </table:table-cell>
          <table:table-cell table:formula="of:=[.C105]/1950" office:value-type="float" office:value="1.53282051282051" calcext:value-type="float">
            <text:p>1.5328205128205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98" calcext:value-type="float">
            <text:p>3398</text:p>
          </table:table-cell>
          <table:table-cell office:value-type="float" office:value="13361" calcext:value-type="float">
            <text:p>13361</text:p>
          </table:table-cell>
          <table:table-cell table:formula="of:=[.C106]/1950" office:value-type="float" office:value="1.7425641025641" calcext:value-type="float">
            <text:p>1.74256410256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13" calcext:value-type="float">
            <text:p>3113</text:p>
          </table:table-cell>
          <table:table-cell office:value-type="float" office:value="13341" calcext:value-type="float">
            <text:p>13341</text:p>
          </table:table-cell>
          <table:table-cell table:formula="of:=[.C107]/1950" office:value-type="float" office:value="1.59641025641026" calcext:value-type="float">
            <text:p>1.596410256410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86" calcext:value-type="float">
            <text:p>3186</text:p>
          </table:table-cell>
          <table:table-cell office:value-type="float" office:value="13360" calcext:value-type="float">
            <text:p>13360</text:p>
          </table:table-cell>
          <table:table-cell table:formula="of:=[.C108]/1950" office:value-type="float" office:value="1.63384615384615" calcext:value-type="float">
            <text:p>1.633846153846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95" calcext:value-type="float">
            <text:p>3095</text:p>
          </table:table-cell>
          <table:table-cell office:value-type="float" office:value="13343" calcext:value-type="float">
            <text:p>13343</text:p>
          </table:table-cell>
          <table:table-cell table:formula="of:=[.C109]/1950" office:value-type="float" office:value="1.58717948717949" calcext:value-type="float">
            <text:p>1.587179487179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22" calcext:value-type="float">
            <text:p>3022</text:p>
          </table:table-cell>
          <table:table-cell office:value-type="float" office:value="13341" calcext:value-type="float">
            <text:p>13341</text:p>
          </table:table-cell>
          <table:table-cell table:formula="of:=[.C110]/1950" office:value-type="float" office:value="1.54974358974359" calcext:value-type="float">
            <text:p>1.5497435897435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80" calcext:value-type="float">
            <text:p>3380</text:p>
          </table:table-cell>
          <table:table-cell office:value-type="float" office:value="13357" calcext:value-type="float">
            <text:p>13357</text:p>
          </table:table-cell>
          <table:table-cell table:formula="of:=[.C111]/1950" office:value-type="float" office:value="1.73333333333333" calcext:value-type="float">
            <text:p>1.73333333333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22" calcext:value-type="float">
            <text:p>3122</text:p>
          </table:table-cell>
          <table:table-cell office:value-type="float" office:value="13356" calcext:value-type="float">
            <text:p>13356</text:p>
          </table:table-cell>
          <table:table-cell table:formula="of:=[.C112]/1950" office:value-type="float" office:value="1.60102564102564" calcext:value-type="float">
            <text:p>1.601025641025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42" calcext:value-type="float">
            <text:p>3342</text:p>
          </table:table-cell>
          <table:table-cell office:value-type="float" office:value="13349" calcext:value-type="float">
            <text:p>13349</text:p>
          </table:table-cell>
          <table:table-cell table:formula="of:=[.C113]/1950" office:value-type="float" office:value="1.71384615384615" calcext:value-type="float">
            <text:p>1.713846153846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250" calcext:value-type="float">
            <text:p>3250</text:p>
          </table:table-cell>
          <table:table-cell office:value-type="float" office:value="13352" calcext:value-type="float">
            <text:p>13352</text:p>
          </table:table-cell>
          <table:table-cell table:formula="of:=[.C114]/1950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49" calcext:value-type="float">
            <text:p>3349</text:p>
          </table:table-cell>
          <table:table-cell office:value-type="float" office:value="13359" calcext:value-type="float">
            <text:p>13359</text:p>
          </table:table-cell>
          <table:table-cell table:formula="of:=[.C115]/1950" office:value-type="float" office:value="1.7174358974359" calcext:value-type="float">
            <text:p>1.71743589743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35" calcext:value-type="float">
            <text:p>3435</text:p>
          </table:table-cell>
          <table:table-cell office:value-type="float" office:value="13354" calcext:value-type="float">
            <text:p>13354</text:p>
          </table:table-cell>
          <table:table-cell table:formula="of:=[.C116]/1950" office:value-type="float" office:value="1.76153846153846" calcext:value-type="float">
            <text:p>1.7615384615384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50" calcext:value-type="float">
            <text:p>3050</text:p>
          </table:table-cell>
          <table:table-cell office:value-type="float" office:value="13360" calcext:value-type="float">
            <text:p>13360</text:p>
          </table:table-cell>
          <table:table-cell table:formula="of:=[.C117]/1950" office:value-type="float" office:value="1.56410256410256" calcext:value-type="float">
            <text:p>1.564102564102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88" calcext:value-type="float">
            <text:p>3088</text:p>
          </table:table-cell>
          <table:table-cell office:value-type="float" office:value="13351" calcext:value-type="float">
            <text:p>13351</text:p>
          </table:table-cell>
          <table:table-cell table:formula="of:=[.C118]/1950" office:value-type="float" office:value="1.58358974358974" calcext:value-type="float">
            <text:p>1.583589743589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69" calcext:value-type="float">
            <text:p>3169</text:p>
          </table:table-cell>
          <table:table-cell office:value-type="float" office:value="13351" calcext:value-type="float">
            <text:p>13351</text:p>
          </table:table-cell>
          <table:table-cell table:formula="of:=[.C119]/1950" office:value-type="float" office:value="1.62512820512821" calcext:value-type="float">
            <text:p>1.625128205128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58" calcext:value-type="float">
            <text:p>3158</text:p>
          </table:table-cell>
          <table:table-cell office:value-type="float" office:value="13352" calcext:value-type="float">
            <text:p>13352</text:p>
          </table:table-cell>
          <table:table-cell table:formula="of:=[.C120]/1950" office:value-type="float" office:value="1.61948717948718" calcext:value-type="float">
            <text:p>1.619487179487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20" calcext:value-type="float">
            <text:p>3320</text:p>
          </table:table-cell>
          <table:table-cell office:value-type="float" office:value="13355" calcext:value-type="float">
            <text:p>13355</text:p>
          </table:table-cell>
          <table:table-cell table:formula="of:=[.C121]/1950" office:value-type="float" office:value="1.7025641025641" calcext:value-type="float">
            <text:p>1.7025641025641</text:p>
          </table:table-cell>
          <table:table-cell table:number-columns-repeated="2"/>
        </table:table-row>
      </table:table>
      <table:table table:name="Pivot Table_Asim71_1" table:style-name="ta1">
        <table:shapes>
          <draw:frame draw:z-index="0" draw:style-name="gr1" draw:text-style-name="P1" svg:width="7.9921in" svg:height="4.4953in" svg:x="8.8858in" svg:y="0in">
            <draw:object draw:notify-on-update-of-ranges="'Pivot Table_Asim71_1'.F2:'Pivot Table_Asim71_1'.F2 'Pivot Table_Asim71_1'.F3:'Pivot Table_Asim71_1'.F22 'Pivot Table_Asim71_1'.H2:'Pivot Table_Asim71_1'.H2 'Pivot Table_Asim71_1'.H3:'Pivot Table_Asim71_1'.H22 'Pivot Table_Asim71_1'.I2:'Pivot Table_Asim71_1'.I2 'Pivot Table_Asim71_1'.I3:'Pivot Table_Asim71_1'.I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AgeMax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AgeMax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5" office:value-type="float" office:value="14329.3333333333" calcext:value-type="float">
            <text:p>14329.3333333333</text:p>
          </table:table-cell>
          <table:table-cell table:style-name="ce31" office:value-type="float" office:value="1.63538461538462" calcext:value-type="float">
            <text:p>1.63538461538462</text:p>
          </table:table-cell>
          <table:table-cell table:style-name="ce43" office:value-type="float" office:value="1.80435897435897" calcext:value-type="float">
            <text:p>1.804358974358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329.3333333333" calcext:value-type="float">
            <text:p>14329.3333333333</text:p>
          </table:table-cell>
          <table:table-cell office:value-type="float" office:value="1.63538461538462" calcext:value-type="float">
            <text:p>1.63538461538462</text:p>
          </table:table-cell>
          <table:table-cell office:value-type="float" office:value="1.80435897435897" calcext:value-type="float">
            <text:p>1.80435897435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98.5" calcext:value-type="float">
            <text:p>13398.5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66222222222222" calcext:value-type="float">
            <text:p>1.66222222222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98.5" calcext:value-type="float">
            <text:p>13398.5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.66222222222222" calcext:value-type="float">
            <text:p>1.662222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356.8333333333" calcext:value-type="float">
            <text:p>13356.8333333333</text:p>
          </table:table-cell>
          <table:table-cell office:value-type="float" office:value="1.54717948717949" calcext:value-type="float">
            <text:p>1.54717948717949</text:p>
          </table:table-cell>
          <table:table-cell office:value-type="float" office:value="1.60666666666667" calcext:value-type="float">
            <text:p>1.60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356.8333333333" calcext:value-type="float">
            <text:p>13356.8333333333</text:p>
          </table:table-cell>
          <table:table-cell office:value-type="float" office:value="1.54717948717949" calcext:value-type="float">
            <text:p>1.54717948717949</text:p>
          </table:table-cell>
          <table:table-cell office:value-type="float" office:value="1.60666666666667" calcext:value-type="float">
            <text:p>1.60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56.5" calcext:value-type="float">
            <text:p>13356.5</text:p>
          </table:table-cell>
          <table:table-cell office:value-type="float" office:value="1.51333333333333" calcext:value-type="float">
            <text:p>1.51333333333333</text:p>
          </table:table-cell>
          <table:table-cell office:value-type="float" office:value="1.58008547008547" calcext:value-type="float">
            <text:p>1.580085470085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56.5" calcext:value-type="float">
            <text:p>13356.5</text:p>
          </table:table-cell>
          <table:table-cell office:value-type="float" office:value="1.51333333333333" calcext:value-type="float">
            <text:p>1.51333333333333</text:p>
          </table:table-cell>
          <table:table-cell office:value-type="float" office:value="1.58008547008547" calcext:value-type="float">
            <text:p>1.58008547008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1.51948717948718" calcext:value-type="float">
            <text:p>1.51948717948718</text:p>
          </table:table-cell>
          <table:table-cell office:value-type="float" office:value="1.61581196581197" calcext:value-type="float">
            <text:p>1.61581196581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1.51948717948718" calcext:value-type="float">
            <text:p>1.51948717948718</text:p>
          </table:table-cell>
          <table:table-cell office:value-type="float" office:value="1.61581196581197" calcext:value-type="float">
            <text:p>1.61581196581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57.5" calcext:value-type="float">
            <text:p>13357.5</text:p>
          </table:table-cell>
          <table:table-cell office:value-type="float" office:value="1.62564102564103" calcext:value-type="float">
            <text:p>1.62564102564103</text:p>
          </table:table-cell>
          <table:table-cell office:value-type="float" office:value="1.68641025641026" calcext:value-type="float">
            <text:p>1.686410256410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357.5" calcext:value-type="float">
            <text:p>13357.5</text:p>
          </table:table-cell>
          <table:table-cell office:value-type="float" office:value="1.62564102564103" calcext:value-type="float">
            <text:p>1.62564102564103</text:p>
          </table:table-cell>
          <table:table-cell office:value-type="float" office:value="1.68641025641026" calcext:value-type="float">
            <text:p>1.68641025641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62.8333333333" calcext:value-type="float">
            <text:p>13362.8333333333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62888888888889" calcext:value-type="float">
            <text:p>1.628888888888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362.8333333333" calcext:value-type="float">
            <text:p>13362.8333333333</text:p>
          </table:table-cell>
          <table:table-cell office:value-type="float" office:value="1.51794871794872" calcext:value-type="float">
            <text:p>1.51794871794872</text:p>
          </table:table-cell>
          <table:table-cell office:value-type="float" office:value="1.62888888888889" calcext:value-type="float">
            <text:p>1.62888888888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53.5" calcext:value-type="float">
            <text:p>13353.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60957264957265" calcext:value-type="float">
            <text:p>1.609572649572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353.5" calcext:value-type="float">
            <text:p>13353.5</text:p>
          </table:table-cell>
          <table:table-cell office:value-type="float" office:value="1.55692307692308" calcext:value-type="float">
            <text:p>1.55692307692308</text:p>
          </table:table-cell>
          <table:table-cell office:value-type="float" office:value="1.60957264957265" calcext:value-type="float">
            <text:p>1.60957264957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53.3333333333" calcext:value-type="float">
            <text:p>13353.3333333333</text:p>
          </table:table-cell>
          <table:table-cell office:value-type="float" office:value="1.54974358974359" calcext:value-type="float">
            <text:p>1.54974358974359</text:p>
          </table:table-cell>
          <table:table-cell office:value-type="float" office:value="1.65162393162393" calcext:value-type="float">
            <text:p>1.651623931623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353.3333333333" calcext:value-type="float">
            <text:p>13353.3333333333</text:p>
          </table:table-cell>
          <table:table-cell office:value-type="float" office:value="1.54974358974359" calcext:value-type="float">
            <text:p>1.54974358974359</text:p>
          </table:table-cell>
          <table:table-cell office:value-type="float" office:value="1.65162393162393" calcext:value-type="float">
            <text:p>1.65162393162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52.1666666667" calcext:value-type="float">
            <text:p>13352.1666666667</text:p>
          </table:table-cell>
          <table:table-cell office:value-type="float" office:value="1.50051282051282" calcext:value-type="float">
            <text:p>1.50051282051282</text:p>
          </table:table-cell>
          <table:table-cell office:value-type="float" office:value="1.66435897435897" calcext:value-type="float">
            <text:p>1.664358974358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352.1666666667" calcext:value-type="float">
            <text:p>13352.1666666667</text:p>
          </table:table-cell>
          <table:table-cell office:value-type="float" office:value="1.50051282051282" calcext:value-type="float">
            <text:p>1.50051282051282</text:p>
          </table:table-cell>
          <table:table-cell office:value-type="float" office:value="1.66435897435897" calcext:value-type="float">
            <text:p>1.66435897435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57.1666666667" calcext:value-type="float">
            <text:p>13357.1666666667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7615384615385" calcext:value-type="float">
            <text:p>1.576153846153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357.1666666667" calcext:value-type="float">
            <text:p>13357.1666666667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7615384615385" calcext:value-type="float">
            <text:p>1.57615384615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1.52820512820513" calcext:value-type="float">
            <text:p>1.52820512820513</text:p>
          </table:table-cell>
          <table:table-cell office:value-type="float" office:value="1.61760683760684" calcext:value-type="float">
            <text:p>1.617606837606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1.52820512820513" calcext:value-type="float">
            <text:p>1.52820512820513</text:p>
          </table:table-cell>
          <table:table-cell office:value-type="float" office:value="1.61760683760684" calcext:value-type="float">
            <text:p>1.617606837606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362.1666666667" calcext:value-type="float">
            <text:p>13362.1666666667</text:p>
          </table:table-cell>
          <table:table-cell office:value-type="float" office:value="1.54461538461538" calcext:value-type="float">
            <text:p>1.54461538461538</text:p>
          </table:table-cell>
          <table:table-cell office:value-type="float" office:value="1.64076923076923" calcext:value-type="float">
            <text:p>1.640769230769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362.1666666667" calcext:value-type="float">
            <text:p>13362.1666666667</text:p>
          </table:table-cell>
          <table:table-cell office:value-type="float" office:value="1.54461538461538" calcext:value-type="float">
            <text:p>1.54461538461538</text:p>
          </table:table-cell>
          <table:table-cell office:value-type="float" office:value="1.64076923076923" calcext:value-type="float">
            <text:p>1.64076923076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370.8333333333" calcext:value-type="float">
            <text:p>13370.8333333333</text:p>
          </table:table-cell>
          <table:table-cell office:value-type="float" office:value="1.51538461538462" calcext:value-type="float">
            <text:p>1.51538461538462</text:p>
          </table:table-cell>
          <table:table-cell office:value-type="float" office:value="1.58264957264957" calcext:value-type="float">
            <text:p>1.582649572649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370.8333333333" calcext:value-type="float">
            <text:p>13370.8333333333</text:p>
          </table:table-cell>
          <table:table-cell office:value-type="float" office:value="1.51538461538462" calcext:value-type="float">
            <text:p>1.51538461538462</text:p>
          </table:table-cell>
          <table:table-cell office:value-type="float" office:value="1.58264957264957" calcext:value-type="float">
            <text:p>1.582649572649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352.6666666667" calcext:value-type="float">
            <text:p>13352.6666666667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222222222222" calcext:value-type="float">
            <text:p>1.55222222222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52.6666666667" calcext:value-type="float">
            <text:p>13352.6666666667</text:p>
          </table:table-cell>
          <table:table-cell office:value-type="float" office:value="1.49230769230769" calcext:value-type="float">
            <text:p>1.49230769230769</text:p>
          </table:table-cell>
          <table:table-cell office:value-type="float" office:value="1.55222222222222" calcext:value-type="float">
            <text:p>1.552222222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51.1666666667" calcext:value-type="float">
            <text:p>13351.1666666667</text:p>
          </table:table-cell>
          <table:table-cell office:value-type="float" office:value="1.51948717948718" calcext:value-type="float">
            <text:p>1.51948717948718</text:p>
          </table:table-cell>
          <table:table-cell office:value-type="float" office:value="1.63606837606838" calcext:value-type="float">
            <text:p>1.63606837606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351.1666666667" calcext:value-type="float">
            <text:p>13351.1666666667</text:p>
          </table:table-cell>
          <table:table-cell office:value-type="float" office:value="1.51948717948718" calcext:value-type="float">
            <text:p>1.51948717948718</text:p>
          </table:table-cell>
          <table:table-cell office:value-type="float" office:value="1.63606837606838" calcext:value-type="float">
            <text:p>1.63606837606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349.5" calcext:value-type="float">
            <text:p>13349.5</text:p>
          </table:table-cell>
          <table:table-cell office:value-type="float" office:value="1.5425641025641" calcext:value-type="float">
            <text:p>1.5425641025641</text:p>
          </table:table-cell>
          <table:table-cell office:value-type="float" office:value="1.57538461538462" calcext:value-type="float">
            <text:p>1.575384615384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349.5" calcext:value-type="float">
            <text:p>13349.5</text:p>
          </table:table-cell>
          <table:table-cell office:value-type="float" office:value="1.5425641025641" calcext:value-type="float">
            <text:p>1.5425641025641</text:p>
          </table:table-cell>
          <table:table-cell office:value-type="float" office:value="1.57538461538462" calcext:value-type="float">
            <text:p>1.57538461538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49.6666666667" calcext:value-type="float">
            <text:p>13349.6666666667</text:p>
          </table:table-cell>
          <table:table-cell office:value-type="float" office:value="1.53282051282051" calcext:value-type="float">
            <text:p>1.53282051282051</text:p>
          </table:table-cell>
          <table:table-cell office:value-type="float" office:value="1.61649572649573" calcext:value-type="float">
            <text:p>1.616495726495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349.6666666667" calcext:value-type="float">
            <text:p>13349.6666666667</text:p>
          </table:table-cell>
          <table:table-cell office:value-type="float" office:value="1.53282051282051" calcext:value-type="float">
            <text:p>1.53282051282051</text:p>
          </table:table-cell>
          <table:table-cell office:value-type="float" office:value="1.61649572649573" calcext:value-type="float">
            <text:p>1.616495726495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52.3333333333" calcext:value-type="float">
            <text:p>13352.3333333333</text:p>
          </table:table-cell>
          <table:table-cell office:value-type="float" office:value="1.54974358974359" calcext:value-type="float">
            <text:p>1.54974358974359</text:p>
          </table:table-cell>
          <table:table-cell office:value-type="float" office:value="1.66367521367521" calcext:value-type="float">
            <text:p>1.663675213675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352.3333333333" calcext:value-type="float">
            <text:p>13352.3333333333</text:p>
          </table:table-cell>
          <table:table-cell office:value-type="float" office:value="1.54974358974359" calcext:value-type="float">
            <text:p>1.54974358974359</text:p>
          </table:table-cell>
          <table:table-cell office:value-type="float" office:value="1.66367521367521" calcext:value-type="float">
            <text:p>1.663675213675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13353.8333333333" calcext:value-type="float">
            <text:p>13353.8333333333</text:p>
          </table:table-cell>
          <table:table-cell table:style-name="ce33" office:value-type="float" office:value="1.56410256410256" calcext:value-type="float">
            <text:p>1.56410256410256</text:p>
          </table:table-cell>
          <table:table-cell table:style-name="ce45" office:value-type="float" office:value="1.64273504273504" calcext:value-type="float">
            <text:p>1.642735042735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53.8333333333" calcext:value-type="float">
            <text:p>13353.8333333333</text:p>
          </table:table-cell>
          <table:table-cell office:value-type="float" office:value="1.56410256410256" calcext:value-type="float">
            <text:p>1.56410256410256</text:p>
          </table:table-cell>
          <table:table-cell office:value-type="float" office:value="1.64273504273504" calcext:value-type="float">
            <text:p>1.64273504273504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13406.625" calcext:value-type="float">
            <text:p>13406.625</text:p>
          </table:table-cell>
          <table:table-cell table:style-name="ce34" office:value-type="float" office:value="1.49230769230769" calcext:value-type="float">
            <text:p>1.49230769230769</text:p>
          </table:table-cell>
          <table:table-cell table:style-name="ce46" office:value-type="float" office:value="1.63068803418803" calcext:value-type="float">
            <text:p>1.63068803418803</text:p>
          </table:table-cell>
          <table:table-cell table:number-columns-repeated="5"/>
        </table:table-row>
      </table:table>
      <table:table table:name="Asim44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ore Comp</text:p>
          </table:table-cell>
          <table:table-cell/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1" calcext:value-type="float">
            <text:p>5841</text:p>
          </table:table-cell>
          <table:table-cell office:value-type="float" office:value="3495" calcext:value-type="float">
            <text:p>3495</text:p>
          </table:table-cell>
          <table:table-cell table:formula="of:=[.C2]/2720" office:value-type="float" office:value="2.14742647058824" calcext:value-type="float">
            <text:p>2.147426470588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8" calcext:value-type="float">
            <text:p>6198</text:p>
          </table:table-cell>
          <table:table-cell office:value-type="float" office:value="3541" calcext:value-type="float">
            <text:p>3541</text:p>
          </table:table-cell>
          <table:table-cell table:formula="of:=[.C3]/2720" office:value-type="float" office:value="2.27867647058824" calcext:value-type="float">
            <text:p>2.278676470588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7" calcext:value-type="float">
            <text:p>5967</text:p>
          </table:table-cell>
          <table:table-cell office:value-type="float" office:value="3529" calcext:value-type="float">
            <text:p>3529</text:p>
          </table:table-cell>
          <table:table-cell table:formula="of:=[.C4]/2720" office:value-type="float" office:value="2.19375" calcext:value-type="float">
            <text:p>2.193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2" calcext:value-type="float">
            <text:p>6222</text:p>
          </table:table-cell>
          <table:table-cell office:value-type="float" office:value="3517" calcext:value-type="float">
            <text:p>3517</text:p>
          </table:table-cell>
          <table:table-cell table:formula="of:=[.C5]/2720" office:value-type="float" office:value="2.2875" calcext:value-type="float">
            <text:p>2.287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2" calcext:value-type="float">
            <text:p>6212</text:p>
          </table:table-cell>
          <table:table-cell office:value-type="float" office:value="3497" calcext:value-type="float">
            <text:p>3497</text:p>
          </table:table-cell>
          <table:table-cell table:formula="of:=[.C6]/2720" office:value-type="float" office:value="2.28382352941176" calcext:value-type="float">
            <text:p>2.283823529411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34" calcext:value-type="float">
            <text:p>5834</text:p>
          </table:table-cell>
          <table:table-cell office:value-type="float" office:value="3506" calcext:value-type="float">
            <text:p>3506</text:p>
          </table:table-cell>
          <table:table-cell table:formula="of:=[.C7]/2720" office:value-type="float" office:value="2.14485294117647" calcext:value-type="float">
            <text:p>2.144852941176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44" calcext:value-type="float">
            <text:p>6044</text:p>
          </table:table-cell>
          <table:table-cell office:value-type="float" office:value="3426" calcext:value-type="float">
            <text:p>3426</text:p>
          </table:table-cell>
          <table:table-cell table:formula="of:=[.C8]/2720" office:value-type="float" office:value="2.22205882352941" calcext:value-type="float">
            <text:p>2.222058823529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60" calcext:value-type="float">
            <text:p>6060</text:p>
          </table:table-cell>
          <table:table-cell office:value-type="float" office:value="3467" calcext:value-type="float">
            <text:p>3467</text:p>
          </table:table-cell>
          <table:table-cell table:formula="of:=[.C9]/2720" office:value-type="float" office:value="2.22794117647059" calcext:value-type="float">
            <text:p>2.22794117647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50" calcext:value-type="float">
            <text:p>6250</text:p>
          </table:table-cell>
          <table:table-cell office:value-type="float" office:value="3449" calcext:value-type="float">
            <text:p>3449</text:p>
          </table:table-cell>
          <table:table-cell table:formula="of:=[.C10]/2720" office:value-type="float" office:value="2.29779411764706" calcext:value-type="float">
            <text:p>2.297794117647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94" calcext:value-type="float">
            <text:p>5694</text:p>
          </table:table-cell>
          <table:table-cell office:value-type="float" office:value="3496" calcext:value-type="float">
            <text:p>3496</text:p>
          </table:table-cell>
          <table:table-cell table:formula="of:=[.C11]/2720" office:value-type="float" office:value="2.09338235294118" calcext:value-type="float">
            <text:p>2.093382352941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17" calcext:value-type="float">
            <text:p>6117</text:p>
          </table:table-cell>
          <table:table-cell office:value-type="float" office:value="3457" calcext:value-type="float">
            <text:p>3457</text:p>
          </table:table-cell>
          <table:table-cell table:formula="of:=[.C12]/2720" office:value-type="float" office:value="2.24889705882353" calcext:value-type="float">
            <text:p>2.248897058823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51" calcext:value-type="float">
            <text:p>5151</text:p>
          </table:table-cell>
          <table:table-cell office:value-type="float" office:value="3456" calcext:value-type="float">
            <text:p>3456</text:p>
          </table:table-cell>
          <table:table-cell table:formula="of:=[.C13]/2720" office:value-type="float" office:value="1.89375" calcext:value-type="float">
            <text:p>1.89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28" calcext:value-type="float">
            <text:p>5928</text:p>
          </table:table-cell>
          <table:table-cell office:value-type="float" office:value="3420" calcext:value-type="float">
            <text:p>3420</text:p>
          </table:table-cell>
          <table:table-cell table:formula="of:=[.C14]/2720" office:value-type="float" office:value="2.17941176470588" calcext:value-type="float">
            <text:p>2.179411764705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53" calcext:value-type="float">
            <text:p>5953</text:p>
          </table:table-cell>
          <table:table-cell office:value-type="float" office:value="3460" calcext:value-type="float">
            <text:p>3460</text:p>
          </table:table-cell>
          <table:table-cell table:formula="of:=[.C15]/2720" office:value-type="float" office:value="2.18860294117647" calcext:value-type="float">
            <text:p>2.188602941176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94" calcext:value-type="float">
            <text:p>5694</text:p>
          </table:table-cell>
          <table:table-cell office:value-type="float" office:value="3466" calcext:value-type="float">
            <text:p>3466</text:p>
          </table:table-cell>
          <table:table-cell table:formula="of:=[.C16]/2720" office:value-type="float" office:value="2.09338235294118" calcext:value-type="float">
            <text:p>2.0933823529411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60" calcext:value-type="float">
            <text:p>6460</text:p>
          </table:table-cell>
          <table:table-cell office:value-type="float" office:value="3464" calcext:value-type="float">
            <text:p>3464</text:p>
          </table:table-cell>
          <table:table-cell table:formula="of:=[.C17]/2720" office:value-type="float" office:value="2.375" calcext:value-type="float">
            <text:p>2.3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17" calcext:value-type="float">
            <text:p>5917</text:p>
          </table:table-cell>
          <table:table-cell office:value-type="float" office:value="3461" calcext:value-type="float">
            <text:p>3461</text:p>
          </table:table-cell>
          <table:table-cell table:formula="of:=[.C18]/2720" office:value-type="float" office:value="2.17536764705882" calcext:value-type="float">
            <text:p>2.175367647058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34" calcext:value-type="float">
            <text:p>6134</text:p>
          </table:table-cell>
          <table:table-cell office:value-type="float" office:value="3442" calcext:value-type="float">
            <text:p>3442</text:p>
          </table:table-cell>
          <table:table-cell table:formula="of:=[.C19]/2720" office:value-type="float" office:value="2.25514705882353" calcext:value-type="float">
            <text:p>2.2551470588235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  <table:table-cell office:value-type="float" office:value="3384" calcext:value-type="float">
            <text:p>3384</text:p>
          </table:table-cell>
          <table:table-cell table:formula="of:=[.C20]/2720" office:value-type="float" office:value="2.27941176470588" calcext:value-type="float">
            <text:p>2.279411764705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37" calcext:value-type="float">
            <text:p>6537</text:p>
          </table:table-cell>
          <table:table-cell office:value-type="float" office:value="3391" calcext:value-type="float">
            <text:p>3391</text:p>
          </table:table-cell>
          <table:table-cell table:formula="of:=[.C21]/2720" office:value-type="float" office:value="2.40330882352941" calcext:value-type="float">
            <text:p>2.403308823529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45" calcext:value-type="float">
            <text:p>5345</text:p>
          </table:table-cell>
          <table:table-cell office:value-type="float" office:value="3440" calcext:value-type="float">
            <text:p>3440</text:p>
          </table:table-cell>
          <table:table-cell table:formula="of:=[.C22]/2720" office:value-type="float" office:value="1.96507352941176" calcext:value-type="float">
            <text:p>1.965073529411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0" calcext:value-type="float">
            <text:p>6160</text:p>
          </table:table-cell>
          <table:table-cell office:value-type="float" office:value="3437" calcext:value-type="float">
            <text:p>3437</text:p>
          </table:table-cell>
          <table:table-cell table:formula="of:=[.C23]/2720" office:value-type="float" office:value="2.26470588235294" calcext:value-type="float">
            <text:p>2.264705882352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59" calcext:value-type="float">
            <text:p>6059</text:p>
          </table:table-cell>
          <table:table-cell office:value-type="float" office:value="3482" calcext:value-type="float">
            <text:p>3482</text:p>
          </table:table-cell>
          <table:table-cell table:formula="of:=[.C24]/2720" office:value-type="float" office:value="2.22757352941176" calcext:value-type="float">
            <text:p>2.227573529411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48" calcext:value-type="float">
            <text:p>6048</text:p>
          </table:table-cell>
          <table:table-cell office:value-type="float" office:value="3439" calcext:value-type="float">
            <text:p>3439</text:p>
          </table:table-cell>
          <table:table-cell table:formula="of:=[.C25]/2720" office:value-type="float" office:value="2.22352941176471" calcext:value-type="float">
            <text:p>2.223529411764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49" calcext:value-type="float">
            <text:p>6149</text:p>
          </table:table-cell>
          <table:table-cell office:value-type="float" office:value="3422" calcext:value-type="float">
            <text:p>3422</text:p>
          </table:table-cell>
          <table:table-cell table:formula="of:=[.C26]/2720" office:value-type="float" office:value="2.26066176470588" calcext:value-type="float">
            <text:p>2.260661764705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11" calcext:value-type="float">
            <text:p>6011</text:p>
          </table:table-cell>
          <table:table-cell office:value-type="float" office:value="3407" calcext:value-type="float">
            <text:p>3407</text:p>
          </table:table-cell>
          <table:table-cell table:formula="of:=[.C27]/2720" office:value-type="float" office:value="2.20992647058824" calcext:value-type="float">
            <text:p>2.209926470588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949" calcext:value-type="float">
            <text:p>5949</text:p>
          </table:table-cell>
          <table:table-cell office:value-type="float" office:value="3408" calcext:value-type="float">
            <text:p>3408</text:p>
          </table:table-cell>
          <table:table-cell table:formula="of:=[.C28]/2720" office:value-type="float" office:value="2.18713235294118" calcext:value-type="float">
            <text:p>2.187132352941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287" calcext:value-type="float">
            <text:p>5287</text:p>
          </table:table-cell>
          <table:table-cell office:value-type="float" office:value="3457" calcext:value-type="float">
            <text:p>3457</text:p>
          </table:table-cell>
          <table:table-cell table:formula="of:=[.C29]/2720" office:value-type="float" office:value="1.94375" calcext:value-type="float">
            <text:p>1.94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77" calcext:value-type="float">
            <text:p>6077</text:p>
          </table:table-cell>
          <table:table-cell office:value-type="float" office:value="3416" calcext:value-type="float">
            <text:p>3416</text:p>
          </table:table-cell>
          <table:table-cell table:formula="of:=[.C30]/2720" office:value-type="float" office:value="2.23419117647059" calcext:value-type="float">
            <text:p>2.234191176470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686" calcext:value-type="float">
            <text:p>5686</text:p>
          </table:table-cell>
          <table:table-cell office:value-type="float" office:value="3393" calcext:value-type="float">
            <text:p>3393</text:p>
          </table:table-cell>
          <table:table-cell table:formula="of:=[.C31]/2720" office:value-type="float" office:value="2.09044117647059" calcext:value-type="float">
            <text:p>2.090441176470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76" calcext:value-type="float">
            <text:p>5776</text:p>
          </table:table-cell>
          <table:table-cell office:value-type="float" office:value="3425" calcext:value-type="float">
            <text:p>3425</text:p>
          </table:table-cell>
          <table:table-cell table:formula="of:=[.C32]/2720" office:value-type="float" office:value="2.12352941176471" calcext:value-type="float">
            <text:p>2.123529411764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13" calcext:value-type="float">
            <text:p>6313</text:p>
          </table:table-cell>
          <table:table-cell office:value-type="float" office:value="3383" calcext:value-type="float">
            <text:p>3383</text:p>
          </table:table-cell>
          <table:table-cell table:formula="of:=[.C33]/2720" office:value-type="float" office:value="2.32095588235294" calcext:value-type="float">
            <text:p>2.320955882352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84" calcext:value-type="float">
            <text:p>5284</text:p>
          </table:table-cell>
          <table:table-cell office:value-type="float" office:value="3405" calcext:value-type="float">
            <text:p>3405</text:p>
          </table:table-cell>
          <table:table-cell table:formula="of:=[.C34]/2720" office:value-type="float" office:value="1.94264705882353" calcext:value-type="float">
            <text:p>1.942647058823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float" office:value="3401" calcext:value-type="float">
            <text:p>3401</text:p>
          </table:table-cell>
          <table:table-cell table:formula="of:=[.C35]/2720" office:value-type="float" office:value="2.09558823529412" calcext:value-type="float">
            <text:p>2.095588235294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float" office:value="3421" calcext:value-type="float">
            <text:p>3421</text:p>
          </table:table-cell>
          <table:table-cell table:formula="of:=[.C36]/2720" office:value-type="float" office:value="2.20882352941176" calcext:value-type="float">
            <text:p>2.208823529411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54" calcext:value-type="float">
            <text:p>6354</text:p>
          </table:table-cell>
          <table:table-cell office:value-type="float" office:value="3444" calcext:value-type="float">
            <text:p>3444</text:p>
          </table:table-cell>
          <table:table-cell table:formula="of:=[.C37]/2720" office:value-type="float" office:value="2.33602941176471" calcext:value-type="float">
            <text:p>2.3360294117647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856" calcext:value-type="float">
            <text:p>5856</text:p>
          </table:table-cell>
          <table:table-cell office:value-type="float" office:value="3389" calcext:value-type="float">
            <text:p>3389</text:p>
          </table:table-cell>
          <table:table-cell table:formula="of:=[.C38]/2720" office:value-type="float" office:value="2.15294117647059" calcext:value-type="float">
            <text:p>2.152941176470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948" calcext:value-type="float">
            <text:p>5948</text:p>
          </table:table-cell>
          <table:table-cell office:value-type="float" office:value="3404" calcext:value-type="float">
            <text:p>3404</text:p>
          </table:table-cell>
          <table:table-cell table:formula="of:=[.C39]/2720" office:value-type="float" office:value="2.18676470588235" calcext:value-type="float">
            <text:p>2.186764705882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371" calcext:value-type="float">
            <text:p>5371</text:p>
          </table:table-cell>
          <table:table-cell office:value-type="float" office:value="3418" calcext:value-type="float">
            <text:p>3418</text:p>
          </table:table-cell>
          <table:table-cell table:formula="of:=[.C40]/2720" office:value-type="float" office:value="1.97463235294118" calcext:value-type="float">
            <text:p>1.974632352941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08" calcext:value-type="float">
            <text:p>6308</text:p>
          </table:table-cell>
          <table:table-cell office:value-type="float" office:value="3428" calcext:value-type="float">
            <text:p>3428</text:p>
          </table:table-cell>
          <table:table-cell table:formula="of:=[.C41]/2720" office:value-type="float" office:value="2.31911764705882" calcext:value-type="float">
            <text:p>2.319117647058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283" calcext:value-type="float">
            <text:p>6283</text:p>
          </table:table-cell>
          <table:table-cell office:value-type="float" office:value="3446" calcext:value-type="float">
            <text:p>3446</text:p>
          </table:table-cell>
          <table:table-cell table:formula="of:=[.C42]/2720" office:value-type="float" office:value="2.30992647058824" calcext:value-type="float">
            <text:p>2.309926470588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91" calcext:value-type="float">
            <text:p>5791</text:p>
          </table:table-cell>
          <table:table-cell office:value-type="float" office:value="3432" calcext:value-type="float">
            <text:p>3432</text:p>
          </table:table-cell>
          <table:table-cell table:formula="of:=[.C43]/2720" office:value-type="float" office:value="2.12904411764706" calcext:value-type="float">
            <text:p>2.129044117647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18" calcext:value-type="float">
            <text:p>6018</text:p>
          </table:table-cell>
          <table:table-cell office:value-type="float" office:value="3406" calcext:value-type="float">
            <text:p>3406</text:p>
          </table:table-cell>
          <table:table-cell table:formula="of:=[.C44]/2720" office:value-type="float" office:value="2.2125" calcext:value-type="float">
            <text:p>2.21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17" calcext:value-type="float">
            <text:p>6417</text:p>
          </table:table-cell>
          <table:table-cell office:value-type="float" office:value="3381" calcext:value-type="float">
            <text:p>3381</text:p>
          </table:table-cell>
          <table:table-cell table:formula="of:=[.C45]/2720" office:value-type="float" office:value="2.35919117647059" calcext:value-type="float">
            <text:p>2.359191176470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525" calcext:value-type="float">
            <text:p>5525</text:p>
          </table:table-cell>
          <table:table-cell office:value-type="float" office:value="3348" calcext:value-type="float">
            <text:p>3348</text:p>
          </table:table-cell>
          <table:table-cell table:formula="of:=[.C46]/2720" office:value-type="float" office:value="2.03125" calcext:value-type="float">
            <text:p>2.031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77" calcext:value-type="float">
            <text:p>5677</text:p>
          </table:table-cell>
          <table:table-cell office:value-type="float" office:value="3387" calcext:value-type="float">
            <text:p>3387</text:p>
          </table:table-cell>
          <table:table-cell table:formula="of:=[.C47]/2720" office:value-type="float" office:value="2.08713235294118" calcext:value-type="float">
            <text:p>2.087132352941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84" calcext:value-type="float">
            <text:p>5684</text:p>
          </table:table-cell>
          <table:table-cell office:value-type="float" office:value="3416" calcext:value-type="float">
            <text:p>3416</text:p>
          </table:table-cell>
          <table:table-cell table:formula="of:=[.C48]/2720" office:value-type="float" office:value="2.08970588235294" calcext:value-type="float">
            <text:p>2.0897058823529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759" calcext:value-type="float">
            <text:p>5759</text:p>
          </table:table-cell>
          <table:table-cell office:value-type="float" office:value="3414" calcext:value-type="float">
            <text:p>3414</text:p>
          </table:table-cell>
          <table:table-cell table:formula="of:=[.C49]/2720" office:value-type="float" office:value="2.11727941176471" calcext:value-type="float">
            <text:p>2.117279411764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169" calcext:value-type="float">
            <text:p>6169</text:p>
          </table:table-cell>
          <table:table-cell office:value-type="float" office:value="3450" calcext:value-type="float">
            <text:p>3450</text:p>
          </table:table-cell>
          <table:table-cell table:formula="of:=[.C50]/2720" office:value-type="float" office:value="2.26801470588235" calcext:value-type="float">
            <text:p>2.268014705882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809" calcext:value-type="float">
            <text:p>5809</text:p>
          </table:table-cell>
          <table:table-cell office:value-type="float" office:value="3397" calcext:value-type="float">
            <text:p>3397</text:p>
          </table:table-cell>
          <table:table-cell table:formula="of:=[.C51]/2720" office:value-type="float" office:value="2.13566176470588" calcext:value-type="float">
            <text:p>2.135661764705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921" calcext:value-type="float">
            <text:p>5921</text:p>
          </table:table-cell>
          <table:table-cell office:value-type="float" office:value="3456" calcext:value-type="float">
            <text:p>3456</text:p>
          </table:table-cell>
          <table:table-cell table:formula="of:=[.C52]/2720" office:value-type="float" office:value="2.17683823529412" calcext:value-type="float">
            <text:p>2.176838235294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157" calcext:value-type="float">
            <text:p>6157</text:p>
          </table:table-cell>
          <table:table-cell office:value-type="float" office:value="3474" calcext:value-type="float">
            <text:p>3474</text:p>
          </table:table-cell>
          <table:table-cell table:formula="of:=[.C53]/2720" office:value-type="float" office:value="2.26360294117647" calcext:value-type="float">
            <text:p>2.263602941176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919" calcext:value-type="float">
            <text:p>5919</text:p>
          </table:table-cell>
          <table:table-cell office:value-type="float" office:value="3392" calcext:value-type="float">
            <text:p>3392</text:p>
          </table:table-cell>
          <table:table-cell table:formula="of:=[.C54]/2720" office:value-type="float" office:value="2.17610294117647" calcext:value-type="float">
            <text:p>2.176102941176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27" calcext:value-type="float">
            <text:p>6527</text:p>
          </table:table-cell>
          <table:table-cell office:value-type="float" office:value="3432" calcext:value-type="float">
            <text:p>3432</text:p>
          </table:table-cell>
          <table:table-cell table:formula="of:=[.C55]/2720" office:value-type="float" office:value="2.39963235294118" calcext:value-type="float">
            <text:p>2.399632352941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89" calcext:value-type="float">
            <text:p>5789</text:p>
          </table:table-cell>
          <table:table-cell office:value-type="float" office:value="3419" calcext:value-type="float">
            <text:p>3419</text:p>
          </table:table-cell>
          <table:table-cell table:formula="of:=[.C56]/2720" office:value-type="float" office:value="2.12830882352941" calcext:value-type="float">
            <text:p>2.1283088235294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54" calcext:value-type="float">
            <text:p>6154</text:p>
          </table:table-cell>
          <table:table-cell office:value-type="float" office:value="3417" calcext:value-type="float">
            <text:p>3417</text:p>
          </table:table-cell>
          <table:table-cell table:formula="of:=[.C57]/2720" office:value-type="float" office:value="2.2625" calcext:value-type="float">
            <text:p>2.26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972" calcext:value-type="float">
            <text:p>5972</text:p>
          </table:table-cell>
          <table:table-cell office:value-type="float" office:value="3398" calcext:value-type="float">
            <text:p>3398</text:p>
          </table:table-cell>
          <table:table-cell table:formula="of:=[.C58]/2720" office:value-type="float" office:value="2.19558823529412" calcext:value-type="float">
            <text:p>2.195588235294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99" calcext:value-type="float">
            <text:p>5899</text:p>
          </table:table-cell>
          <table:table-cell office:value-type="float" office:value="3368" calcext:value-type="float">
            <text:p>3368</text:p>
          </table:table-cell>
          <table:table-cell table:formula="of:=[.C59]/2720" office:value-type="float" office:value="2.16875" calcext:value-type="float">
            <text:p>2.168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09" calcext:value-type="float">
            <text:p>6109</text:p>
          </table:table-cell>
          <table:table-cell office:value-type="float" office:value="3436" calcext:value-type="float">
            <text:p>3436</text:p>
          </table:table-cell>
          <table:table-cell table:formula="of:=[.C60]/2720" office:value-type="float" office:value="2.24595588235294" calcext:value-type="float">
            <text:p>2.2459558823529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16" calcext:value-type="float">
            <text:p>6116</text:p>
          </table:table-cell>
          <table:table-cell office:value-type="float" office:value="3424" calcext:value-type="float">
            <text:p>3424</text:p>
          </table:table-cell>
          <table:table-cell table:formula="of:=[.C61]/2720" office:value-type="float" office:value="2.24852941176471" calcext:value-type="float">
            <text:p>2.248529411764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526" calcext:value-type="float">
            <text:p>5526</text:p>
          </table:table-cell>
          <table:table-cell office:value-type="float" office:value="3393" calcext:value-type="float">
            <text:p>3393</text:p>
          </table:table-cell>
          <table:table-cell table:formula="of:=[.C62]/2720" office:value-type="float" office:value="2.03161764705882" calcext:value-type="float">
            <text:p>2.031617647058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16" calcext:value-type="float">
            <text:p>5216</text:p>
          </table:table-cell>
          <table:table-cell office:value-type="float" office:value="3393" calcext:value-type="float">
            <text:p>3393</text:p>
          </table:table-cell>
          <table:table-cell table:formula="of:=[.C63]/2720" office:value-type="float" office:value="1.91764705882353" calcext:value-type="float">
            <text:p>1.9176470588235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93" calcext:value-type="float">
            <text:p>5293</text:p>
          </table:table-cell>
          <table:table-cell office:value-type="float" office:value="3365" calcext:value-type="float">
            <text:p>3365</text:p>
          </table:table-cell>
          <table:table-cell table:formula="of:=[.C64]/2720" office:value-type="float" office:value="1.94595588235294" calcext:value-type="float">
            <text:p>1.9459558823529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723" calcext:value-type="float">
            <text:p>5723</text:p>
          </table:table-cell>
          <table:table-cell office:value-type="float" office:value="3405" calcext:value-type="float">
            <text:p>3405</text:p>
          </table:table-cell>
          <table:table-cell table:formula="of:=[.C65]/2720" office:value-type="float" office:value="2.10404411764706" calcext:value-type="float">
            <text:p>2.104044117647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349" calcext:value-type="float">
            <text:p>5349</text:p>
          </table:table-cell>
          <table:table-cell office:value-type="float" office:value="3409" calcext:value-type="float">
            <text:p>3409</text:p>
          </table:table-cell>
          <table:table-cell table:formula="of:=[.C66]/2720" office:value-type="float" office:value="1.96654411764706" calcext:value-type="float">
            <text:p>1.966544117647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488" calcext:value-type="float">
            <text:p>4488</text:p>
          </table:table-cell>
          <table:table-cell office:value-type="float" office:value="3379" calcext:value-type="float">
            <text:p>3379</text:p>
          </table:table-cell>
          <table:table-cell table:formula="of:=[.C67]/2720"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124" calcext:value-type="float">
            <text:p>6124</text:p>
          </table:table-cell>
          <table:table-cell office:value-type="float" office:value="3403" calcext:value-type="float">
            <text:p>3403</text:p>
          </table:table-cell>
          <table:table-cell table:formula="of:=[.C68]/2720" office:value-type="float" office:value="2.25147058823529" calcext:value-type="float">
            <text:p>2.251470588235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618" calcext:value-type="float">
            <text:p>5618</text:p>
          </table:table-cell>
          <table:table-cell office:value-type="float" office:value="3430" calcext:value-type="float">
            <text:p>3430</text:p>
          </table:table-cell>
          <table:table-cell table:formula="of:=[.C69]/2720" office:value-type="float" office:value="2.06544117647059" calcext:value-type="float">
            <text:p>2.0654411764705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947" calcext:value-type="float">
            <text:p>5947</text:p>
          </table:table-cell>
          <table:table-cell office:value-type="float" office:value="3398" calcext:value-type="float">
            <text:p>3398</text:p>
          </table:table-cell>
          <table:table-cell table:formula="of:=[.C70]/2720" office:value-type="float" office:value="2.18639705882353" calcext:value-type="float">
            <text:p>2.186397058823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706" calcext:value-type="float">
            <text:p>5706</text:p>
          </table:table-cell>
          <table:table-cell office:value-type="float" office:value="3404" calcext:value-type="float">
            <text:p>3404</text:p>
          </table:table-cell>
          <table:table-cell table:formula="of:=[.C71]/2720" office:value-type="float" office:value="2.09779411764706" calcext:value-type="float">
            <text:p>2.0977941176470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883" calcext:value-type="float">
            <text:p>5883</text:p>
          </table:table-cell>
          <table:table-cell office:value-type="float" office:value="3396" calcext:value-type="float">
            <text:p>3396</text:p>
          </table:table-cell>
          <table:table-cell table:formula="of:=[.C72]/2720" office:value-type="float" office:value="2.16286764705882" calcext:value-type="float">
            <text:p>2.1628676470588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273" calcext:value-type="float">
            <text:p>6273</text:p>
          </table:table-cell>
          <table:table-cell office:value-type="float" office:value="3410" calcext:value-type="float">
            <text:p>3410</text:p>
          </table:table-cell>
          <table:table-cell table:formula="of:=[.C73]/2720" office:value-type="float" office:value="2.30625" calcext:value-type="float">
            <text:p>2.30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799" calcext:value-type="float">
            <text:p>5799</text:p>
          </table:table-cell>
          <table:table-cell office:value-type="float" office:value="3423" calcext:value-type="float">
            <text:p>3423</text:p>
          </table:table-cell>
          <table:table-cell table:formula="of:=[.C74]/2720" office:value-type="float" office:value="2.13198529411765" calcext:value-type="float">
            <text:p>2.1319852941176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701" calcext:value-type="float">
            <text:p>5701</text:p>
          </table:table-cell>
          <table:table-cell office:value-type="float" office:value="3360" calcext:value-type="float">
            <text:p>3360</text:p>
          </table:table-cell>
          <table:table-cell table:formula="of:=[.C75]/2720" office:value-type="float" office:value="2.09595588235294" calcext:value-type="float">
            <text:p>2.0959558823529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804" calcext:value-type="float">
            <text:p>5804</text:p>
          </table:table-cell>
          <table:table-cell office:value-type="float" office:value="3399" calcext:value-type="float">
            <text:p>3399</text:p>
          </table:table-cell>
          <table:table-cell table:formula="of:=[.C76]/2720" office:value-type="float" office:value="2.13382352941176" calcext:value-type="float">
            <text:p>2.133823529411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457" calcext:value-type="float">
            <text:p>5457</text:p>
          </table:table-cell>
          <table:table-cell office:value-type="float" office:value="3496" calcext:value-type="float">
            <text:p>3496</text:p>
          </table:table-cell>
          <table:table-cell table:formula="of:=[.C77]/2720" office:value-type="float" office:value="2.00625" calcext:value-type="float">
            <text:p>2.006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873" calcext:value-type="float">
            <text:p>5873</text:p>
          </table:table-cell>
          <table:table-cell office:value-type="float" office:value="3433" calcext:value-type="float">
            <text:p>3433</text:p>
          </table:table-cell>
          <table:table-cell table:formula="of:=[.C78]/2720" office:value-type="float" office:value="2.15919117647059" calcext:value-type="float">
            <text:p>2.1591911764705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942" calcext:value-type="float">
            <text:p>5942</text:p>
          </table:table-cell>
          <table:table-cell office:value-type="float" office:value="3413" calcext:value-type="float">
            <text:p>3413</text:p>
          </table:table-cell>
          <table:table-cell table:formula="of:=[.C79]/2720" office:value-type="float" office:value="2.18455882352941" calcext:value-type="float">
            <text:p>2.1845588235294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714" calcext:value-type="float">
            <text:p>5714</text:p>
          </table:table-cell>
          <table:table-cell office:value-type="float" office:value="3398" calcext:value-type="float">
            <text:p>3398</text:p>
          </table:table-cell>
          <table:table-cell table:formula="of:=[.C80]/2720" office:value-type="float" office:value="2.10073529411765" calcext:value-type="float">
            <text:p>2.100735294117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906" calcext:value-type="float">
            <text:p>5906</text:p>
          </table:table-cell>
          <table:table-cell office:value-type="float" office:value="3418" calcext:value-type="float">
            <text:p>3418</text:p>
          </table:table-cell>
          <table:table-cell table:formula="of:=[.C81]/2720" office:value-type="float" office:value="2.17132352941176" calcext:value-type="float">
            <text:p>2.171323529411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76" calcext:value-type="float">
            <text:p>6076</text:p>
          </table:table-cell>
          <table:table-cell office:value-type="float" office:value="3441" calcext:value-type="float">
            <text:p>3441</text:p>
          </table:table-cell>
          <table:table-cell table:formula="of:=[.C82]/2720" office:value-type="float" office:value="2.23382352941176" calcext:value-type="float">
            <text:p>2.233823529411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657" calcext:value-type="float">
            <text:p>5657</text:p>
          </table:table-cell>
          <table:table-cell office:value-type="float" office:value="3403" calcext:value-type="float">
            <text:p>3403</text:p>
          </table:table-cell>
          <table:table-cell table:formula="of:=[.C83]/2720" office:value-type="float" office:value="2.07977941176471" calcext:value-type="float">
            <text:p>2.0797794117647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651" calcext:value-type="float">
            <text:p>5651</text:p>
          </table:table-cell>
          <table:table-cell office:value-type="float" office:value="3418" calcext:value-type="float">
            <text:p>3418</text:p>
          </table:table-cell>
          <table:table-cell table:formula="of:=[.C84]/2720" office:value-type="float" office:value="2.07757352941176" calcext:value-type="float">
            <text:p>2.077573529411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328" calcext:value-type="float">
            <text:p>5328</text:p>
          </table:table-cell>
          <table:table-cell office:value-type="float" office:value="3388" calcext:value-type="float">
            <text:p>3388</text:p>
          </table:table-cell>
          <table:table-cell table:formula="of:=[.C85]/2720" office:value-type="float" office:value="1.95882352941176" calcext:value-type="float">
            <text:p>1.958823529411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048" calcext:value-type="float">
            <text:p>6048</text:p>
          </table:table-cell>
          <table:table-cell office:value-type="float" office:value="3428" calcext:value-type="float">
            <text:p>3428</text:p>
          </table:table-cell>
          <table:table-cell table:formula="of:=[.C86]/2720" office:value-type="float" office:value="2.22352941176471" calcext:value-type="float">
            <text:p>2.2235294117647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584" calcext:value-type="float">
            <text:p>5584</text:p>
          </table:table-cell>
          <table:table-cell office:value-type="float" office:value="3415" calcext:value-type="float">
            <text:p>3415</text:p>
          </table:table-cell>
          <table:table-cell table:formula="of:=[.C87]/2720" office:value-type="float" office:value="2.05294117647059" calcext:value-type="float">
            <text:p>2.0529411764705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973" calcext:value-type="float">
            <text:p>5973</text:p>
          </table:table-cell>
          <table:table-cell office:value-type="float" office:value="3399" calcext:value-type="float">
            <text:p>3399</text:p>
          </table:table-cell>
          <table:table-cell table:formula="of:=[.C88]/2720" office:value-type="float" office:value="2.19595588235294" calcext:value-type="float">
            <text:p>2.1959558823529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554" calcext:value-type="float">
            <text:p>6554</text:p>
          </table:table-cell>
          <table:table-cell office:value-type="float" office:value="3406" calcext:value-type="float">
            <text:p>3406</text:p>
          </table:table-cell>
          <table:table-cell table:formula="of:=[.C89]/2720" office:value-type="float" office:value="2.40955882352941" calcext:value-type="float">
            <text:p>2.4095588235294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902" calcext:value-type="float">
            <text:p>5902</text:p>
          </table:table-cell>
          <table:table-cell office:value-type="float" office:value="3417" calcext:value-type="float">
            <text:p>3417</text:p>
          </table:table-cell>
          <table:table-cell table:formula="of:=[.C90]/2720" office:value-type="float" office:value="2.16985294117647" calcext:value-type="float">
            <text:p>2.169852941176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163" calcext:value-type="float">
            <text:p>6163</text:p>
          </table:table-cell>
          <table:table-cell office:value-type="float" office:value="3385" calcext:value-type="float">
            <text:p>3385</text:p>
          </table:table-cell>
          <table:table-cell table:formula="of:=[.C91]/2720" office:value-type="float" office:value="2.26580882352941" calcext:value-type="float">
            <text:p>2.265808823529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873" calcext:value-type="float">
            <text:p>5873</text:p>
          </table:table-cell>
          <table:table-cell office:value-type="float" office:value="3392" calcext:value-type="float">
            <text:p>3392</text:p>
          </table:table-cell>
          <table:table-cell table:formula="of:=[.C92]/2720" office:value-type="float" office:value="2.15919117647059" calcext:value-type="float">
            <text:p>2.159191176470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227" calcext:value-type="float">
            <text:p>6227</text:p>
          </table:table-cell>
          <table:table-cell office:value-type="float" office:value="3355" calcext:value-type="float">
            <text:p>3355</text:p>
          </table:table-cell>
          <table:table-cell table:formula="of:=[.C93]/2720" office:value-type="float" office:value="2.28933823529412" calcext:value-type="float">
            <text:p>2.289338235294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497" calcext:value-type="float">
            <text:p>5497</text:p>
          </table:table-cell>
          <table:table-cell office:value-type="float" office:value="3424" calcext:value-type="float">
            <text:p>3424</text:p>
          </table:table-cell>
          <table:table-cell table:formula="of:=[.C94]/2720" office:value-type="float" office:value="2.02095588235294" calcext:value-type="float">
            <text:p>2.0209558823529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35" calcext:value-type="float">
            <text:p>5635</text:p>
          </table:table-cell>
          <table:table-cell office:value-type="float" office:value="3405" calcext:value-type="float">
            <text:p>3405</text:p>
          </table:table-cell>
          <table:table-cell table:formula="of:=[.C95]/2720" office:value-type="float" office:value="2.07169117647059" calcext:value-type="float">
            <text:p>2.0716911764705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942" calcext:value-type="float">
            <text:p>4942</text:p>
          </table:table-cell>
          <table:table-cell office:value-type="float" office:value="3370" calcext:value-type="float">
            <text:p>3370</text:p>
          </table:table-cell>
          <table:table-cell table:formula="of:=[.C96]/2720" office:value-type="float" office:value="1.81691176470588" calcext:value-type="float">
            <text:p>1.816911764705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204" calcext:value-type="float">
            <text:p>6204</text:p>
          </table:table-cell>
          <table:table-cell office:value-type="float" office:value="3390" calcext:value-type="float">
            <text:p>3390</text:p>
          </table:table-cell>
          <table:table-cell table:formula="of:=[.C97]/2720" office:value-type="float" office:value="2.28088235294118" calcext:value-type="float">
            <text:p>2.280882352941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54" calcext:value-type="float">
            <text:p>6054</text:p>
          </table:table-cell>
          <table:table-cell office:value-type="float" office:value="3388" calcext:value-type="float">
            <text:p>3388</text:p>
          </table:table-cell>
          <table:table-cell table:formula="of:=[.C98]/2720" office:value-type="float" office:value="2.22573529411765" calcext:value-type="float">
            <text:p>2.225735294117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975" calcext:value-type="float">
            <text:p>5975</text:p>
          </table:table-cell>
          <table:table-cell office:value-type="float" office:value="3407" calcext:value-type="float">
            <text:p>3407</text:p>
          </table:table-cell>
          <table:table-cell table:formula="of:=[.C99]/2720" office:value-type="float" office:value="2.19669117647059" calcext:value-type="float">
            <text:p>2.196691176470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713" calcext:value-type="float">
            <text:p>5713</text:p>
          </table:table-cell>
          <table:table-cell office:value-type="float" office:value="3393" calcext:value-type="float">
            <text:p>3393</text:p>
          </table:table-cell>
          <table:table-cell table:formula="of:=[.C100]/2720" office:value-type="float" office:value="2.10036764705882" calcext:value-type="float">
            <text:p>2.1003676470588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833" calcext:value-type="float">
            <text:p>5833</text:p>
          </table:table-cell>
          <table:table-cell office:value-type="float" office:value="3404" calcext:value-type="float">
            <text:p>3404</text:p>
          </table:table-cell>
          <table:table-cell table:formula="of:=[.C101]/2720" office:value-type="float" office:value="2.14448529411765" calcext:value-type="float">
            <text:p>2.144485294117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516" calcext:value-type="float">
            <text:p>5516</text:p>
          </table:table-cell>
          <table:table-cell office:value-type="float" office:value="3402" calcext:value-type="float">
            <text:p>3402</text:p>
          </table:table-cell>
          <table:table-cell table:formula="of:=[.C102]/2720" office:value-type="float" office:value="2.02794117647059" calcext:value-type="float">
            <text:p>2.027941176470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66" calcext:value-type="float">
            <text:p>6266</text:p>
          </table:table-cell>
          <table:table-cell office:value-type="float" office:value="3409" calcext:value-type="float">
            <text:p>3409</text:p>
          </table:table-cell>
          <table:table-cell table:formula="of:=[.C103]/2720" office:value-type="float" office:value="2.30367647058824" calcext:value-type="float">
            <text:p>2.303676470588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67" calcext:value-type="float">
            <text:p>5667</text:p>
          </table:table-cell>
          <table:table-cell office:value-type="float" office:value="3432" calcext:value-type="float">
            <text:p>3432</text:p>
          </table:table-cell>
          <table:table-cell table:formula="of:=[.C104]/2720" office:value-type="float" office:value="2.08345588235294" calcext:value-type="float">
            <text:p>2.083455882352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946" calcext:value-type="float">
            <text:p>4946</text:p>
          </table:table-cell>
          <table:table-cell office:value-type="float" office:value="3405" calcext:value-type="float">
            <text:p>3405</text:p>
          </table:table-cell>
          <table:table-cell table:formula="of:=[.C105]/2720" office:value-type="float" office:value="1.81838235294118" calcext:value-type="float">
            <text:p>1.818382352941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19" calcext:value-type="float">
            <text:p>5419</text:p>
          </table:table-cell>
          <table:table-cell office:value-type="float" office:value="3423" calcext:value-type="float">
            <text:p>3423</text:p>
          </table:table-cell>
          <table:table-cell table:formula="of:=[.C106]/2720" office:value-type="float" office:value="1.99227941176471" calcext:value-type="float">
            <text:p>1.9922794117647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118" calcext:value-type="float">
            <text:p>6118</text:p>
          </table:table-cell>
          <table:table-cell office:value-type="float" office:value="3363" calcext:value-type="float">
            <text:p>3363</text:p>
          </table:table-cell>
          <table:table-cell table:formula="of:=[.C107]/2720" office:value-type="float" office:value="2.24926470588235" calcext:value-type="float">
            <text:p>2.2492647058823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194" calcext:value-type="float">
            <text:p>6194</text:p>
          </table:table-cell>
          <table:table-cell office:value-type="float" office:value="3420" calcext:value-type="float">
            <text:p>3420</text:p>
          </table:table-cell>
          <table:table-cell table:formula="of:=[.C108]/2720" office:value-type="float" office:value="2.27720588235294" calcext:value-type="float">
            <text:p>2.2772058823529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19" calcext:value-type="float">
            <text:p>6019</text:p>
          </table:table-cell>
          <table:table-cell office:value-type="float" office:value="3376" calcext:value-type="float">
            <text:p>3376</text:p>
          </table:table-cell>
          <table:table-cell table:formula="of:=[.C109]/2720" office:value-type="float" office:value="2.21286764705882" calcext:value-type="float">
            <text:p>2.2128676470588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959" calcext:value-type="float">
            <text:p>5959</text:p>
          </table:table-cell>
          <table:table-cell office:value-type="float" office:value="3398" calcext:value-type="float">
            <text:p>3398</text:p>
          </table:table-cell>
          <table:table-cell table:formula="of:=[.C110]/2720" office:value-type="float" office:value="2.19080882352941" calcext:value-type="float">
            <text:p>2.190808823529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949" calcext:value-type="float">
            <text:p>5949</text:p>
          </table:table-cell>
          <table:table-cell office:value-type="float" office:value="3424" calcext:value-type="float">
            <text:p>3424</text:p>
          </table:table-cell>
          <table:table-cell table:formula="of:=[.C111]/2720" office:value-type="float" office:value="2.18713235294118" calcext:value-type="float">
            <text:p>2.187132352941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849" calcext:value-type="float">
            <text:p>5849</text:p>
          </table:table-cell>
          <table:table-cell office:value-type="float" office:value="3396" calcext:value-type="float">
            <text:p>3396</text:p>
          </table:table-cell>
          <table:table-cell table:formula="of:=[.C112]/2720" office:value-type="float" office:value="2.15036764705882" calcext:value-type="float">
            <text:p>2.1503676470588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888" calcext:value-type="float">
            <text:p>5888</text:p>
          </table:table-cell>
          <table:table-cell office:value-type="float" office:value="3354" calcext:value-type="float">
            <text:p>3354</text:p>
          </table:table-cell>
          <table:table-cell table:formula="of:=[.C113]/2720" office:value-type="float" office:value="2.16470588235294" calcext:value-type="float">
            <text:p>2.1647058823529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377" calcext:value-type="float">
            <text:p>5377</text:p>
          </table:table-cell>
          <table:table-cell office:value-type="float" office:value="3351" calcext:value-type="float">
            <text:p>3351</text:p>
          </table:table-cell>
          <table:table-cell table:formula="of:=[.C114]/2720" office:value-type="float" office:value="1.97683823529412" calcext:value-type="float">
            <text:p>1.976838235294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647" calcext:value-type="float">
            <text:p>5647</text:p>
          </table:table-cell>
          <table:table-cell office:value-type="float" office:value="3423" calcext:value-type="float">
            <text:p>3423</text:p>
          </table:table-cell>
          <table:table-cell table:formula="of:=[.C115]/2720" office:value-type="float" office:value="2.07610294117647" calcext:value-type="float">
            <text:p>2.076102941176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035" calcext:value-type="float">
            <text:p>6035</text:p>
          </table:table-cell>
          <table:table-cell office:value-type="float" office:value="3362" calcext:value-type="float">
            <text:p>3362</text:p>
          </table:table-cell>
          <table:table-cell table:formula="of:=[.C116]/2720" office:value-type="float" office:value="2.21875" calcext:value-type="float">
            <text:p>2.21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118" calcext:value-type="float">
            <text:p>6118</text:p>
          </table:table-cell>
          <table:table-cell office:value-type="float" office:value="3405" calcext:value-type="float">
            <text:p>3405</text:p>
          </table:table-cell>
          <table:table-cell table:formula="of:=[.C117]/2720" office:value-type="float" office:value="2.24926470588235" calcext:value-type="float">
            <text:p>2.249264705882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997" calcext:value-type="float">
            <text:p>5997</text:p>
          </table:table-cell>
          <table:table-cell office:value-type="float" office:value="3385" calcext:value-type="float">
            <text:p>3385</text:p>
          </table:table-cell>
          <table:table-cell table:formula="of:=[.C118]/2720" office:value-type="float" office:value="2.20477941176471" calcext:value-type="float">
            <text:p>2.2047794117647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221" calcext:value-type="float">
            <text:p>5221</text:p>
          </table:table-cell>
          <table:table-cell office:value-type="float" office:value="3374" calcext:value-type="float">
            <text:p>3374</text:p>
          </table:table-cell>
          <table:table-cell table:formula="of:=[.C119]/2720" office:value-type="float" office:value="1.91948529411765" calcext:value-type="float">
            <text:p>1.9194852941176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763" calcext:value-type="float">
            <text:p>5763</text:p>
          </table:table-cell>
          <table:table-cell office:value-type="float" office:value="3450" calcext:value-type="float">
            <text:p>3450</text:p>
          </table:table-cell>
          <table:table-cell table:formula="of:=[.C120]/2720" office:value-type="float" office:value="2.11875" calcext:value-type="float">
            <text:p>2.118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486" calcext:value-type="float">
            <text:p>6486</text:p>
          </table:table-cell>
          <table:table-cell office:value-type="float" office:value="3400" calcext:value-type="float">
            <text:p>3400</text:p>
          </table:table-cell>
          <table:table-cell table:formula="of:=[.C121]/2720" office:value-type="float" office:value="2.38455882352941" calcext:value-type="float">
            <text:p>2.38455882352941</text:p>
          </table:table-cell>
          <table:table-cell table:number-columns-repeated="2"/>
        </table:table-row>
      </table:table>
      <table:table table:name="Pivot Table_Asim443_1" table:style-name="ta1">
        <table:shapes>
          <draw:frame draw:z-index="0" draw:style-name="gr1" draw:text-style-name="P1" svg:width="7.9925in" svg:height="4.4957in" svg:x="8.8638in" svg:y="0in">
            <draw:object draw:notify-on-update-of-ranges="'Pivot Table_Asim443_1'.F2:'Pivot Table_Asim443_1'.F2 'Pivot Table_Asim443_1'.F3:'Pivot Table_Asim443_1'.F22 'Pivot Table_Asim443_1'.H2:'Pivot Table_Asim443_1'.H2 'Pivot Table_Asim443_1'.H3:'Pivot Table_Asim443_1'.H22 'Pivot Table_Asim443_1'.I2:'Pivot Table_Asim443_1'.I2 'Pivot Table_Asim443_1'.I3:'Pivot Table_Asim443_1'.I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ce44"/>
        <table:table-column table:style-name="co1" table:number-columns-repeated="5" table:default-cell-style-name="Default"/>
        <table:table-row table:style-name="ro1">
          <table:table-cell table:style-name="ce18"/>
          <table:table-cell table:style-name="ce23" office:value-type="string" calcext:value-type="string">
            <text:p>Data</text:p>
          </table:table-cell>
          <table:table-cell table:style-name="ce29"/>
          <table:table-cell table:style-name="ce41"/>
          <table:table-cell table:number-columns-repeated="5"/>
        </table:table-row>
        <table:table-row table:style-name="ro1">
          <table:table-cell table:style-name="ce19" office:value-type="string" calcext:value-type="string">
            <text:p>AgeMax</text:p>
          </table:table-cell>
          <table:table-cell table:style-name="ce24" office:value-type="string" calcext:value-type="string">
            <text:p>Average - Iterations</text:p>
          </table:table-cell>
          <table:table-cell table:style-name="ce30" office:value-type="string" calcext:value-type="string">
            <text:p>Min - Score Comp</text:p>
          </table:table-cell>
          <table:table-cell table:style-name="ce42" office:value-type="string" calcext:value-type="string">
            <text:p>Average - Score Comp</text:p>
          </table:table-cell>
          <table:table-cell/>
          <table:table-cell office:value-type="string" calcext:value-type="string">
            <text:p>AgeMax</text:p>
          </table:table-cell>
          <table:table-cell office:value-type="string" calcext:value-type="string">
            <text:p>Average - Itera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5" office:value-type="float" office:value="3514.16666666667" calcext:value-type="float">
            <text:p>3514.16666666667</text:p>
          </table:table-cell>
          <table:table-cell table:style-name="ce31" office:value-type="float" office:value="2.14485294117647" calcext:value-type="float">
            <text:p>2.14485294117647</text:p>
          </table:table-cell>
          <table:table-cell table:style-name="ce43" office:value-type="float" office:value="2.22267156862745" calcext:value-type="float">
            <text:p>2.22267156862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14.16666666667" calcext:value-type="float">
            <text:p>3514.16666666667</text:p>
          </table:table-cell>
          <table:table-cell office:value-type="float" office:value="2.14485294117647" calcext:value-type="float">
            <text:p>2.14485294117647</text:p>
          </table:table-cell>
          <table:table-cell office:value-type="float" office:value="2.22267156862745" calcext:value-type="float">
            <text:p>2.22267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8.5" calcext:value-type="float">
            <text:p>3458.5</text:p>
          </table:table-cell>
          <table:table-cell office:value-type="float" office:value="1.89375" calcext:value-type="float">
            <text:p>1.89375</text:p>
          </table:table-cell>
          <table:table-cell office:value-type="float" office:value="2.16397058823529" calcext:value-type="float">
            <text:p>2.16397058823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58.5" calcext:value-type="float">
            <text:p>3458.5</text:p>
          </table:table-cell>
          <table:table-cell office:value-type="float" office:value="1.89375" calcext:value-type="float">
            <text:p>1.89375</text:p>
          </table:table-cell>
          <table:table-cell office:value-type="float" office:value="2.16397058823529" calcext:value-type="float">
            <text:p>2.16397058823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2.16666666667" calcext:value-type="float">
            <text:p>3452.16666666667</text:p>
          </table:table-cell>
          <table:table-cell office:value-type="float" office:value="2.09338235294118" calcext:value-type="float">
            <text:p>2.09338235294118</text:p>
          </table:table-cell>
          <table:table-cell office:value-type="float" office:value="2.21115196078431" calcext:value-type="float">
            <text:p>2.211151960784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52.16666666667" calcext:value-type="float">
            <text:p>3452.16666666667</text:p>
          </table:table-cell>
          <table:table-cell office:value-type="float" office:value="2.09338235294118" calcext:value-type="float">
            <text:p>2.09338235294118</text:p>
          </table:table-cell>
          <table:table-cell office:value-type="float" office:value="2.21115196078431" calcext:value-type="float">
            <text:p>2.21115196078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8.83333333333" calcext:value-type="float">
            <text:p>3428.83333333333</text:p>
          </table:table-cell>
          <table:table-cell office:value-type="float" office:value="1.96507352941176" calcext:value-type="float">
            <text:p>1.96507352941176</text:p>
          </table:table-cell>
          <table:table-cell office:value-type="float" office:value="2.22726715686274" calcext:value-type="float">
            <text:p>2.227267156862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28.83333333333" calcext:value-type="float">
            <text:p>3428.83333333333</text:p>
          </table:table-cell>
          <table:table-cell office:value-type="float" office:value="1.96507352941176" calcext:value-type="float">
            <text:p>1.96507352941176</text:p>
          </table:table-cell>
          <table:table-cell office:value-type="float" office:value="2.22726715686274" calcext:value-type="float">
            <text:p>2.22726715686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7.16666666667" calcext:value-type="float">
            <text:p>3417.16666666667</text:p>
          </table:table-cell>
          <table:table-cell office:value-type="float" office:value="1.94375" calcext:value-type="float">
            <text:p>1.94375</text:p>
          </table:table-cell>
          <table:table-cell office:value-type="float" office:value="2.15435049019608" calcext:value-type="float">
            <text:p>2.154350490196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17.16666666667" calcext:value-type="float">
            <text:p>3417.16666666667</text:p>
          </table:table-cell>
          <table:table-cell office:value-type="float" office:value="1.94375" calcext:value-type="float">
            <text:p>1.94375</text:p>
          </table:table-cell>
          <table:table-cell office:value-type="float" office:value="2.15435049019608" calcext:value-type="float">
            <text:p>2.15435049019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3.16666666667" calcext:value-type="float">
            <text:p>3413.16666666667</text:p>
          </table:table-cell>
          <table:table-cell office:value-type="float" office:value="1.94264705882353" calcext:value-type="float">
            <text:p>1.94264705882353</text:p>
          </table:table-cell>
          <table:table-cell office:value-type="float" office:value="2.17126225490196" calcext:value-type="float">
            <text:p>2.171262254901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13.16666666667" calcext:value-type="float">
            <text:p>3413.16666666667</text:p>
          </table:table-cell>
          <table:table-cell office:value-type="float" office:value="1.94264705882353" calcext:value-type="float">
            <text:p>1.94264705882353</text:p>
          </table:table-cell>
          <table:table-cell office:value-type="float" office:value="2.17126225490196" calcext:value-type="float">
            <text:p>2.17126225490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19.5" calcext:value-type="float">
            <text:p>3419.5</text:p>
          </table:table-cell>
          <table:table-cell office:value-type="float" office:value="1.97463235294118" calcext:value-type="float">
            <text:p>1.97463235294118</text:p>
          </table:table-cell>
          <table:table-cell office:value-type="float" office:value="2.17873774509804" calcext:value-type="float">
            <text:p>2.178737745098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19.5" calcext:value-type="float">
            <text:p>3419.5</text:p>
          </table:table-cell>
          <table:table-cell office:value-type="float" office:value="1.97463235294118" calcext:value-type="float">
            <text:p>1.97463235294118</text:p>
          </table:table-cell>
          <table:table-cell office:value-type="float" office:value="2.17873774509804" calcext:value-type="float">
            <text:p>2.17873774509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2" calcext:value-type="float">
            <text:p>339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2.14950980392157" calcext:value-type="float">
            <text:p>2.149509803921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92" calcext:value-type="float">
            <text:p>339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2.14950980392157" calcext:value-type="float">
            <text:p>2.14950980392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33.5" calcext:value-type="float">
            <text:p>3433.5</text:p>
          </table:table-cell>
          <table:table-cell office:value-type="float" office:value="2.13566176470588" calcext:value-type="float">
            <text:p>2.13566176470588</text:p>
          </table:table-cell>
          <table:table-cell office:value-type="float" office:value="2.23664215686274" calcext:value-type="float">
            <text:p>2.236642156862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33.5" calcext:value-type="float">
            <text:p>3433.5</text:p>
          </table:table-cell>
          <table:table-cell office:value-type="float" office:value="2.13566176470588" calcext:value-type="float">
            <text:p>2.13566176470588</text:p>
          </table:table-cell>
          <table:table-cell office:value-type="float" office:value="2.23664215686274" calcext:value-type="float">
            <text:p>2.23664215686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10.33333333333" calcext:value-type="float">
            <text:p>3410.33333333333</text:p>
          </table:table-cell>
          <table:table-cell office:value-type="float" office:value="2.12830882352941" calcext:value-type="float">
            <text:p>2.12830882352941</text:p>
          </table:table-cell>
          <table:table-cell office:value-type="float" office:value="2.20827205882353" calcext:value-type="float">
            <text:p>2.208272058823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10.33333333333" calcext:value-type="float">
            <text:p>3410.33333333333</text:p>
          </table:table-cell>
          <table:table-cell office:value-type="float" office:value="2.12830882352941" calcext:value-type="float">
            <text:p>2.12830882352941</text:p>
          </table:table-cell>
          <table:table-cell office:value-type="float" office:value="2.20827205882353" calcext:value-type="float">
            <text:p>2.20827205882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90.66666666667" calcext:value-type="float">
            <text:p>3390.66666666667</text:p>
          </table:table-cell>
          <table:table-cell office:value-type="float" office:value="1.65" calcext:value-type="float">
            <text:p>1.65</text:p>
          </table:table-cell>
          <table:table-cell office:value-type="float" office:value="1.9359681372549" calcext:value-type="float">
            <text:p>1.93596813725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90.66666666667" calcext:value-type="float">
            <text:p>3390.66666666667</text:p>
          </table:table-cell>
          <table:table-cell office:value-type="float" office:value="1.65" calcext:value-type="float">
            <text:p>1.65</text:p>
          </table:table-cell>
          <table:table-cell office:value-type="float" office:value="1.9359681372549" calcext:value-type="float">
            <text:p>1.9359681372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6.83333333333" calcext:value-type="float">
            <text:p>3406.83333333333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7837009803922" calcext:value-type="float">
            <text:p>2.178370098039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406.83333333333" calcext:value-type="float">
            <text:p>3406.83333333333</text:p>
          </table:table-cell>
          <table:table-cell office:value-type="float" office:value="2.06544117647059" calcext:value-type="float">
            <text:p>2.06544117647059</text:p>
          </table:table-cell>
          <table:table-cell office:value-type="float" office:value="2.17837009803922" calcext:value-type="float">
            <text:p>2.178370098039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20.66666666667" calcext:value-type="float">
            <text:p>3420.66666666667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2.11862745098039" calcext:value-type="float">
            <text:p>2.118627450980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420.66666666667" calcext:value-type="float">
            <text:p>3420.66666666667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2.11862745098039" calcext:value-type="float">
            <text:p>2.11862745098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1" calcext:value-type="float">
            <text:p>3411</text:p>
          </table:table-cell>
          <table:table-cell office:value-type="float" office:value="1.95882352941176" calcext:value-type="float">
            <text:p>1.95882352941176</text:p>
          </table:table-cell>
          <table:table-cell office:value-type="float" office:value="2.10367647058824" calcext:value-type="float">
            <text:p>2.103676470588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11" calcext:value-type="float">
            <text:p>3411</text:p>
          </table:table-cell>
          <table:table-cell office:value-type="float" office:value="1.95882352941176" calcext:value-type="float">
            <text:p>1.95882352941176</text:p>
          </table:table-cell>
          <table:table-cell office:value-type="float" office:value="2.10367647058824" calcext:value-type="float">
            <text:p>2.10367647058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8.33333333333" calcext:value-type="float">
            <text:p>3408.33333333333</text:p>
          </table:table-cell>
          <table:table-cell office:value-type="float" office:value="2.05294117647059" calcext:value-type="float">
            <text:p>2.05294117647059</text:p>
          </table:table-cell>
          <table:table-cell office:value-type="float" office:value="2.21960784313725" calcext:value-type="float">
            <text:p>2.2196078431372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08.33333333333" calcext:value-type="float">
            <text:p>3408.33333333333</text:p>
          </table:table-cell>
          <table:table-cell office:value-type="float" office:value="2.05294117647059" calcext:value-type="float">
            <text:p>2.05294117647059</text:p>
          </table:table-cell>
          <table:table-cell office:value-type="float" office:value="2.21960784313725" calcext:value-type="float">
            <text:p>2.21960784313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89.33333333333" calcext:value-type="float">
            <text:p>3389.3333333333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10649509803922" calcext:value-type="float">
            <text:p>2.106495098039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89.33333333333" calcext:value-type="float">
            <text:p>3389.33333333333</text:p>
          </table:table-cell>
          <table:table-cell office:value-type="float" office:value="1.81691176470588" calcext:value-type="float">
            <text:p>1.81691176470588</text:p>
          </table:table-cell>
          <table:table-cell office:value-type="float" office:value="2.10649509803922" calcext:value-type="float">
            <text:p>2.106495098039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0.5" calcext:value-type="float">
            <text:p>3400.5</text:p>
          </table:table-cell>
          <table:table-cell office:value-type="float" office:value="2.02794117647059" calcext:value-type="float">
            <text:p>2.02794117647059</text:p>
          </table:table-cell>
          <table:table-cell office:value-type="float" office:value="2.16648284313725" calcext:value-type="float">
            <text:p>2.166482843137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400.5" calcext:value-type="float">
            <text:p>3400.5</text:p>
          </table:table-cell>
          <table:table-cell office:value-type="float" office:value="2.02794117647059" calcext:value-type="float">
            <text:p>2.02794117647059</text:p>
          </table:table-cell>
          <table:table-cell office:value-type="float" office:value="2.16648284313725" calcext:value-type="float">
            <text:p>2.166482843137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3.16666666667" calcext:value-type="float">
            <text:p>3403.16666666667</text:p>
          </table:table-cell>
          <table:table-cell office:value-type="float" office:value="1.81838235294118" calcext:value-type="float">
            <text:p>1.81838235294118</text:p>
          </table:table-cell>
          <table:table-cell office:value-type="float" office:value="2.10557598039216" calcext:value-type="float">
            <text:p>2.105575980392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03.16666666667" calcext:value-type="float">
            <text:p>3403.16666666667</text:p>
          </table:table-cell>
          <table:table-cell office:value-type="float" office:value="1.81838235294118" calcext:value-type="float">
            <text:p>1.81838235294118</text:p>
          </table:table-cell>
          <table:table-cell office:value-type="float" office:value="2.10557598039216" calcext:value-type="float">
            <text:p>2.10557598039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91" calcext:value-type="float">
            <text:p>3391</text:p>
          </table:table-cell>
          <table:table-cell office:value-type="float" office:value="1.97683823529412" calcext:value-type="float">
            <text:p>1.97683823529412</text:p>
          </table:table-cell>
          <table:table-cell office:value-type="float" office:value="2.12432598039216" calcext:value-type="float">
            <text:p>2.124325980392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391" calcext:value-type="float">
            <text:p>3391</text:p>
          </table:table-cell>
          <table:table-cell office:value-type="float" office:value="1.97683823529412" calcext:value-type="float">
            <text:p>1.97683823529412</text:p>
          </table:table-cell>
          <table:table-cell office:value-type="float" office:value="2.12432598039216" calcext:value-type="float">
            <text:p>2.12432598039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3396" calcext:value-type="float">
            <text:p>3396</text:p>
          </table:table-cell>
          <table:table-cell table:style-name="ce33" office:value-type="float" office:value="1.91948529411765" calcext:value-type="float">
            <text:p>1.91948529411765</text:p>
          </table:table-cell>
          <table:table-cell table:style-name="ce45" office:value-type="float" office:value="2.18259803921569" calcext:value-type="float">
            <text:p>2.182598039215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96" calcext:value-type="float">
            <text:p>3396</text:p>
          </table:table-cell>
          <table:table-cell office:value-type="float" office:value="1.91948529411765" calcext:value-type="float">
            <text:p>1.91948529411765</text:p>
          </table:table-cell>
          <table:table-cell office:value-type="float" office:value="2.18259803921569" calcext:value-type="float">
            <text:p>2.18259803921569</text:p>
          </table:table-cell>
        </table:table-row>
        <table:table-row table:style-name="ro1">
          <table:table-cell table:style-name="ce22" office:value-type="string" calcext:value-type="string">
            <text:p>Total Result</text:p>
          </table:table-cell>
          <table:table-cell table:style-name="ce28" office:value-type="float" office:value="3417.84166666667" calcext:value-type="float">
            <text:p>3417.84166666667</text:p>
          </table:table-cell>
          <table:table-cell table:style-name="ce34" office:value-type="float" office:value="1.65" calcext:value-type="float">
            <text:p>1.65</text:p>
          </table:table-cell>
          <table:table-cell table:style-name="ce46" office:value-type="float" office:value="2.15827818627451" calcext:value-type="float">
            <text:p>2.15827818627451</text:p>
          </table:table-cell>
          <table:table-cell table:number-columns-repeated="5"/>
        </table:table-row>
      </table:table>
      <table:table table:name="Iterations" table:style-name="ta1">
        <table:shapes>
          <draw:frame draw:z-index="0" draw:style-name="gr1" draw:text-style-name="P1" svg:width="7.972in" svg:height="4.4843in" svg:x="6.2287in" svg:y="0in">
            <draw:object draw:notify-on-update-of-ranges="Iterations.A1:Iterations.A1 Iterations.A2:Iterations.A21 Iterations.B1:Iterations.B1 Iterations.B2:Iterations.B21 Iterations.C1:Iterations.C1 Iterations.C2:Iterations.C21 Iterations.D1:Iterations.D1 Iterations.D2:Iterations.D21 Iterations.E1:Iterations.E1 Iterations.E2:Iterations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geMax</text:p>
          </table:table-cell>
          <table:table-cell office:value-type="string" calcext:value-type="string">
            <text:p>Sim, N = 70</text:p>
          </table:table-cell>
          <table:table-cell office:value-type="string" calcext:value-type="string">
            <text:p>Sim, N = 439</text:p>
          </table:table-cell>
          <table:table-cell office:value-type="string" calcext:value-type="string">
            <text:p>Asim, N = 71</text:p>
          </table:table-cell>
          <table:table-cell office:value-type="string" calcext:value-type="string">
            <text:p>Asim, N = 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67.1666666667" calcext:value-type="float">
            <text:p>43467.1666666667</text:p>
          </table:table-cell>
          <table:table-cell office:value-type="float" office:value="1128.16666666667" calcext:value-type="float">
            <text:p>1128.16666666667</text:p>
          </table:table-cell>
          <table:table-cell office:value-type="float" office:value="14329.3333333333" calcext:value-type="float">
            <text:p>14329.3333333333</text:p>
          </table:table-cell>
          <table:table-cell office:value-type="float" office:value="3514.16666666667" calcext:value-type="float">
            <text:p>3514.1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28.8333333333" calcext:value-type="float">
            <text:p>35728.8333333333</text:p>
          </table:table-cell>
          <table:table-cell office:value-type="float" office:value="1110.33333333333" calcext:value-type="float">
            <text:p>1110.33333333333</text:p>
          </table:table-cell>
          <table:table-cell office:value-type="float" office:value="13398.5" calcext:value-type="float">
            <text:p>13398.5</text:p>
          </table:table-cell>
          <table:table-cell office:value-type="float" office:value="3458.5" calcext:value-type="float">
            <text:p>3458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622.5" calcext:value-type="float">
            <text:p>35622.5</text:p>
          </table:table-cell>
          <table:table-cell office:value-type="float" office:value="1088.16666666667" calcext:value-type="float">
            <text:p>1088.16666666667</text:p>
          </table:table-cell>
          <table:table-cell office:value-type="float" office:value="13356.8333333333" calcext:value-type="float">
            <text:p>13356.8333333333</text:p>
          </table:table-cell>
          <table:table-cell office:value-type="float" office:value="3452.16666666667" calcext:value-type="float">
            <text:p>3452.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37.3333333333" calcext:value-type="float">
            <text:p>33637.3333333333</text:p>
          </table:table-cell>
          <table:table-cell office:value-type="float" office:value="1078.5" calcext:value-type="float">
            <text:p>1078.5</text:p>
          </table:table-cell>
          <table:table-cell office:value-type="float" office:value="13356.5" calcext:value-type="float">
            <text:p>13356.5</text:p>
          </table:table-cell>
          <table:table-cell office:value-type="float" office:value="3428.83333333333" calcext:value-type="float">
            <text:p>3428.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157.3333333333" calcext:value-type="float">
            <text:p>34157.3333333333</text:p>
          </table:table-cell>
          <table:table-cell office:value-type="float" office:value="1070.5" calcext:value-type="float">
            <text:p>1070.5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3417.16666666667" calcext:value-type="float">
            <text:p>3417.1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5.6666666667" calcext:value-type="float">
            <text:p>30725.6666666667</text:p>
          </table:table-cell>
          <table:table-cell office:value-type="float" office:value="1096.5" calcext:value-type="float">
            <text:p>1096.5</text:p>
          </table:table-cell>
          <table:table-cell office:value-type="float" office:value="13357.5" calcext:value-type="float">
            <text:p>13357.5</text:p>
          </table:table-cell>
          <table:table-cell office:value-type="float" office:value="3413.16666666667" calcext:value-type="float">
            <text:p>3413.1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606.5" calcext:value-type="float">
            <text:p>30606.5</text:p>
          </table:table-cell>
          <table:table-cell office:value-type="float" office:value="1094.33333333333" calcext:value-type="float">
            <text:p>1094.33333333333</text:p>
          </table:table-cell>
          <table:table-cell office:value-type="float" office:value="13362.8333333333" calcext:value-type="float">
            <text:p>13362.8333333333</text:p>
          </table:table-cell>
          <table:table-cell office:value-type="float" office:value="3419.5" calcext:value-type="float">
            <text:p>341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54.5" calcext:value-type="float">
            <text:p>32954.5</text:p>
          </table:table-cell>
          <table:table-cell office:value-type="float" office:value="1097.33333333333" calcext:value-type="float">
            <text:p>1097.33333333333</text:p>
          </table:table-cell>
          <table:table-cell office:value-type="float" office:value="13353.5" calcext:value-type="float">
            <text:p>13353.5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06.8333333333" calcext:value-type="float">
            <text:p>37306.8333333333</text:p>
          </table:table-cell>
          <table:table-cell office:value-type="float" office:value="1096.66666666667" calcext:value-type="float">
            <text:p>1096.66666666667</text:p>
          </table:table-cell>
          <table:table-cell office:value-type="float" office:value="13353.3333333333" calcext:value-type="float">
            <text:p>13353.3333333333</text:p>
          </table:table-cell>
          <table:table-cell office:value-type="float" office:value="3433.5" calcext:value-type="float">
            <text:p>343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17.5" calcext:value-type="float">
            <text:p>37017.5</text:p>
          </table:table-cell>
          <table:table-cell office:value-type="float" office:value="1096.5" calcext:value-type="float">
            <text:p>1096.5</text:p>
          </table:table-cell>
          <table:table-cell office:value-type="float" office:value="13352.1666666667" calcext:value-type="float">
            <text:p>13352.1666666667</text:p>
          </table:table-cell>
          <table:table-cell office:value-type="float" office:value="3410.33333333333" calcext:value-type="float">
            <text:p>3410.33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40" calcext:value-type="float">
            <text:p>36640</text:p>
          </table:table-cell>
          <table:table-cell office:value-type="float" office:value="1102.83333333333" calcext:value-type="float">
            <text:p>1102.83333333333</text:p>
          </table:table-cell>
          <table:table-cell office:value-type="float" office:value="13357.1666666667" calcext:value-type="float">
            <text:p>13357.1666666667</text:p>
          </table:table-cell>
          <table:table-cell office:value-type="float" office:value="3390.66666666667" calcext:value-type="float">
            <text:p>3390.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225.6666666667" calcext:value-type="float">
            <text:p>37225.6666666667</text:p>
          </table:table-cell>
          <table:table-cell office:value-type="float" office:value="1090.66666666667" calcext:value-type="float">
            <text:p>1090.66666666667</text:p>
          </table:table-cell>
          <table:table-cell office:value-type="float" office:value="13356.3333333333" calcext:value-type="float">
            <text:p>13356.3333333333</text:p>
          </table:table-cell>
          <table:table-cell office:value-type="float" office:value="3406.83333333333" calcext:value-type="float">
            <text:p>3406.83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656.1666666667" calcext:value-type="float">
            <text:p>37656.1666666667</text:p>
          </table:table-cell>
          <table:table-cell office:value-type="float" office:value="1097.5" calcext:value-type="float">
            <text:p>1097.5</text:p>
          </table:table-cell>
          <table:table-cell office:value-type="float" office:value="13362.1666666667" calcext:value-type="float">
            <text:p>13362.1666666667</text:p>
          </table:table-cell>
          <table:table-cell office:value-type="float" office:value="3420.66666666667" calcext:value-type="float">
            <text:p>3420.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850.8333333333" calcext:value-type="float">
            <text:p>37850.8333333333</text:p>
          </table:table-cell>
          <table:table-cell office:value-type="float" office:value="1100.66666666667" calcext:value-type="float">
            <text:p>1100.66666666667</text:p>
          </table:table-cell>
          <table:table-cell office:value-type="float" office:value="13370.8333333333" calcext:value-type="float">
            <text:p>13370.8333333333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190.6666666667" calcext:value-type="float">
            <text:p>38190.6666666667</text:p>
          </table:table-cell>
          <table:table-cell office:value-type="float" office:value="1103.5" calcext:value-type="float">
            <text:p>1103.5</text:p>
          </table:table-cell>
          <table:table-cell office:value-type="float" office:value="13352.6666666667" calcext:value-type="float">
            <text:p>13352.6666666667</text:p>
          </table:table-cell>
          <table:table-cell office:value-type="float" office:value="3408.33333333333" calcext:value-type="float">
            <text:p>3408.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294.1666666667" calcext:value-type="float">
            <text:p>36294.1666666667</text:p>
          </table:table-cell>
          <table:table-cell office:value-type="float" office:value="1090.5" calcext:value-type="float">
            <text:p>1090.5</text:p>
          </table:table-cell>
          <table:table-cell office:value-type="float" office:value="13351.1666666667" calcext:value-type="float">
            <text:p>13351.1666666667</text:p>
          </table:table-cell>
          <table:table-cell office:value-type="float" office:value="3389.33333333333" calcext:value-type="float">
            <text:p>3389.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282.5" calcext:value-type="float">
            <text:p>36282.5</text:p>
          </table:table-cell>
          <table:table-cell office:value-type="float" office:value="1103.83333333333" calcext:value-type="float">
            <text:p>1103.83333333333</text:p>
          </table:table-cell>
          <table:table-cell office:value-type="float" office:value="13349.5" calcext:value-type="float">
            <text:p>13349.5</text:p>
          </table:table-cell>
          <table:table-cell office:value-type="float" office:value="3400.5" calcext:value-type="float">
            <text:p>340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283.6666666667" calcext:value-type="float">
            <text:p>38283.6666666667</text:p>
          </table:table-cell>
          <table:table-cell office:value-type="float" office:value="1099.16666666667" calcext:value-type="float">
            <text:p>1099.16666666667</text:p>
          </table:table-cell>
          <table:table-cell office:value-type="float" office:value="13349.6666666667" calcext:value-type="float">
            <text:p>13349.6666666667</text:p>
          </table:table-cell>
          <table:table-cell office:value-type="float" office:value="3403.16666666667" calcext:value-type="float">
            <text:p>3403.1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00" calcext:value-type="float">
            <text:p>38000</text:p>
          </table:table-cell>
          <table:table-cell office:value-type="float" office:value="1098.5" calcext:value-type="float">
            <text:p>1098.5</text:p>
          </table:table-cell>
          <table:table-cell office:value-type="float" office:value="13352.3333333333" calcext:value-type="float">
            <text:p>13352.3333333333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205.3333333333" calcext:value-type="float">
            <text:p>38205.3333333333</text:p>
          </table:table-cell>
          <table:table-cell office:value-type="float" office:value="1099.83333333333" calcext:value-type="float">
            <text:p>1099.83333333333</text:p>
          </table:table-cell>
          <table:table-cell office:value-type="float" office:value="13353.8333333333" calcext:value-type="float">
            <text:p>13353.8333333333</text:p>
          </table:table-cell>
          <table:table-cell office:value-type="float" office:value="3396" calcext:value-type="float">
            <text:p>3396</text:p>
          </table:table-cell>
        </table:table-row>
      </table:table>
      <table:named-expressions/>
      <table:data-pilot-tables>
        <table:data-pilot-table table:name="DataPilot1" table:application-data="" table:target-range-address="'Pivot Table_Sim70_1'.A1:'Pivot Table_Sim70_1'.D23" table:buttons="'Pivot Table_Sim70_1'.A2 'Pivot Table_Sim70_1'.B1" table:show-filter-button="false" table:drill-down-on-double-click="false">
          <table:source-cell-range table:cell-range-address="Sim70.A1:Sim70.E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Max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29546" table:display="true" table:show-details="true"/>
                <table:data-pilot-member table:name="29875" table:display="true" table:show-details="true"/>
                <table:data-pilot-member table:name="30113" table:display="true" table:show-details="true"/>
                <table:data-pilot-member table:name="30256" table:display="true" table:show-details="true"/>
                <table:data-pilot-member table:name="30312" table:display="true" table:show-details="true"/>
                <table:data-pilot-member table:name="30452" table:display="true" table:show-details="true"/>
                <table:data-pilot-member table:name="30577" table:display="true" table:show-details="true"/>
                <table:data-pilot-member table:name="30601" table:display="true" table:show-details="true"/>
                <table:data-pilot-member table:name="30694" table:display="true" table:show-details="true"/>
                <table:data-pilot-member table:name="30722" table:display="true" table:show-details="true"/>
                <table:data-pilot-member table:name="30747" table:display="true" table:show-details="true"/>
                <table:data-pilot-member table:name="30967" table:display="true" table:show-details="true"/>
                <table:data-pilot-member table:name="31106" table:display="true" table:show-details="true"/>
                <table:data-pilot-member table:name="31137" table:display="true" table:show-details="true"/>
                <table:data-pilot-member table:name="32658" table:display="true" table:show-details="true"/>
                <table:data-pilot-member table:name="32914" table:display="true" table:show-details="true"/>
                <table:data-pilot-member table:name="33109" table:display="true" table:show-details="true"/>
                <table:data-pilot-member table:name="33293" table:display="true" table:show-details="true"/>
                <table:data-pilot-member table:name="33327" table:display="true" table:show-details="true"/>
                <table:data-pilot-member table:name="33463" table:display="true" table:show-details="true"/>
                <table:data-pilot-member table:name="33607" table:display="true" table:show-details="true"/>
                <table:data-pilot-member table:name="33870" table:display="true" table:show-details="true"/>
                <table:data-pilot-member table:name="34009" table:display="true" table:show-details="true"/>
                <table:data-pilot-member table:name="34018" table:display="true" table:show-details="true"/>
                <table:data-pilot-member table:name="34075" table:display="true" table:show-details="true"/>
                <table:data-pilot-member table:name="34227" table:display="true" table:show-details="true"/>
                <table:data-pilot-member table:name="34355" table:display="true" table:show-details="true"/>
                <table:data-pilot-member table:name="34381" table:display="true" table:show-details="true"/>
                <table:data-pilot-member table:name="34419" table:display="true" table:show-details="true"/>
                <table:data-pilot-member table:name="34596" table:display="true" table:show-details="true"/>
                <table:data-pilot-member table:name="34888" table:display="true" table:show-details="true"/>
                <table:data-pilot-member table:name="34930" table:display="true" table:show-details="true"/>
                <table:data-pilot-member table:name="34973" table:display="true" table:show-details="true"/>
                <table:data-pilot-member table:name="35137" table:display="true" table:show-details="true"/>
                <table:data-pilot-member table:name="35144" table:display="true" table:show-details="true"/>
                <table:data-pilot-member table:name="35190" table:display="true" table:show-details="true"/>
                <table:data-pilot-member table:name="35193" table:display="true" table:show-details="true"/>
                <table:data-pilot-member table:name="35197" table:display="true" table:show-details="true"/>
                <table:data-pilot-member table:name="35221" table:display="true" table:show-details="true"/>
                <table:data-pilot-member table:name="35412" table:display="true" table:show-details="true"/>
                <table:data-pilot-member table:name="35517" table:display="true" table:show-details="true"/>
                <table:data-pilot-member table:name="35666" table:display="true" table:show-details="true"/>
                <table:data-pilot-member table:name="35710" table:display="true" table:show-details="true"/>
                <table:data-pilot-member table:name="35743" table:display="true" table:show-details="true"/>
                <table:data-pilot-member table:name="35744" table:display="true" table:show-details="true"/>
                <table:data-pilot-member table:name="35756" table:display="true" table:show-details="true"/>
                <table:data-pilot-member table:name="35765" table:display="true" table:show-details="true"/>
                <table:data-pilot-member table:name="35774" table:display="true" table:show-details="true"/>
                <table:data-pilot-member table:name="35958" table:display="true" table:show-details="true"/>
                <table:data-pilot-member table:name="35991" table:display="true" table:show-details="true"/>
                <table:data-pilot-member table:name="36276" table:display="true" table:show-details="true"/>
                <table:data-pilot-member table:name="36312" table:display="true" table:show-details="true"/>
                <table:data-pilot-member table:name="36367" table:display="true" table:show-details="true"/>
                <table:data-pilot-member table:name="36379" table:display="true" table:show-details="true"/>
                <table:data-pilot-member table:name="36493" table:display="true" table:show-details="true"/>
                <table:data-pilot-member table:name="36617" table:display="true" table:show-details="true"/>
                <table:data-pilot-member table:name="36647" table:display="true" table:show-details="true"/>
                <table:data-pilot-member table:name="36668" table:display="true" table:show-details="true"/>
                <table:data-pilot-member table:name="36783" table:display="true" table:show-details="true"/>
                <table:data-pilot-member table:name="36942" table:display="true" table:show-details="true"/>
                <table:data-pilot-member table:name="36990" table:display="true" table:show-details="true"/>
                <table:data-pilot-member table:name="37000" table:display="true" table:show-details="true"/>
                <table:data-pilot-member table:name="37008" table:display="true" table:show-details="true"/>
                <table:data-pilot-member table:name="37089" table:display="true" table:show-details="true"/>
                <table:data-pilot-member table:name="37175" table:display="true" table:show-details="true"/>
                <table:data-pilot-member table:name="37266" table:display="true" table:show-details="true"/>
                <table:data-pilot-member table:name="37283" table:display="true" table:show-details="true"/>
                <table:data-pilot-member table:name="37373" table:display="true" table:show-details="true"/>
                <table:data-pilot-member table:name="37428" table:display="true" table:show-details="true"/>
                <table:data-pilot-member table:name="37532" table:display="true" table:show-details="true"/>
                <table:data-pilot-member table:name="37570" table:display="true" table:show-details="true"/>
                <table:data-pilot-member table:name="37598" table:display="true" table:show-details="true"/>
                <table:data-pilot-member table:name="37656" table:display="true" table:show-details="true"/>
                <table:data-pilot-member table:name="37691" table:display="true" table:show-details="true"/>
                <table:data-pilot-member table:name="37711" table:display="true" table:show-details="true"/>
                <table:data-pilot-member table:name="37727" table:display="true" table:show-details="true"/>
                <table:data-pilot-member table:name="37735" table:display="true" table:show-details="true"/>
                <table:data-pilot-member table:name="37739" table:display="true" table:show-details="true"/>
                <table:data-pilot-member table:name="37803" table:display="true" table:show-details="true"/>
                <table:data-pilot-member table:name="37858" table:display="true" table:show-details="true"/>
                <table:data-pilot-member table:name="37860" table:display="true" table:show-details="true"/>
                <table:data-pilot-member table:name="37885" table:display="true" table:show-details="true"/>
                <table:data-pilot-member table:name="37939" table:display="true" table:show-details="true"/>
                <table:data-pilot-member table:name="37951" table:display="true" table:show-details="true"/>
                <table:data-pilot-member table:name="38072" table:display="true" table:show-details="true"/>
                <table:data-pilot-member table:name="38103" table:display="true" table:show-details="true"/>
                <table:data-pilot-member table:name="38127" table:display="true" table:show-details="true"/>
                <table:data-pilot-member table:name="38139" table:display="true" table:show-details="true"/>
                <table:data-pilot-member table:name="38148" table:display="true" table:show-details="true"/>
                <table:data-pilot-member table:name="38248" table:display="true" table:show-details="true"/>
                <table:data-pilot-member table:name="38333" table:display="true" table:show-details="true"/>
                <table:data-pilot-member table:name="38334" table:display="true" table:show-details="true"/>
                <table:data-pilot-member table:name="38337" table:display="true" table:show-details="true"/>
                <table:data-pilot-member table:name="38397" table:display="true" table:show-details="true"/>
                <table:data-pilot-member table:name="38408" table:display="true" table:show-details="true"/>
                <table:data-pilot-member table:name="38419" table:display="true" table:show-details="true"/>
                <table:data-pilot-member table:name="38462" table:display="true" table:show-details="true"/>
                <table:data-pilot-member table:name="38493" table:display="true" table:show-details="true"/>
                <table:data-pilot-member table:name="38498" table:display="true" table:show-details="true"/>
                <table:data-pilot-member table:name="38510" table:display="true" table:show-details="true"/>
                <table:data-pilot-member table:name="38537" table:display="true" table:show-details="true"/>
                <table:data-pilot-member table:name="38544" table:display="true" table:show-details="true"/>
                <table:data-pilot-member table:name="38555" table:display="true" table:show-details="true"/>
                <table:data-pilot-member table:name="38563" table:display="true" table:show-details="true"/>
                <table:data-pilot-member table:name="38567" table:display="true" table:show-details="true"/>
                <table:data-pilot-member table:name="38579" table:display="true" table:show-details="true"/>
                <table:data-pilot-member table:name="38592" table:display="true" table:show-details="true"/>
                <table:data-pilot-member table:name="38613" table:display="true" table:show-details="true"/>
                <table:data-pilot-member table:name="38616" table:display="true" table:show-details="true"/>
                <table:data-pilot-member table:name="38618" table:display="true" table:show-details="true"/>
                <table:data-pilot-member table:name="38666" table:display="true" table:show-details="true"/>
                <table:data-pilot-member table:name="38721" table:display="true" table:show-details="true"/>
                <table:data-pilot-member table:name="42681" table:display="true" table:show-details="true"/>
                <table:data-pilot-member table:name="42956" table:display="true" table:show-details="true"/>
                <table:data-pilot-member table:name="43096" table:display="true" table:show-details="true"/>
                <table:data-pilot-member table:name="43945" table:display="true" table:show-details="true"/>
                <table:data-pilot-member table:name="43978" table:display="true" table:show-details="true"/>
                <table:data-pilot-member table:name="441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1481481481481" table:display="true" table:show-details="true"/>
                <table:data-pilot-member table:name="1.01925925925926" table:display="true" table:show-details="true"/>
                <table:data-pilot-member table:name="1.02222222222222" table:display="true" table:show-details="true"/>
                <table:data-pilot-member table:name="1.0237037037037" table:display="true" table:show-details="true"/>
                <table:data-pilot-member table:name="1.02518518518519" table:display="true" table:show-details="true"/>
                <table:data-pilot-member table:name="1.02666666666667" table:display="true" table:show-details="true"/>
                <table:data-pilot-member table:name="1.02814814814815" table:display="true" table:show-details="true"/>
                <table:data-pilot-member table:name="1.02962962962963" table:display="true" table:show-details="true"/>
                <table:data-pilot-member table:name="1.03111111111111" table:display="true" table:show-details="true"/>
                <table:data-pilot-member table:name="1.03259259259259" table:display="true" table:show-details="true"/>
                <table:data-pilot-member table:name="1.03407407407407" table:display="true" table:show-details="true"/>
                <table:data-pilot-member table:name="1.03703703703704" table:display="true" table:show-details="true"/>
                <table:data-pilot-member table:name="1.04" table:display="true" table:show-details="true"/>
                <table:data-pilot-member table:name="1.04148148148148" table:display="true" table:show-details="true"/>
                <table:data-pilot-member table:name="1.04296296296296" table:display="true" table:show-details="true"/>
                <table:data-pilot-member table:name="1.04444444444444" table:display="true" table:show-details="true"/>
                <table:data-pilot-member table:name="1.05037037037037" table:display="true" table:show-details="true"/>
                <table:data-pilot-member table:name="1.05481481481481" table:display="true" table:show-details="true"/>
                <table:data-pilot-member table:name="1.05925925925926" table:display="true" table:show-details="true"/>
                <table:data-pilot-member table:name="1.06666666666667" table:display="true" table:show-details="true"/>
                <table:data-pilot-member table:name="1.07259259259259" table:display="true" table:show-details="true"/>
                <table:data-pilot-member table:name="1.07407407407407" table:display="true" table:show-details="true"/>
                <table:data-pilot-member table:name="1.07555555555556" table:display="true" table:show-details="true"/>
                <table:data-pilot-member table:name="1.07851851851852" table:display="true" table:show-details="true"/>
                <table:data-pilot-member table:name="1.08" table:display="true" table:show-details="true"/>
                <table:data-pilot-member table:name="1.08148148148148" table:display="true" table:show-details="true"/>
                <table:data-pilot-member table:name="1.08296296296296" table:display="true" table:show-details="true"/>
                <table:data-pilot-member table:name="1.08444444444444" table:display="true" table:show-details="true"/>
                <table:data-pilot-member table:name="1.08592592592593" table:display="true" table:show-details="true"/>
                <table:data-pilot-member table:name="1.08888888888889" table:display="true" table:show-details="true"/>
                <table:data-pilot-member table:name="1.09037037037037" table:display="true" table:show-details="true"/>
                <table:data-pilot-member table:name="1.09185185185185" table:display="true" table:show-details="true"/>
                <table:data-pilot-member table:name="1.09333333333333" table:display="true" table:show-details="true"/>
                <table:data-pilot-member table:name="1.09481481481482" table:display="true" table:show-details="true"/>
                <table:data-pilot-member table:name="1.0962962962963" table:display="true" table:show-details="true"/>
                <table:data-pilot-member table:name="1.09777777777778" table:display="true" table:show-details="true"/>
                <table:data-pilot-member table:name="1.09925925925926" table:display="true" table:show-details="true"/>
                <table:data-pilot-member table:name="1.10074074074074" table:display="true" table:show-details="true"/>
                <table:data-pilot-member table:name="1.10222222222222" table:display="true" table:show-details="true"/>
                <table:data-pilot-member table:name="1.1037037037037" table:display="true" table:show-details="true"/>
                <table:data-pilot-member table:name="1.10666666666667" table:display="true" table:show-details="true"/>
                <table:data-pilot-member table:name="1.10962962962963" table:display="true" table:show-details="true"/>
                <table:data-pilot-member table:name="1.11111111111111" table:display="true" table:show-details="true"/>
                <table:data-pilot-member table:name="1.11259259259259" table:display="true" table:show-details="true"/>
                <table:data-pilot-member table:name="1.11407407407407" table:display="true" table:show-details="true"/>
                <table:data-pilot-member table:name="1.11703703703704" table:display="true" table:show-details="true"/>
                <table:data-pilot-member table:name="1.12" table:display="true" table:show-details="true"/>
                <table:data-pilot-member table:name="1.12148148148148" table:display="true" table:show-details="true"/>
                <table:data-pilot-member table:name="1.12296296296296" table:display="true" table:show-details="true"/>
                <table:data-pilot-member table:name="1.13333333333333" table:display="true" table:show-details="true"/>
                <table:data-pilot-member table:name="1.13481481481481" table:display="true" table:show-details="true"/>
                <table:data-pilot-member table:name="1.1362962962963" table:display="true" table:show-details="true"/>
                <table:data-pilot-member table:name="1.142222222222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2" table:application-data="" table:target-range-address="'Pivot Table_Sim439_1'.A1:'Pivot Table_Sim439_1'.D23" table:buttons="'Pivot Table_Sim439_1'.A2 'Pivot Table_Sim439_1'.B1" table:show-filter-button="false" table:drill-down-on-double-click="false">
          <table:source-cell-range table:cell-range-address="Sim439.A1:Sim439.E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Max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1019" table:display="true" table:show-details="true"/>
                <table:data-pilot-member table:name="1036" table:display="true" table:show-details="true"/>
                <table:data-pilot-member table:name="1045" table:display="true" table:show-details="true"/>
                <table:data-pilot-member table:name="1050" table:display="true" table:show-details="true"/>
                <table:data-pilot-member table:name="1070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8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3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4" table:display="true" table:show-details="true"/>
                <table:data-pilot-member table:name="1116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33" table:display="true" table:show-details="true"/>
                <table:data-pilot-member table:name="1136" table:display="true" table:show-details="true"/>
                <table:data-pilot-member table:name="11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06821679397857" table:display="true" table:show-details="true"/>
                <table:data-pilot-member table:name="1.0682541014951" table:display="true" table:show-details="true"/>
                <table:data-pilot-member table:name="1.07713329042969" table:display="true" table:show-details="true"/>
                <table:data-pilot-member table:name="1.07742242368281" table:display="true" table:show-details="true"/>
                <table:data-pilot-member table:name="1.07867222548663" table:display="true" table:show-details="true"/>
                <table:data-pilot-member table:name="1.07936241454247" table:display="true" table:show-details="true"/>
                <table:data-pilot-member table:name="1.07958625964166" table:display="true" table:show-details="true"/>
                <table:data-pilot-member table:name="1.07987539289478" table:display="true" table:show-details="true"/>
                <table:data-pilot-member table:name="1.0802764486975" table:display="true" table:show-details="true"/>
                <table:data-pilot-member table:name="1.08060288946716" table:display="true" table:show-details="true"/>
                <table:data-pilot-member table:name="1.08090134959941" table:display="true" table:show-details="true"/>
                <table:data-pilot-member table:name="1.08121846348993" table:display="true" table:show-details="true"/>
                <table:data-pilot-member table:name="1.0812371172482" table:display="true" table:show-details="true"/>
                <table:data-pilot-member table:name="1.08136769355606" table:display="true" table:show-details="true"/>
                <table:data-pilot-member table:name="1.08142365483086" table:display="true" table:show-details="true"/>
                <table:data-pilot-member table:name="1.08145163546826" table:display="true" table:show-details="true"/>
                <table:data-pilot-member table:name="1.08176874935878" table:display="true" table:show-details="true"/>
                <table:data-pilot-member table:name="1.08232836210676" table:display="true" table:show-details="true"/>
                <table:data-pilot-member table:name="1.08242163089809" table:display="true" table:show-details="true"/>
                <table:data-pilot-member table:name="1.08271076415121" table:display="true" table:show-details="true"/>
                <table:data-pilot-member table:name="1.0829346092504" table:display="true" table:show-details="true"/>
                <table:data-pilot-member table:name="1.08305585867913" table:display="true" table:show-details="true"/>
                <table:data-pilot-member table:name="1.08320508874526" table:display="true" table:show-details="true"/>
                <table:data-pilot-member table:name="1.0837273939767" table:display="true" table:show-details="true"/>
                <table:data-pilot-member table:name="1.08394191219676" table:display="true" table:show-details="true"/>
                <table:data-pilot-member table:name="1.08537825158324" table:display="true" table:show-details="true"/>
                <table:data-pilot-member table:name="1.08584459553989" table:display="true" table:show-details="true"/>
                <table:data-pilot-member table:name="1.08595651808948" table:display="true" table:show-details="true"/>
                <table:data-pilot-member table:name="1.08637622765047" table:display="true" table:show-details="true"/>
                <table:data-pilot-member table:name="1.08639488140873" table:display="true" table:show-details="true"/>
                <table:data-pilot-member table:name="1.08660939962879" table:display="true" table:show-details="true"/>
                <table:data-pilot-member table:name="1.08667468778272" table:display="true" table:show-details="true"/>
                <table:data-pilot-member table:name="1.08687987912365" table:display="true" table:show-details="true"/>
                <table:data-pilot-member table:name="1.08736487683856" table:display="true" table:show-details="true"/>
                <table:data-pilot-member table:name="1.08743949187162" table:display="true" table:show-details="true"/>
                <table:data-pilot-member table:name="1.08755141442122" table:display="true" table:show-details="true"/>
                <table:data-pilot-member table:name="1.0881949690814" table:display="true" table:show-details="true"/>
                <table:data-pilot-member table:name="1.08923957954429" table:display="true" table:show-details="true"/>
                <table:data-pilot-member table:name="1.0897245772592" table:display="true" table:show-details="true"/>
                <table:data-pilot-member table:name="1.09056399638117" table:display="true" table:show-details="true"/>
                <table:data-pilot-member table:name="1.09059197701857" table:display="true" table:show-details="true"/>
                <table:data-pilot-member table:name="1.09082514899689" table:display="true" table:show-details="true"/>
                <table:data-pilot-member table:name="1.09117024352481" table:display="true" table:show-details="true"/>
                <table:data-pilot-member table:name="1.09131947359094" table:display="true" table:show-details="true"/>
                <table:data-pilot-member table:name="1.09182312506412" table:display="true" table:show-details="true"/>
                <table:data-pilot-member table:name="1.09476109199101" table:display="true" table:show-details="true"/>
                <table:data-pilot-member table:name="1.09503157148587" table:display="true" table:show-details="true"/>
                <table:data-pilot-member table:name="1.09554454983818" table:display="true" table:show-details="true"/>
                <table:data-pilot-member table:name="1.09558185735471" table:display="true" table:show-details="true"/>
                <table:data-pilot-member table:name="1.09638396896015" table:display="true" table:show-details="true"/>
                <table:data-pilot-member table:name="1.09685031291679" table:display="true" table:show-details="true"/>
                <table:data-pilot-member table:name="1.09698088922466" table:display="true" table:show-details="true"/>
                <table:data-pilot-member table:name="1.09699021610379" table:display="true" table:show-details="true"/>
                <table:data-pilot-member table:name="1.09862241995206" table:display="true" table:show-details="true"/>
                <table:data-pilot-member table:name="1.09900482199651" table:display="true" table:show-details="true"/>
                <table:data-pilot-member table:name="1.09921001333744" table:display="true" table:show-details="true"/>
                <table:data-pilot-member table:name="1.10130856114236" table:display="true" table:show-details="true"/>
                <table:data-pilot-member table:name="1.10158836751635" table:display="true" table:show-details="true"/>
                <table:data-pilot-member table:name="1.10250240167138" table:display="true" table:show-details="true"/>
                <table:data-pilot-member table:name="1.10261432422097" table:display="true" table:show-details="true"/>
                <table:data-pilot-member table:name="1.1027635542871" table:display="true" table:show-details="true"/>
                <table:data-pilot-member table:name="1.10297807250716" table:display="true" table:show-details="true"/>
                <table:data-pilot-member table:name="1.10303403378196" table:display="true" table:show-details="true"/>
                <table:data-pilot-member table:name="1.10308999505675" table:display="true" table:show-details="true"/>
                <table:data-pilot-member table:name="1.10351903149687" table:display="true" table:show-details="true"/>
                <table:data-pilot-member table:name="1.10434912373971" table:display="true" table:show-details="true"/>
                <table:data-pilot-member table:name="1.1045729688389" table:display="true" table:show-details="true"/>
                <table:data-pilot-member table:name="1.10572950185139" table:display="true" table:show-details="true"/>
                <table:data-pilot-member table:name="1.10609325013757" table:display="true" table:show-details="true"/>
                <table:data-pilot-member table:name="1.10676478543515" table:display="true" table:show-details="true"/>
                <table:data-pilot-member table:name="1.10716584123786" table:display="true" table:show-details="true"/>
                <table:data-pilot-member table:name="1.10765083895278" table:display="true" table:show-details="true"/>
                <table:data-pilot-member table:name="1.10845295055821" table:display="true" table:show-details="true"/>
                <table:data-pilot-member table:name="1.10874208381134" table:display="true" table:show-details="true"/>
                <table:data-pilot-member table:name="1.10883535260267" table:display="true" table:show-details="true"/>
                <table:data-pilot-member table:name="1.10961881044984" table:display="true" table:show-details="true"/>
                <table:data-pilot-member table:name="1.11001986625255" table:display="true" table:show-details="true"/>
                <table:data-pilot-member table:name="1.11131630245204" table:display="true" table:show-details="true"/>
                <table:data-pilot-member table:name="1.1123515860358" table:display="true" table:show-details="true"/>
                <table:data-pilot-member table:name="1.11249148922279" table:display="true" table:show-details="true"/>
                <table:data-pilot-member table:name="1.11265937304718" table:display="true" table:show-details="true"/>
                <table:data-pilot-member table:name="1.11266869992632" table:display="true" table:show-details="true"/>
                <table:data-pilot-member table:name="1.11283658375071" table:display="true" table:show-details="true"/>
                <table:data-pilot-member table:name="1.11309773636643" table:display="true" table:show-details="true"/>
                <table:data-pilot-member table:name="1.11335888898216" table:display="true" table:show-details="true"/>
                <table:data-pilot-member table:name="1.11397446300493" table:display="true" table:show-details="true"/>
                <table:data-pilot-member table:name="1.11409571243366" table:display="true" table:show-details="true"/>
                <table:data-pilot-member table:name="1.11424494249979" table:display="true" table:show-details="true"/>
                <table:data-pilot-member table:name="1.11457138326944" table:display="true" table:show-details="true"/>
                <table:data-pilot-member table:name="1.11470195957731" table:display="true" table:show-details="true"/>
                <table:data-pilot-member table:name="1.11501907346783" table:display="true" table:show-details="true"/>
                <table:data-pilot-member table:name="1.11518695729222" table:display="true" table:show-details="true"/>
                <table:data-pilot-member table:name="1.11524291856702" table:display="true" table:show-details="true"/>
                <table:data-pilot-member table:name="1.11578387755673" table:display="true" table:show-details="true"/>
                <table:data-pilot-member table:name="1.11598906889766" table:display="true" table:show-details="true"/>
                <table:data-pilot-member table:name="1.11625022151338" table:display="true" table:show-details="true"/>
                <table:data-pilot-member table:name="1.1173601201302" table:display="true" table:show-details="true"/>
                <table:data-pilot-member table:name="1.11881511327495" table:display="true" table:show-details="true"/>
                <table:data-pilot-member table:name="1.11887107454975" table:display="true" table:show-details="true"/>
                <table:data-pilot-member table:name="1.11935607226466" table:display="true" table:show-details="true"/>
                <table:data-pilot-member table:name="1.11964520551778" table:display="true" table:show-details="true"/>
                <table:data-pilot-member table:name="1.11965453239691" table:display="true" table:show-details="true"/>
                <table:data-pilot-member table:name="1.12054058591455" table:display="true" table:show-details="true"/>
                <table:data-pilot-member table:name="1.12076443101374" table:display="true" table:show-details="true"/>
                <table:data-pilot-member table:name="1.1208950073216" table:display="true" table:show-details="true"/>
                <table:data-pilot-member table:name="1.12102558362946" table:display="true" table:show-details="true"/>
                <table:data-pilot-member table:name="1.12112817929992" table:display="true" table:show-details="true"/>
                <table:data-pilot-member table:name="1.12199557905929" table:display="true" table:show-details="true"/>
                <table:data-pilot-member table:name="1.12292826697259" table:display="true" table:show-details="true"/>
                <table:data-pilot-member table:name="1.12361845602843" table:display="true" table:show-details="true"/>
                <table:data-pilot-member table:name="1.12372105169889" table:display="true" table:show-details="true"/>
                <table:data-pilot-member table:name="1.12531594803063" table:display="true" table:show-details="true"/>
                <table:data-pilot-member table:name="1.12535325554716" table:display="true" table:show-details="true"/>
                <table:data-pilot-member table:name="1.12545585121762" table:display="true" table:show-details="true"/>
                <table:data-pilot-member table:name="1.12680824869191" table:display="true" table:show-details="true"/>
                <table:data-pilot-member table:name="1.12762901405561" table:display="true" table:show-details="true"/>
                <table:data-pilot-member table:name="1.12827256871578" table:display="true" table:show-details="true"/>
                <table:data-pilot-member table:name="1.12851506757324" table:display="true" table:show-details="true"/>
                <table:data-pilot-member table:name="1.132777451337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3" table:application-data="" table:target-range-address="'Pivot Table_Asim71_1'.A1:'Pivot Table_Asim71_1'.D23" table:buttons="'Pivot Table_Asim71_1'.A2 'Pivot Table_Asim71_1'.B1" table:show-filter-button="false" table:drill-down-on-double-click="false">
          <table:source-cell-range table:cell-range-address="Asim71.A1:Asim71.E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Max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13332" table:display="true" table:show-details="true"/>
                <table:data-pilot-member table:name="13340" table:display="true" table:show-details="true"/>
                <table:data-pilot-member table:name="13341" table:display="true" table:show-details="true"/>
                <table:data-pilot-member table:name="13342" table:display="true" table:show-details="true"/>
                <table:data-pilot-member table:name="13343" table:display="true" table:show-details="true"/>
                <table:data-pilot-member table:name="13345" table:display="true" table:show-details="true"/>
                <table:data-pilot-member table:name="13346" table:display="true" table:show-details="true"/>
                <table:data-pilot-member table:name="13347" table:display="true" table:show-details="true"/>
                <table:data-pilot-member table:name="13348" table:display="true" table:show-details="true"/>
                <table:data-pilot-member table:name="13349" table:display="true" table:show-details="true"/>
                <table:data-pilot-member table:name="13350" table:display="true" table:show-details="true"/>
                <table:data-pilot-member table:name="13351" table:display="true" table:show-details="true"/>
                <table:data-pilot-member table:name="13352" table:display="true" table:show-details="true"/>
                <table:data-pilot-member table:name="13353" table:display="true" table:show-details="true"/>
                <table:data-pilot-member table:name="13354" table:display="true" table:show-details="true"/>
                <table:data-pilot-member table:name="13355" table:display="true" table:show-details="true"/>
                <table:data-pilot-member table:name="13356" table:display="true" table:show-details="true"/>
                <table:data-pilot-member table:name="13357" table:display="true" table:show-details="true"/>
                <table:data-pilot-member table:name="13358" table:display="true" table:show-details="true"/>
                <table:data-pilot-member table:name="13359" table:display="true" table:show-details="true"/>
                <table:data-pilot-member table:name="13360" table:display="true" table:show-details="true"/>
                <table:data-pilot-member table:name="13361" table:display="true" table:show-details="true"/>
                <table:data-pilot-member table:name="13362" table:display="true" table:show-details="true"/>
                <table:data-pilot-member table:name="13363" table:display="true" table:show-details="true"/>
                <table:data-pilot-member table:name="13364" table:display="true" table:show-details="true"/>
                <table:data-pilot-member table:name="13366" table:display="true" table:show-details="true"/>
                <table:data-pilot-member table:name="13367" table:display="true" table:show-details="true"/>
                <table:data-pilot-member table:name="13368" table:display="true" table:show-details="true"/>
                <table:data-pilot-member table:name="13369" table:display="true" table:show-details="true"/>
                <table:data-pilot-member table:name="13374" table:display="true" table:show-details="true"/>
                <table:data-pilot-member table:name="13375" table:display="true" table:show-details="true"/>
                <table:data-pilot-member table:name="13377" table:display="true" table:show-details="true"/>
                <table:data-pilot-member table:name="13384" table:display="true" table:show-details="true"/>
                <table:data-pilot-member table:name="13390" table:display="true" table:show-details="true"/>
                <table:data-pilot-member table:name="13394" table:display="true" table:show-details="true"/>
                <table:data-pilot-member table:name="13448" table:display="true" table:show-details="true"/>
                <table:data-pilot-member table:name="13512" table:display="true" table:show-details="true"/>
                <table:data-pilot-member table:name="14186" table:display="true" table:show-details="true"/>
                <table:data-pilot-member table:name="14218" table:display="true" table:show-details="true"/>
                <table:data-pilot-member table:name="14265" table:display="true" table:show-details="true"/>
                <table:data-pilot-member table:name="14287" table:display="true" table:show-details="true"/>
                <table:data-pilot-member table:name="14291" table:display="true" table:show-details="true"/>
                <table:data-pilot-member table:name="147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49230769230769" table:display="true" table:show-details="true"/>
                <table:data-pilot-member table:name="1.50051282051282" table:display="true" table:show-details="true"/>
                <table:data-pilot-member table:name="1.51333333333333" table:display="true" table:show-details="true"/>
                <table:data-pilot-member table:name="1.51538461538462" table:display="true" table:show-details="true"/>
                <table:data-pilot-member table:name="1.51794871794872" table:display="true" table:show-details="true"/>
                <table:data-pilot-member table:name="1.51948717948718" table:display="true" table:show-details="true"/>
                <table:data-pilot-member table:name="1.52461538461538" table:display="true" table:show-details="true"/>
                <table:data-pilot-member table:name="1.52820512820513" table:display="true" table:show-details="true"/>
                <table:data-pilot-member table:name="1.53282051282051" table:display="true" table:show-details="true"/>
                <table:data-pilot-member table:name="1.53333333333333" table:display="true" table:show-details="true"/>
                <table:data-pilot-member table:name="1.53589743589744" table:display="true" table:show-details="true"/>
                <table:data-pilot-member table:name="1.53948717948718" table:display="true" table:show-details="true"/>
                <table:data-pilot-member table:name="1.5425641025641" table:display="true" table:show-details="true"/>
                <table:data-pilot-member table:name="1.54410256410256" table:display="true" table:show-details="true"/>
                <table:data-pilot-member table:name="1.54461538461538" table:display="true" table:show-details="true"/>
                <table:data-pilot-member table:name="1.54512820512821" table:display="true" table:show-details="true"/>
                <table:data-pilot-member table:name="1.54717948717949" table:display="true" table:show-details="true"/>
                <table:data-pilot-member table:name="1.54974358974359" table:display="true" table:show-details="true"/>
                <table:data-pilot-member table:name="1.55076923076923" table:display="true" table:show-details="true"/>
                <table:data-pilot-member table:name="1.55179487179487" table:display="true" table:show-details="true"/>
                <table:data-pilot-member table:name="1.55230769230769" table:display="true" table:show-details="true"/>
                <table:data-pilot-member table:name="1.55384615384615" table:display="true" table:show-details="true"/>
                <table:data-pilot-member table:name="1.5548717948718" table:display="true" table:show-details="true"/>
                <table:data-pilot-member table:name="1.55538461538462" table:display="true" table:show-details="true"/>
                <table:data-pilot-member table:name="1.55692307692308" table:display="true" table:show-details="true"/>
                <table:data-pilot-member table:name="1.5574358974359" table:display="true" table:show-details="true"/>
                <table:data-pilot-member table:name="1.55846153846154" table:display="true" table:show-details="true"/>
                <table:data-pilot-member table:name="1.55948717948718" table:display="true" table:show-details="true"/>
                <table:data-pilot-member table:name="1.56410256410256" table:display="true" table:show-details="true"/>
                <table:data-pilot-member table:name="1.56564102564103" table:display="true" table:show-details="true"/>
                <table:data-pilot-member table:name="1.56666666666667" table:display="true" table:show-details="true"/>
                <table:data-pilot-member table:name="1.56871794871795" table:display="true" table:show-details="true"/>
                <table:data-pilot-member table:name="1.57282051282051" table:display="true" table:show-details="true"/>
                <table:data-pilot-member table:name="1.5748717948718" table:display="true" table:show-details="true"/>
                <table:data-pilot-member table:name="1.57538461538462" table:display="true" table:show-details="true"/>
                <table:data-pilot-member table:name="1.57794871794872" table:display="true" table:show-details="true"/>
                <table:data-pilot-member table:name="1.57897435897436" table:display="true" table:show-details="true"/>
                <table:data-pilot-member table:name="1.57948717948718" table:display="true" table:show-details="true"/>
                <table:data-pilot-member table:name="1.58358974358974" table:display="true" table:show-details="true"/>
                <table:data-pilot-member table:name="1.58410256410256" table:display="true" table:show-details="true"/>
                <table:data-pilot-member table:name="1.58717948717949" table:display="true" table:show-details="true"/>
                <table:data-pilot-member table:name="1.59128205128205" table:display="true" table:show-details="true"/>
                <table:data-pilot-member table:name="1.59282051282051" table:display="true" table:show-details="true"/>
                <table:data-pilot-member table:name="1.59641025641026" table:display="true" table:show-details="true"/>
                <table:data-pilot-member table:name="1.60102564102564" table:display="true" table:show-details="true"/>
                <table:data-pilot-member table:name="1.60307692307692" table:display="true" table:show-details="true"/>
                <table:data-pilot-member table:name="1.60512820512821" table:display="true" table:show-details="true"/>
                <table:data-pilot-member table:name="1.60615384615385" table:display="true" table:show-details="true"/>
                <table:data-pilot-member table:name="1.60666666666667" table:display="true" table:show-details="true"/>
                <table:data-pilot-member table:name="1.60974358974359" table:display="true" table:show-details="true"/>
                <table:data-pilot-member table:name="1.61282051282051" table:display="true" table:show-details="true"/>
                <table:data-pilot-member table:name="1.61589743589744" table:display="true" table:show-details="true"/>
                <table:data-pilot-member table:name="1.61794871794872" table:display="true" table:show-details="true"/>
                <table:data-pilot-member table:name="1.61948717948718" table:display="true" table:show-details="true"/>
                <table:data-pilot-member table:name="1.62102564102564" table:display="true" table:show-details="true"/>
                <table:data-pilot-member table:name="1.62512820512821" table:display="true" table:show-details="true"/>
                <table:data-pilot-member table:name="1.62564102564103" table:display="true" table:show-details="true"/>
                <table:data-pilot-member table:name="1.62769230769231" table:display="true" table:show-details="true"/>
                <table:data-pilot-member table:name="1.63179487179487" table:display="true" table:show-details="true"/>
                <table:data-pilot-member table:name="1.63384615384615" table:display="true" table:show-details="true"/>
                <table:data-pilot-member table:name="1.63487179487179" table:display="true" table:show-details="true"/>
                <table:data-pilot-member table:name="1.63538461538462" table:display="true" table:show-details="true"/>
                <table:data-pilot-member table:name="1.63589743589744" table:display="true" table:show-details="true"/>
                <table:data-pilot-member table:name="1.63641025641026" table:display="true" table:show-details="true"/>
                <table:data-pilot-member table:name="1.63692307692308" table:display="true" table:show-details="true"/>
                <table:data-pilot-member table:name="1.64051282051282" table:display="true" table:show-details="true"/>
                <table:data-pilot-member table:name="1.64666666666667" table:display="true" table:show-details="true"/>
                <table:data-pilot-member table:name="1.64820512820513" table:display="true" table:show-details="true"/>
                <table:data-pilot-member table:name="1.65589743589744" table:display="true" table:show-details="true"/>
                <table:data-pilot-member table:name="1.65641025641026" table:display="true" table:show-details="true"/>
                <table:data-pilot-member table:name="1.65794871794872" table:display="true" table:show-details="true"/>
                <table:data-pilot-member table:name="1.66666666666667" table:display="true" table:show-details="true"/>
                <table:data-pilot-member table:name="1.67897435897436" table:display="true" table:show-details="true"/>
                <table:data-pilot-member table:name="1.68102564102564" table:display="true" table:show-details="true"/>
                <table:data-pilot-member table:name="1.68564102564103" table:display="true" table:show-details="true"/>
                <table:data-pilot-member table:name="1.68769230769231" table:display="true" table:show-details="true"/>
                <table:data-pilot-member table:name="1.68974358974359" table:display="true" table:show-details="true"/>
                <table:data-pilot-member table:name="1.69179487179487" table:display="true" table:show-details="true"/>
                <table:data-pilot-member table:name="1.70205128205128" table:display="true" table:show-details="true"/>
                <table:data-pilot-member table:name="1.7025641025641" table:display="true" table:show-details="true"/>
                <table:data-pilot-member table:name="1.70410256410256" table:display="true" table:show-details="true"/>
                <table:data-pilot-member table:name="1.70461538461538" table:display="true" table:show-details="true"/>
                <table:data-pilot-member table:name="1.70512820512821" table:display="true" table:show-details="true"/>
                <table:data-pilot-member table:name="1.71179487179487" table:display="true" table:show-details="true"/>
                <table:data-pilot-member table:name="1.71282051282051" table:display="true" table:show-details="true"/>
                <table:data-pilot-member table:name="1.71384615384615" table:display="true" table:show-details="true"/>
                <table:data-pilot-member table:name="1.7174358974359" table:display="true" table:show-details="true"/>
                <table:data-pilot-member table:name="1.72205128205128" table:display="true" table:show-details="true"/>
                <table:data-pilot-member table:name="1.72512820512821" table:display="true" table:show-details="true"/>
                <table:data-pilot-member table:name="1.73333333333333" table:display="true" table:show-details="true"/>
                <table:data-pilot-member table:name="1.7374358974359" table:display="true" table:show-details="true"/>
                <table:data-pilot-member table:name="1.74051282051282" table:display="true" table:show-details="true"/>
                <table:data-pilot-member table:name="1.74102564102564" table:display="true" table:show-details="true"/>
                <table:data-pilot-member table:name="1.7425641025641" table:display="true" table:show-details="true"/>
                <table:data-pilot-member table:name="1.75282051282051" table:display="true" table:show-details="true"/>
                <table:data-pilot-member table:name="1.7574358974359" table:display="true" table:show-details="true"/>
                <table:data-pilot-member table:name="1.76153846153846" table:display="true" table:show-details="true"/>
                <table:data-pilot-member table:name="1.77128205128205" table:display="true" table:show-details="true"/>
                <table:data-pilot-member table:name="1.77538461538462" table:display="true" table:show-details="true"/>
                <table:data-pilot-member table:name="1.77589743589744" table:display="true" table:show-details="true"/>
                <table:data-pilot-member table:name="1.7774358974359" table:display="true" table:show-details="true"/>
                <table:data-pilot-member table:name="1.84820512820513" table:display="true" table:show-details="true"/>
                <table:data-pilot-member table:name="1.87589743589744" table:display="true" table:show-details="true"/>
                <table:data-pilot-member table:name="1.8974358974359" table:display="true" table:show-details="true"/>
                <table:data-pilot-member table:name="1.90051282051282" table:display="true" table:show-details="true"/>
                <table:data-pilot-member table:name="2.0866666666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  <table:data-pilot-table table:name="DataPilot4" table:application-data="" table:target-range-address="'Pivot Table_Asim443_1'.A1:'Pivot Table_Asim443_1'.D23" table:buttons="'Pivot Table_Asim443_1'.A2 'Pivot Table_Asim443_1'.B1" table:show-filter-button="false" table:drill-down-on-double-click="false">
          <table:source-cell-range table:cell-range-address="Asim443.A1:Asim443.E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Max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average">
            <table:data-pilot-level table:show-empty="false" calcext:repeat-item-labels="false">
              <table:data-pilot-members>
                <table:data-pilot-member table:name="3348" table:display="true" table:show-details="true"/>
                <table:data-pilot-member table:name="3351" table:display="true" table:show-details="true"/>
                <table:data-pilot-member table:name="3354" table:display="true" table:show-details="true"/>
                <table:data-pilot-member table:name="3355" table:display="true" table:show-details="true"/>
                <table:data-pilot-member table:name="3360" table:display="true" table:show-details="true"/>
                <table:data-pilot-member table:name="3362" table:display="true" table:show-details="true"/>
                <table:data-pilot-member table:name="3363" table:display="true" table:show-details="true"/>
                <table:data-pilot-member table:name="3365" table:display="true" table:show-details="true"/>
                <table:data-pilot-member table:name="3368" table:display="true" table:show-details="true"/>
                <table:data-pilot-member table:name="3370" table:display="true" table:show-details="true"/>
                <table:data-pilot-member table:name="3374" table:display="true" table:show-details="true"/>
                <table:data-pilot-member table:name="3376" table:display="true" table:show-details="true"/>
                <table:data-pilot-member table:name="3379" table:display="true" table:show-details="true"/>
                <table:data-pilot-member table:name="3381" table:display="true" table:show-details="true"/>
                <table:data-pilot-member table:name="3383" table:display="true" table:show-details="true"/>
                <table:data-pilot-member table:name="3384" table:display="true" table:show-details="true"/>
                <table:data-pilot-member table:name="3385" table:display="true" table:show-details="true"/>
                <table:data-pilot-member table:name="3387" table:display="true" table:show-details="true"/>
                <table:data-pilot-member table:name="3388" table:display="true" table:show-details="true"/>
                <table:data-pilot-member table:name="3389" table:display="true" table:show-details="true"/>
                <table:data-pilot-member table:name="3390" table:display="true" table:show-details="true"/>
                <table:data-pilot-member table:name="3391" table:display="true" table:show-details="true"/>
                <table:data-pilot-member table:name="3392" table:display="true" table:show-details="true"/>
                <table:data-pilot-member table:name="3393" table:display="true" table:show-details="true"/>
                <table:data-pilot-member table:name="3396" table:display="true" table:show-details="true"/>
                <table:data-pilot-member table:name="3397" table:display="true" table:show-details="true"/>
                <table:data-pilot-member table:name="3398" table:display="true" table:show-details="true"/>
                <table:data-pilot-member table:name="3399" table:display="true" table:show-details="true"/>
                <table:data-pilot-member table:name="3400" table:display="true" table:show-details="true"/>
                <table:data-pilot-member table:name="3401" table:display="true" table:show-details="true"/>
                <table:data-pilot-member table:name="3402" table:display="true" table:show-details="true"/>
                <table:data-pilot-member table:name="3403" table:display="true" table:show-details="true"/>
                <table:data-pilot-member table:name="3404" table:display="true" table:show-details="true"/>
                <table:data-pilot-member table:name="3405" table:display="true" table:show-details="true"/>
                <table:data-pilot-member table:name="3406" table:display="true" table:show-details="true"/>
                <table:data-pilot-member table:name="3407" table:display="true" table:show-details="true"/>
                <table:data-pilot-member table:name="3408" table:display="true" table:show-details="true"/>
                <table:data-pilot-member table:name="3409" table:display="true" table:show-details="true"/>
                <table:data-pilot-member table:name="3410" table:display="true" table:show-details="true"/>
                <table:data-pilot-member table:name="3413" table:display="true" table:show-details="true"/>
                <table:data-pilot-member table:name="3414" table:display="true" table:show-details="true"/>
                <table:data-pilot-member table:name="3415" table:display="true" table:show-details="true"/>
                <table:data-pilot-member table:name="3416" table:display="true" table:show-details="true"/>
                <table:data-pilot-member table:name="3417" table:display="true" table:show-details="true"/>
                <table:data-pilot-member table:name="3418" table:display="true" table:show-details="true"/>
                <table:data-pilot-member table:name="3419" table:display="true" table:show-details="true"/>
                <table:data-pilot-member table:name="3420" table:display="true" table:show-details="true"/>
                <table:data-pilot-member table:name="3421" table:display="true" table:show-details="true"/>
                <table:data-pilot-member table:name="3422" table:display="true" table:show-details="true"/>
                <table:data-pilot-member table:name="3423" table:display="true" table:show-details="true"/>
                <table:data-pilot-member table:name="3424" table:display="true" table:show-details="true"/>
                <table:data-pilot-member table:name="3425" table:display="true" table:show-details="true"/>
                <table:data-pilot-member table:name="3426" table:display="true" table:show-details="true"/>
                <table:data-pilot-member table:name="3428" table:display="true" table:show-details="true"/>
                <table:data-pilot-member table:name="3430" table:display="true" table:show-details="true"/>
                <table:data-pilot-member table:name="3432" table:display="true" table:show-details="true"/>
                <table:data-pilot-member table:name="3433" table:display="true" table:show-details="true"/>
                <table:data-pilot-member table:name="3436" table:display="true" table:show-details="true"/>
                <table:data-pilot-member table:name="3437" table:display="true" table:show-details="true"/>
                <table:data-pilot-member table:name="3439" table:display="true" table:show-details="true"/>
                <table:data-pilot-member table:name="3440" table:display="true" table:show-details="true"/>
                <table:data-pilot-member table:name="3441" table:display="true" table:show-details="true"/>
                <table:data-pilot-member table:name="3442" table:display="true" table:show-details="true"/>
                <table:data-pilot-member table:name="3444" table:display="true" table:show-details="true"/>
                <table:data-pilot-member table:name="3446" table:display="true" table:show-details="true"/>
                <table:data-pilot-member table:name="3449" table:display="true" table:show-details="true"/>
                <table:data-pilot-member table:name="3450" table:display="true" table:show-details="true"/>
                <table:data-pilot-member table:name="3456" table:display="true" table:show-details="true"/>
                <table:data-pilot-member table:name="3457" table:display="true" table:show-details="true"/>
                <table:data-pilot-member table:name="3460" table:display="true" table:show-details="true"/>
                <table:data-pilot-member table:name="3461" table:display="true" table:show-details="true"/>
                <table:data-pilot-member table:name="3464" table:display="true" table:show-details="true"/>
                <table:data-pilot-member table:name="3466" table:display="true" table:show-details="true"/>
                <table:data-pilot-member table:name="3467" table:display="true" table:show-details="true"/>
                <table:data-pilot-member table:name="3474" table:display="true" table:show-details="true"/>
                <table:data-pilot-member table:name="3482" table:display="true" table:show-details="true"/>
                <table:data-pilot-member table:name="3495" table:display="true" table:show-details="true"/>
                <table:data-pilot-member table:name="3496" table:display="true" table:show-details="true"/>
                <table:data-pilot-member table:name="3497" table:display="true" table:show-details="true"/>
                <table:data-pilot-member table:name="3506" table:display="true" table:show-details="true"/>
                <table:data-pilot-member table:name="3517" table:display="true" table:show-details="true"/>
                <table:data-pilot-member table:name="3529" table:display="true" table:show-details="true"/>
                <table:data-pilot-member table:name="35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0" table:function="min">
            <table:data-pilot-level table:show-empty="false" calcext:repeat-item-labels="false">
              <table:data-pilot-members>
                <table:data-pilot-member table:name="1.65" table:display="true" table:show-details="true"/>
                <table:data-pilot-member table:name="1.81691176470588" table:display="true" table:show-details="true"/>
                <table:data-pilot-member table:name="1.81838235294118" table:display="true" table:show-details="true"/>
                <table:data-pilot-member table:name="1.89375" table:display="true" table:show-details="true"/>
                <table:data-pilot-member table:name="1.91764705882353" table:display="true" table:show-details="true"/>
                <table:data-pilot-member table:name="1.91948529411765" table:display="true" table:show-details="true"/>
                <table:data-pilot-member table:name="1.94264705882353" table:display="true" table:show-details="true"/>
                <table:data-pilot-member table:name="1.94375" table:display="true" table:show-details="true"/>
                <table:data-pilot-member table:name="1.94595588235294" table:display="true" table:show-details="true"/>
                <table:data-pilot-member table:name="1.95882352941176" table:display="true" table:show-details="true"/>
                <table:data-pilot-member table:name="1.96507352941176" table:display="true" table:show-details="true"/>
                <table:data-pilot-member table:name="1.96654411764706" table:display="true" table:show-details="true"/>
                <table:data-pilot-member table:name="1.97463235294118" table:display="true" table:show-details="true"/>
                <table:data-pilot-member table:name="1.97683823529412" table:display="true" table:show-details="true"/>
                <table:data-pilot-member table:name="1.99227941176471" table:display="true" table:show-details="true"/>
                <table:data-pilot-member table:name="2.00625" table:display="true" table:show-details="true"/>
                <table:data-pilot-member table:name="2.02095588235294" table:display="true" table:show-details="true"/>
                <table:data-pilot-member table:name="2.02794117647059" table:display="true" table:show-details="true"/>
                <table:data-pilot-member table:name="2.03125" table:display="true" table:show-details="true"/>
                <table:data-pilot-member table:name="2.03161764705882" table:display="true" table:show-details="true"/>
                <table:data-pilot-member table:name="2.05294117647059" table:display="true" table:show-details="true"/>
                <table:data-pilot-member table:name="2.06544117647059" table:display="true" table:show-details="true"/>
                <table:data-pilot-member table:name="2.07169117647059" table:display="true" table:show-details="true"/>
                <table:data-pilot-member table:name="2.07610294117647" table:display="true" table:show-details="true"/>
                <table:data-pilot-member table:name="2.07757352941176" table:display="true" table:show-details="true"/>
                <table:data-pilot-member table:name="2.07977941176471" table:display="true" table:show-details="true"/>
                <table:data-pilot-member table:name="2.08345588235294" table:display="true" table:show-details="true"/>
                <table:data-pilot-member table:name="2.08713235294118" table:display="true" table:show-details="true"/>
                <table:data-pilot-member table:name="2.08970588235294" table:display="true" table:show-details="true"/>
                <table:data-pilot-member table:name="2.09044117647059" table:display="true" table:show-details="true"/>
                <table:data-pilot-member table:name="2.09338235294118" table:display="true" table:show-details="true"/>
                <table:data-pilot-member table:name="2.09558823529412" table:display="true" table:show-details="true"/>
                <table:data-pilot-member table:name="2.09595588235294" table:display="true" table:show-details="true"/>
                <table:data-pilot-member table:name="2.09779411764706" table:display="true" table:show-details="true"/>
                <table:data-pilot-member table:name="2.10036764705882" table:display="true" table:show-details="true"/>
                <table:data-pilot-member table:name="2.10073529411765" table:display="true" table:show-details="true"/>
                <table:data-pilot-member table:name="2.10404411764706" table:display="true" table:show-details="true"/>
                <table:data-pilot-member table:name="2.11727941176471" table:display="true" table:show-details="true"/>
                <table:data-pilot-member table:name="2.11875" table:display="true" table:show-details="true"/>
                <table:data-pilot-member table:name="2.12352941176471" table:display="true" table:show-details="true"/>
                <table:data-pilot-member table:name="2.12830882352941" table:display="true" table:show-details="true"/>
                <table:data-pilot-member table:name="2.12904411764706" table:display="true" table:show-details="true"/>
                <table:data-pilot-member table:name="2.13198529411765" table:display="true" table:show-details="true"/>
                <table:data-pilot-member table:name="2.13382352941176" table:display="true" table:show-details="true"/>
                <table:data-pilot-member table:name="2.13566176470588" table:display="true" table:show-details="true"/>
                <table:data-pilot-member table:name="2.14448529411765" table:display="true" table:show-details="true"/>
                <table:data-pilot-member table:name="2.14485294117647" table:display="true" table:show-details="true"/>
                <table:data-pilot-member table:name="2.14742647058824" table:display="true" table:show-details="true"/>
                <table:data-pilot-member table:name="2.15036764705882" table:display="true" table:show-details="true"/>
                <table:data-pilot-member table:name="2.15294117647059" table:display="true" table:show-details="true"/>
                <table:data-pilot-member table:name="2.15919117647059" table:display="true" table:show-details="true"/>
                <table:data-pilot-member table:name="2.16286764705882" table:display="true" table:show-details="true"/>
                <table:data-pilot-member table:name="2.16470588235294" table:display="true" table:show-details="true"/>
                <table:data-pilot-member table:name="2.16875" table:display="true" table:show-details="true"/>
                <table:data-pilot-member table:name="2.16985294117647" table:display="true" table:show-details="true"/>
                <table:data-pilot-member table:name="2.17132352941176" table:display="true" table:show-details="true"/>
                <table:data-pilot-member table:name="2.17536764705882" table:display="true" table:show-details="true"/>
                <table:data-pilot-member table:name="2.17610294117647" table:display="true" table:show-details="true"/>
                <table:data-pilot-member table:name="2.17683823529412" table:display="true" table:show-details="true"/>
                <table:data-pilot-member table:name="2.17941176470588" table:display="true" table:show-details="true"/>
                <table:data-pilot-member table:name="2.18455882352941" table:display="true" table:show-details="true"/>
                <table:data-pilot-member table:name="2.18639705882353" table:display="true" table:show-details="true"/>
                <table:data-pilot-member table:name="2.18676470588235" table:display="true" table:show-details="true"/>
                <table:data-pilot-member table:name="2.18713235294118" table:display="true" table:show-details="true"/>
                <table:data-pilot-member table:name="2.18860294117647" table:display="true" table:show-details="true"/>
                <table:data-pilot-member table:name="2.19080882352941" table:display="true" table:show-details="true"/>
                <table:data-pilot-member table:name="2.19375" table:display="true" table:show-details="true"/>
                <table:data-pilot-member table:name="2.19558823529412" table:display="true" table:show-details="true"/>
                <table:data-pilot-member table:name="2.19595588235294" table:display="true" table:show-details="true"/>
                <table:data-pilot-member table:name="2.19669117647059" table:display="true" table:show-details="true"/>
                <table:data-pilot-member table:name="2.20477941176471" table:display="true" table:show-details="true"/>
                <table:data-pilot-member table:name="2.20882352941176" table:display="true" table:show-details="true"/>
                <table:data-pilot-member table:name="2.20992647058824" table:display="true" table:show-details="true"/>
                <table:data-pilot-member table:name="2.2125" table:display="true" table:show-details="true"/>
                <table:data-pilot-member table:name="2.21286764705882" table:display="true" table:show-details="true"/>
                <table:data-pilot-member table:name="2.21875" table:display="true" table:show-details="true"/>
                <table:data-pilot-member table:name="2.22205882352941" table:display="true" table:show-details="true"/>
                <table:data-pilot-member table:name="2.22352941176471" table:display="true" table:show-details="true"/>
                <table:data-pilot-member table:name="2.22573529411765" table:display="true" table:show-details="true"/>
                <table:data-pilot-member table:name="2.22757352941176" table:display="true" table:show-details="true"/>
                <table:data-pilot-member table:name="2.22794117647059" table:display="true" table:show-details="true"/>
                <table:data-pilot-member table:name="2.23382352941176" table:display="true" table:show-details="true"/>
                <table:data-pilot-member table:name="2.23419117647059" table:display="true" table:show-details="true"/>
                <table:data-pilot-member table:name="2.24595588235294" table:display="true" table:show-details="true"/>
                <table:data-pilot-member table:name="2.24852941176471" table:display="true" table:show-details="true"/>
                <table:data-pilot-member table:name="2.24889705882353" table:display="true" table:show-details="true"/>
                <table:data-pilot-member table:name="2.24926470588235" table:display="true" table:show-details="true"/>
                <table:data-pilot-member table:name="2.25147058823529" table:display="true" table:show-details="true"/>
                <table:data-pilot-member table:name="2.25514705882353" table:display="true" table:show-details="true"/>
                <table:data-pilot-member table:name="2.26066176470588" table:display="true" table:show-details="true"/>
                <table:data-pilot-member table:name="2.2625" table:display="true" table:show-details="true"/>
                <table:data-pilot-member table:name="2.26360294117647" table:display="true" table:show-details="true"/>
                <table:data-pilot-member table:name="2.26470588235294" table:display="true" table:show-details="true"/>
                <table:data-pilot-member table:name="2.26580882352941" table:display="true" table:show-details="true"/>
                <table:data-pilot-member table:name="2.26801470588235" table:display="true" table:show-details="true"/>
                <table:data-pilot-member table:name="2.27720588235294" table:display="true" table:show-details="true"/>
                <table:data-pilot-member table:name="2.27867647058824" table:display="true" table:show-details="true"/>
                <table:data-pilot-member table:name="2.27941176470588" table:display="true" table:show-details="true"/>
                <table:data-pilot-member table:name="2.28088235294118" table:display="true" table:show-details="true"/>
                <table:data-pilot-member table:name="2.28382352941176" table:display="true" table:show-details="true"/>
                <table:data-pilot-member table:name="2.2875" table:display="true" table:show-details="true"/>
                <table:data-pilot-member table:name="2.28933823529412" table:display="true" table:show-details="true"/>
                <table:data-pilot-member table:name="2.29779411764706" table:display="true" table:show-details="true"/>
                <table:data-pilot-member table:name="2.30367647058824" table:display="true" table:show-details="true"/>
                <table:data-pilot-member table:name="2.30625" table:display="true" table:show-details="true"/>
                <table:data-pilot-member table:name="2.30992647058824" table:display="true" table:show-details="true"/>
                <table:data-pilot-member table:name="2.31911764705882" table:display="true" table:show-details="true"/>
                <table:data-pilot-member table:name="2.32095588235294" table:display="true" table:show-details="true"/>
                <table:data-pilot-member table:name="2.33602941176471" table:display="true" table:show-details="true"/>
                <table:data-pilot-member table:name="2.35919117647059" table:display="true" table:show-details="true"/>
                <table:data-pilot-member table:name="2.375" table:display="true" table:show-details="true"/>
                <table:data-pilot-member table:name="2.38455882352941" table:display="true" table:show-details="true"/>
                <table:data-pilot-member table:name="2.39963235294118" table:display="true" table:show-details="true"/>
                <table:data-pilot-member table:name="2.40330882352941" table:display="true" table:show-details="true"/>
                <table:data-pilot-member table:name="2.409558823529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re Comp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2:51:02.076935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1:45:51.363235289</meta:creation-date>
    <dc:date>2022-06-02T15:10:37.445691953</dc:date>
    <meta:editing-duration>PT7H23M35S</meta:editing-duration>
    <meta:editing-cycles>32</meta:editing-cycles>
    <meta:generator>LibreOffice/6.4.7.2$Linux_X86_64 LibreOffice_project/40$Build-2</meta:generator>
    <meta:document-statistic meta:table-count="9" meta:cell-count="322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6cm" svg:height="11.388cm" xlink:href=".." xlink:type="simple" chart:class="chart:line" chart:style-name="ch1">
        <chart:title svg:x="6.984cm" svg:y="0.363cm" chart:style-name="ch2">
          <text:p>Score By AgeMax, Sim, n = 70</text:p>
        </chart:title>
        <chart:legend chart:legend-position="end" svg:x="18.293cm" svg:y="5.146cm" style:legend-expansion="high" chart:style-name="ch3"/>
        <chart:plot-area chart:style-name="ch4" table:cell-range-address="'Pivot Table_Sim70_1'.F2:'Pivot Table_Sim70_1'.F22 'Pivot Table_Sim70_1'.H2:'Pivot Table_Sim70_1'.I22" chart:data-source-has-labels="both" svg:x="1.415cm" svg:y="1.369cm" svg:width="16.474cm" svg:height="8.811cm">
          <chartooo:coordinate-region svg:x="2.327cm" svg:y="1.568cm" svg:width="15.375cm" svg:height="7.965cm"/>
          <chart:axis chart:dimension="x" chart:name="primary-x" chart:style-name="ch5" chartooo:axis-type="auto">
            <chartooo:date-scale/>
            <chart:title svg:x="8.96cm" svg:y="10.407cm" chart:style-name="ch6">
              <text:p>Age Max</text:p>
            </chart:title>
            <chart:categories table:cell-range-address="'Pivot Table_Sim70_1'.F3:'Pivot Table_Sim70_1'.F22"/>
          </chart:axis>
          <chart:axis chart:dimension="y" chart:name="primary-y" chart:style-name="ch7">
            <chart:title svg:x="0.451cm" svg:y="6.691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70_1'.H3:'Pivot Table_Sim70_1'.H22" chart:label-cell-address="'Pivot Table_Sim70_1'.H2:'Pivot Table_Sim70_1'.H2" chart:class="chart:line">
            <chart:data-point chart:repeated="20"/>
          </chart:series>
          <chart:series chart:style-name="ch11" chart:values-cell-range-address="'Pivot Table_Sim70_1'.I3:'Pivot Table_Sim70_1'.I22" chart:label-cell-address="'Pivot Table_Sim70_1'.I2:'Pivot Table_Sim70_1'.I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Sim70_1'.H2:'Pivot Table_Sim70_1'.H2</svg:desc>
                </draw:g>
              </table:table-cell>
              <table:table-cell office:value-type="string">
                <text:p>Avg</text:p>
                <draw:g>
                  <svg:desc>'Pivot Table_Sim70_1'.I2:'Pivot Table_Sim70_1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Sim70_1'.F3:'Pivot Table_Sim70_1'.F22</svg:desc>
                </draw:g>
              </table:table-cell>
              <table:table-cell office:value-type="float" office:value="1.01481481481481">
                <text:p>1.01481481481481</text:p>
                <draw:g>
                  <svg:desc>'Pivot Table_Sim70_1'.H3:'Pivot Table_Sim70_1'.H22</svg:desc>
                </draw:g>
              </table:table-cell>
              <table:table-cell office:value-type="float" office:value="1.0437037037037">
                <text:p>1.0437037037037</text:p>
                <draw:g>
                  <svg:desc>'Pivot Table_Sim70_1'.I3:'Pivot Table_Sim70_1'.I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441975308642">
                <text:p>1.04419753086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1.07185185185185">
                <text:p>1.07185185185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2962962962963">
                <text:p>1.02962962962963</text:p>
              </table:table-cell>
              <table:table-cell office:value-type="float" office:value="1.08493827160494">
                <text:p>1.084938271604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2814814814815">
                <text:p>1.02814814814815</text:p>
              </table:table-cell>
              <table:table-cell office:value-type="float" office:value="1.08320987654321">
                <text:p>1.083209876543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8987654320988">
                <text:p>1.089876543209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1925925925926">
                <text:p>1.01925925925926</text:p>
              </table:table-cell>
              <table:table-cell office:value-type="float" office:value="1.07407407407407">
                <text:p>1.074074074074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259259259259">
                <text:p>1.03259259259259</text:p>
              </table:table-cell>
              <table:table-cell office:value-type="float" office:value="1.08617283950617">
                <text:p>1.08617283950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237037037037">
                <text:p>1.0237037037037</text:p>
              </table:table-cell>
              <table:table-cell office:value-type="float" office:value="1.05037037037037">
                <text:p>1.050370370370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111111111111">
                <text:p>1.03111111111111</text:p>
              </table:table-cell>
              <table:table-cell office:value-type="float" office:value="1.0837037037037">
                <text:p>1.08370370370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2222222222222">
                <text:p>1.02222222222222</text:p>
              </table:table-cell>
              <table:table-cell office:value-type="float" office:value="1.04123456790123">
                <text:p>1.041234567901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7234567901235">
                <text:p>1.072345679012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0237037037037">
                <text:p>1.0237037037037</text:p>
              </table:table-cell>
              <table:table-cell office:value-type="float" office:value="1.07802469135802">
                <text:p>1.078024691358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3703703703704">
                <text:p>1.03703703703704</text:p>
              </table:table-cell>
              <table:table-cell office:value-type="float" office:value="1.07728395061728">
                <text:p>1.077283950617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5925925925926">
                <text:p>1.059259259259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2962962962963">
                <text:p>1.02962962962963</text:p>
              </table:table-cell>
              <table:table-cell office:value-type="float" office:value="1.05777777777778">
                <text:p>1.057777777777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2518518518519">
                <text:p>1.02518518518519</text:p>
              </table:table-cell>
              <table:table-cell office:value-type="float" office:value="1.07777777777778">
                <text:p>1.07777777777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1.08691358024691">
                <text:p>1.086913580246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4296296296296">
                <text:p>1.04296296296296</text:p>
              </table:table-cell>
              <table:table-cell office:value-type="float" office:value="1.08592592592593">
                <text:p>1.085925925925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1481481481481">
                <text:p>1.01481481481481</text:p>
              </table:table-cell>
              <table:table-cell office:value-type="float" office:value="1.04617283950617">
                <text:p>1.04617283950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0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line" chart:style-name="ch1">
        <chart:title svg:x="7.994cm" svg:y="0.389cm" chart:style-name="ch2">
          <text:p>Score By AgeMax, Sim, n = 439</text:p>
        </chart:title>
        <chart:legend chart:legend-position="end" svg:x="20.552cm" svg:y="5.781cm" style:legend-expansion="high" chart:style-name="ch3"/>
        <chart:plot-area chart:style-name="ch4" table:cell-range-address="'Pivot Table_Sim439_1'.F2:'Pivot Table_Sim439_1'.F22 'Pivot Table_Sim439_1'.H2:'Pivot Table_Sim439_1'.I22" chart:data-source-has-labels="both" svg:x="1.461cm" svg:y="1.421cm" svg:width="18.641cm" svg:height="10.004cm">
          <chartooo:coordinate-region svg:x="2.559cm" svg:y="1.621cm" svg:width="17.356cm" svg:height="9.157cm"/>
          <chart:axis chart:dimension="x" chart:name="primary-x" chart:style-name="ch5" chartooo:axis-type="auto">
            <chartooo:date-scale/>
            <chart:title svg:x="10.089cm" svg:y="11.678cm" chart:style-name="ch6">
              <text:p>Age Max</text:p>
            </chart:title>
            <chart:categories table:cell-range-address="'Pivot Table_Sim439_1'.F3:'Pivot Table_Sim439_1'.F22"/>
          </chart:axis>
          <chart:axis chart:dimension="y" chart:name="primary-y" chart:style-name="ch7">
            <chart:title svg:x="0.451cm" svg:y="7.34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Sim439_1'.H3:'Pivot Table_Sim439_1'.H22" chart:label-cell-address="'Pivot Table_Sim439_1'.H2:'Pivot Table_Sim439_1'.H2" chart:class="chart:line">
            <chart:data-point chart:repeated="20"/>
          </chart:series>
          <chart:series chart:style-name="ch11" chart:values-cell-range-address="'Pivot Table_Sim439_1'.I3:'Pivot Table_Sim439_1'.I22" chart:label-cell-address="'Pivot Table_Sim439_1'.I2:'Pivot Table_Sim439_1'.I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Sim439_1'.H2:'Pivot Table_Sim439_1'.H2</svg:desc>
                </draw:g>
              </table:table-cell>
              <table:table-cell office:value-type="string">
                <text:p>Avg</text:p>
                <draw:g>
                  <svg:desc>'Pivot Table_Sim439_1'.I2:'Pivot Table_Sim439_1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Sim439_1'.F3:'Pivot Table_Sim439_1'.F22</svg:desc>
                </draw:g>
              </table:table-cell>
              <table:table-cell office:value-type="float" office:value="1.08176874935878">
                <text:p>1.08176874935878</text:p>
                <draw:g>
                  <svg:desc>'Pivot Table_Sim439_1'.H3:'Pivot Table_Sim439_1'.H22</svg:desc>
                </draw:g>
              </table:table-cell>
              <table:table-cell office:value-type="float" office:value="1.0968223322794">
                <text:p>1.0968223322794</text:p>
                <draw:g>
                  <svg:desc>'Pivot Table_Sim439_1'.I3:'Pivot Table_Sim439_1'.I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8271076415121">
                <text:p>1.08271076415121</text:p>
              </table:table-cell>
              <table:table-cell office:value-type="float" office:value="1.09435070930916">
                <text:p>1.094350709309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8743949187162">
                <text:p>1.08743949187162</text:p>
              </table:table-cell>
              <table:table-cell office:value-type="float" office:value="1.1069932939739">
                <text:p>1.10699329397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987539289478">
                <text:p>1.07987539289478</text:p>
              </table:table-cell>
              <table:table-cell office:value-type="float" office:value="1.10948978862183">
                <text:p>1.10948978862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7958625964166">
                <text:p>1.07958625964166</text:p>
              </table:table-cell>
              <table:table-cell office:value-type="float" office:value="1.09806280720408">
                <text:p>1.09806280720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8090134959941">
                <text:p>1.08090134959941</text:p>
              </table:table-cell>
              <table:table-cell office:value-type="float" office:value="1.09464450600185">
                <text:p>1.094644506001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837273939767">
                <text:p>1.0837273939767</text:p>
              </table:table-cell>
              <table:table-cell office:value-type="float" office:value="1.10352058597673">
                <text:p>1.103520585976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9476109199101">
                <text:p>1.09476109199101</text:p>
              </table:table-cell>
              <table:table-cell office:value-type="float" office:value="1.10791976396778">
                <text:p>1.10791976396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7713329042969">
                <text:p>1.07713329042969</text:p>
              </table:table-cell>
              <table:table-cell office:value-type="float" office:value="1.09466471423997">
                <text:p>1.094664714239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8136769355606">
                <text:p>1.08136769355606</text:p>
              </table:table-cell>
              <table:table-cell office:value-type="float" office:value="1.10690468862214">
                <text:p>1.106904688622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802764486975">
                <text:p>1.0802764486975</text:p>
              </table:table-cell>
              <table:table-cell office:value-type="float" office:value="1.1058896132765">
                <text:p>1.10588961327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8755141442122">
                <text:p>1.08755141442122</text:p>
              </table:table-cell>
              <table:table-cell office:value-type="float" office:value="1.10962191940955">
                <text:p>1.109621919409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07742242368281">
                <text:p>1.07742242368281</text:p>
              </table:table-cell>
              <table:table-cell office:value-type="float" office:value="1.09025931832949">
                <text:p>1.090259318329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08923957954429">
                <text:p>1.08923957954429</text:p>
              </table:table-cell>
              <table:table-cell office:value-type="float" office:value="1.10501599559771">
                <text:p>1.105015995597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682541014951">
                <text:p>1.0682541014951</text:p>
              </table:table-cell>
              <table:table-cell office:value-type="float" office:value="1.10423253775054">
                <text:p>1.104232537750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6821679397857">
                <text:p>1.06821679397857</text:p>
              </table:table-cell>
              <table:table-cell office:value-type="float" office:value="1.09461030744503">
                <text:p>1.094610307445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8305585867913">
                <text:p>1.08305585867913</text:p>
              </table:table-cell>
              <table:table-cell office:value-type="float" office:value="1.10128679842438">
                <text:p>1.101286798424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8121846348993">
                <text:p>1.08121846348993</text:p>
              </table:table-cell>
              <table:table-cell office:value-type="float" office:value="1.09472378447448">
                <text:p>1.094723784474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07867222548663">
                <text:p>1.07867222548663</text:p>
              </table:table-cell>
              <table:table-cell office:value-type="float" office:value="1.09650366390902">
                <text:p>1.09650366390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8060288946716">
                <text:p>1.08060288946716</text:p>
              </table:table-cell>
              <table:table-cell office:value-type="float" office:value="1.1093685391931">
                <text:p>1.1093685391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1cm" svg:height="11.419cm" xlink:href=".." xlink:type="simple" chart:class="chart:line" chart:style-name="ch1">
        <chart:title svg:x="6.892cm" svg:y="0.364cm" chart:style-name="ch2">
          <text:p>Score By AgeMax, Asim, n = 71</text:p>
        </chart:title>
        <chart:legend chart:legend-position="end" svg:x="18.348cm" svg:y="5.161cm" style:legend-expansion="high" chart:style-name="ch3"/>
        <chart:plot-area chart:style-name="ch4" table:cell-range-address="'Pivot Table_Asim71_1'.F2:'Pivot Table_Asim71_1'.F22 'Pivot Table_Asim71_1'.H2:'Pivot Table_Asim71_1'.I22" chart:data-source-has-labels="both" svg:x="1.417cm" svg:y="1.371cm" svg:width="16.525cm" svg:height="8.839cm">
          <chartooo:coordinate-region svg:x="2.329cm" svg:y="1.57cm" svg:width="15.427cm" svg:height="7.994cm"/>
          <chart:axis chart:dimension="x" chart:name="primary-x" chart:style-name="ch5" chartooo:axis-type="auto">
            <chartooo:date-scale/>
            <chart:title svg:x="8.987cm" svg:y="10.438cm" chart:style-name="ch6">
              <text:p>Age Max</text:p>
            </chart:title>
            <chart:categories table:cell-range-address="'Pivot Table_Asim71_1'.F3:'Pivot Table_Asim71_1'.F22"/>
          </chart:axis>
          <chart:axis chart:dimension="y" chart:name="primary-y" chart:style-name="ch7">
            <chart:title svg:x="0.451cm" svg:y="6.707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71_1'.H3:'Pivot Table_Asim71_1'.H22" chart:label-cell-address="'Pivot Table_Asim71_1'.H2:'Pivot Table_Asim71_1'.H2" chart:class="chart:line">
            <chart:data-point chart:repeated="20"/>
          </chart:series>
          <chart:series chart:style-name="ch11" chart:values-cell-range-address="'Pivot Table_Asim71_1'.I3:'Pivot Table_Asim71_1'.I22" chart:label-cell-address="'Pivot Table_Asim71_1'.I2:'Pivot Table_Asim71_1'.I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Asim71_1'.H2:'Pivot Table_Asim71_1'.H2</svg:desc>
                </draw:g>
              </table:table-cell>
              <table:table-cell office:value-type="string">
                <text:p>Avg</text:p>
                <draw:g>
                  <svg:desc>'Pivot Table_Asim71_1'.I2:'Pivot Table_Asim71_1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Asim71_1'.F3:'Pivot Table_Asim71_1'.F22</svg:desc>
                </draw:g>
              </table:table-cell>
              <table:table-cell office:value-type="float" office:value="1.63538461538462">
                <text:p>1.63538461538462</text:p>
                <draw:g>
                  <svg:desc>'Pivot Table_Asim71_1'.H3:'Pivot Table_Asim71_1'.H22</svg:desc>
                </draw:g>
              </table:table-cell>
              <table:table-cell office:value-type="float" office:value="1.80435897435897">
                <text:p>1.80435897435897</text:p>
                <draw:g>
                  <svg:desc>'Pivot Table_Asim71_1'.I3:'Pivot Table_Asim71_1'.I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66222222222222">
                <text:p>1.662222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4717948717949">
                <text:p>1.54717948717949</text:p>
              </table:table-cell>
              <table:table-cell office:value-type="float" office:value="1.60666666666667">
                <text:p>1.60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1.58008547008547">
                <text:p>1.580085470085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1948717948718">
                <text:p>1.51948717948718</text:p>
              </table:table-cell>
              <table:table-cell office:value-type="float" office:value="1.61581196581197">
                <text:p>1.615811965811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2564102564103">
                <text:p>1.62564102564103</text:p>
              </table:table-cell>
              <table:table-cell office:value-type="float" office:value="1.68641025641026">
                <text:p>1.686410256410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1794871794872">
                <text:p>1.51794871794872</text:p>
              </table:table-cell>
              <table:table-cell office:value-type="float" office:value="1.62888888888889">
                <text:p>1.628888888888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5692307692308">
                <text:p>1.55692307692308</text:p>
              </table:table-cell>
              <table:table-cell office:value-type="float" office:value="1.60957264957265">
                <text:p>1.609572649572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4974358974359">
                <text:p>1.54974358974359</text:p>
              </table:table-cell>
              <table:table-cell office:value-type="float" office:value="1.65162393162393">
                <text:p>1.65162393162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0051282051282">
                <text:p>1.50051282051282</text:p>
              </table:table-cell>
              <table:table-cell office:value-type="float" office:value="1.66435897435897">
                <text:p>1.664358974358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49230769230769">
                <text:p>1.49230769230769</text:p>
              </table:table-cell>
              <table:table-cell office:value-type="float" office:value="1.57615384615385">
                <text:p>1.576153846153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2820512820513">
                <text:p>1.52820512820513</text:p>
              </table:table-cell>
              <table:table-cell office:value-type="float" office:value="1.61760683760684">
                <text:p>1.617606837606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4461538461538">
                <text:p>1.54461538461538</text:p>
              </table:table-cell>
              <table:table-cell office:value-type="float" office:value="1.64076923076923">
                <text:p>1.640769230769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51538461538462">
                <text:p>1.51538461538462</text:p>
              </table:table-cell>
              <table:table-cell office:value-type="float" office:value="1.58264957264957">
                <text:p>1.582649572649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49230769230769">
                <text:p>1.49230769230769</text:p>
              </table:table-cell>
              <table:table-cell office:value-type="float" office:value="1.55222222222222">
                <text:p>1.552222222222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1948717948718">
                <text:p>1.51948717948718</text:p>
              </table:table-cell>
              <table:table-cell office:value-type="float" office:value="1.63606837606838">
                <text:p>1.636068376068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5425641025641">
                <text:p>1.5425641025641</text:p>
              </table:table-cell>
              <table:table-cell office:value-type="float" office:value="1.57538461538462">
                <text:p>1.575384615384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53282051282051">
                <text:p>1.53282051282051</text:p>
              </table:table-cell>
              <table:table-cell office:value-type="float" office:value="1.61649572649573">
                <text:p>1.61649572649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54974358974359">
                <text:p>1.54974358974359</text:p>
              </table:table-cell>
              <table:table-cell office:value-type="float" office:value="1.66367521367521">
                <text:p>1.663675213675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6410256410256">
                <text:p>1.56410256410256</text:p>
              </table:table-cell>
              <table:table-cell office:value-type="float" office:value="1.64273504273504">
                <text:p>1.64273504273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2cm" svg:height="11.42cm" xlink:href=".." xlink:type="simple" chart:class="chart:line" chart:style-name="ch1">
        <chart:title svg:x="6.774cm" svg:y="0.364cm" chart:style-name="ch2">
          <text:p>Score By AgeMax, Asim, n = 443</text:p>
        </chart:title>
        <chart:legend chart:legend-position="end" svg:x="18.349cm" svg:y="5.162cm" style:legend-expansion="high" chart:style-name="ch3"/>
        <chart:plot-area chart:style-name="ch4" table:cell-range-address="'Pivot Table_Asim443_1'.F2:'Pivot Table_Asim443_1'.F22 'Pivot Table_Asim443_1'.H2:'Pivot Table_Asim443_1'.I22" chart:data-source-has-labels="both" svg:x="1.417cm" svg:y="1.371cm" svg:width="16.526cm" svg:height="8.84cm">
          <chartooo:coordinate-region svg:x="2.144cm" svg:y="1.57cm" svg:width="15.612cm" svg:height="7.994cm"/>
          <chart:axis chart:dimension="x" chart:name="primary-x" chart:style-name="ch5" chartooo:axis-type="auto">
            <chartooo:date-scale/>
            <chart:title svg:x="8.988cm" svg:y="10.439cm" chart:style-name="ch6">
              <text:p>Age Max</text:p>
            </chart:title>
            <chart:categories table:cell-range-address="'Pivot Table_Asim443_1'.F3:'Pivot Table_Asim443_1'.F22"/>
          </chart:axis>
          <chart:axis chart:dimension="y" chart:name="primary-y" chart:style-name="ch7">
            <chart:title svg:x="0.451cm" svg:y="6.708cm" chart:style-name="ch8">
              <text:p>Road Score</text:p>
            </chart:title>
            <chart:grid chart:style-name="ch9" chart:class="major"/>
          </chart:axis>
          <chart:series chart:style-name="ch10" chart:values-cell-range-address="'Pivot Table_Asim443_1'.H3:'Pivot Table_Asim443_1'.H22" chart:label-cell-address="'Pivot Table_Asim443_1'.H2:'Pivot Table_Asim443_1'.H2" chart:class="chart:line">
            <chart:data-point chart:repeated="20"/>
          </chart:series>
          <chart:series chart:style-name="ch11" chart:values-cell-range-address="'Pivot Table_Asim443_1'.I3:'Pivot Table_Asim443_1'.I22" chart:label-cell-address="'Pivot Table_Asim443_1'.I2:'Pivot Table_Asim443_1'.I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Pivot Table_Asim443_1'.H2:'Pivot Table_Asim443_1'.H2</svg:desc>
                </draw:g>
              </table:table-cell>
              <table:table-cell office:value-type="string">
                <text:p>Avg</text:p>
                <draw:g>
                  <svg:desc>'Pivot Table_Asim443_1'.I2:'Pivot Table_Asim443_1'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ivot Table_Asim443_1'.F3:'Pivot Table_Asim443_1'.F22</svg:desc>
                </draw:g>
              </table:table-cell>
              <table:table-cell office:value-type="float" office:value="2.14485294117647">
                <text:p>2.14485294117647</text:p>
                <draw:g>
                  <svg:desc>'Pivot Table_Asim443_1'.H3:'Pivot Table_Asim443_1'.H22</svg:desc>
                </draw:g>
              </table:table-cell>
              <table:table-cell office:value-type="float" office:value="2.22267156862745">
                <text:p>2.22267156862745</text:p>
                <draw:g>
                  <svg:desc>'Pivot Table_Asim443_1'.I3:'Pivot Table_Asim443_1'.I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9375">
                <text:p>1.89375</text:p>
              </table:table-cell>
              <table:table-cell office:value-type="float" office:value="2.16397058823529">
                <text:p>2.163970588235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9338235294118">
                <text:p>2.09338235294118</text:p>
              </table:table-cell>
              <table:table-cell office:value-type="float" office:value="2.21115196078431">
                <text:p>2.211151960784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6507352941176">
                <text:p>1.96507352941176</text:p>
              </table:table-cell>
              <table:table-cell office:value-type="float" office:value="2.22726715686274">
                <text:p>2.227267156862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4375">
                <text:p>1.94375</text:p>
              </table:table-cell>
              <table:table-cell office:value-type="float" office:value="2.15435049019608">
                <text:p>2.154350490196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4264705882353">
                <text:p>1.94264705882353</text:p>
              </table:table-cell>
              <table:table-cell office:value-type="float" office:value="2.17126225490196">
                <text:p>2.171262254901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7463235294118">
                <text:p>1.97463235294118</text:p>
              </table:table-cell>
              <table:table-cell office:value-type="float" office:value="2.17873774509804">
                <text:p>2.178737745098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3125">
                <text:p>2.03125</text:p>
              </table:table-cell>
              <table:table-cell office:value-type="float" office:value="2.14950980392157">
                <text:p>2.149509803921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13566176470588">
                <text:p>2.13566176470588</text:p>
              </table:table-cell>
              <table:table-cell office:value-type="float" office:value="2.23664215686274">
                <text:p>2.23664215686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2830882352941">
                <text:p>2.12830882352941</text:p>
              </table:table-cell>
              <table:table-cell office:value-type="float" office:value="2.20827205882353">
                <text:p>2.20827205882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5">
                <text:p>1.65</text:p>
              </table:table-cell>
              <table:table-cell office:value-type="float" office:value="1.9359681372549">
                <text:p>1.93596813725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6544117647059">
                <text:p>2.06544117647059</text:p>
              </table:table-cell>
              <table:table-cell office:value-type="float" office:value="2.17837009803922">
                <text:p>2.178370098039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0625">
                <text:p>2.00625</text:p>
              </table:table-cell>
              <table:table-cell office:value-type="float" office:value="2.11862745098039">
                <text:p>2.118627450980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95882352941176">
                <text:p>1.95882352941176</text:p>
              </table:table-cell>
              <table:table-cell office:value-type="float" office:value="2.10367647058824">
                <text:p>2.10367647058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5294117647059">
                <text:p>2.05294117647059</text:p>
              </table:table-cell>
              <table:table-cell office:value-type="float" office:value="2.21960784313725">
                <text:p>2.219607843137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1691176470588">
                <text:p>1.81691176470588</text:p>
              </table:table-cell>
              <table:table-cell office:value-type="float" office:value="2.10649509803922">
                <text:p>2.106495098039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02794117647059">
                <text:p>2.02794117647059</text:p>
              </table:table-cell>
              <table:table-cell office:value-type="float" office:value="2.16648284313725">
                <text:p>2.166482843137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81838235294118">
                <text:p>1.81838235294118</text:p>
              </table:table-cell>
              <table:table-cell office:value-type="float" office:value="2.10557598039216">
                <text:p>2.105575980392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97683823529412">
                <text:p>1.97683823529412</text:p>
              </table:table-cell>
              <table:table-cell office:value-type="float" office:value="2.12432598039216">
                <text:p>2.124325980392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1948529411765">
                <text:p>1.91948529411765</text:p>
              </table:table-cell>
              <table:table-cell office:value-type="float" office:value="2.18259803921569">
                <text:p>2.182598039215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5cm" svg:height="11.391cm" xlink:href=".." xlink:type="simple" chart:class="chart:line" chart:style-name="ch1">
        <chart:title svg:x="7.872cm" svg:y="0.363cm" chart:style-name="ch2">
          <text:p>Iterations by Age Max</text:p>
        </chart:title>
        <chart:legend chart:legend-position="end" svg:x="16.683cm" svg:y="4.649cm" style:legend-expansion="high" chart:style-name="ch3"/>
        <chart:plot-area chart:style-name="ch4" table:cell-range-address="Iterations.A1:Iterations.E21" chart:data-source-has-labels="both" svg:x="1.416cm" svg:y="1.369cm" svg:width="14.862cm" svg:height="8.814cm">
          <chartooo:coordinate-region svg:x="2.593cm" svg:y="1.569cm" svg:width="13.499cm" svg:height="7.967cm"/>
          <chart:axis chart:dimension="x" chart:name="primary-x" chart:style-name="ch5" chartooo:axis-type="auto">
            <chartooo:date-scale/>
            <chart:title svg:x="8.155cm" svg:y="10.41cm" chart:style-name="ch6">
              <text:p>Age Max</text:p>
            </chart:title>
            <chart:categories table:cell-range-address="Iterations.A2:Iterations.A21"/>
          </chart:axis>
          <chart:axis chart:dimension="y" chart:name="primary-y" chart:style-name="ch5">
            <chart:title svg:x="0.451cm" svg:y="6.495cm" chart:style-name="ch7">
              <text:p>Iterations</text:p>
            </chart:title>
            <chart:grid chart:style-name="ch8" chart:class="major"/>
          </chart:axis>
          <chart:series chart:style-name="ch9" chart:values-cell-range-address="Iterations.B2:Iterations.B21" chart:label-cell-address="Iterations.B1:Iterations.B1" chart:class="chart:line">
            <chart:data-point chart:repeated="20"/>
          </chart:series>
          <chart:series chart:style-name="ch10" chart:values-cell-range-address="Iterations.C2:Iterations.C21" chart:label-cell-address="Iterations.C1:Iterations.C1" chart:class="chart:line">
            <chart:data-point chart:repeated="20"/>
          </chart:series>
          <chart:series chart:style-name="ch11" chart:values-cell-range-address="Iterations.D2:Iterations.D21" chart:label-cell-address="Iterations.D1:Iterations.D1" chart:class="chart:line">
            <chart:data-point chart:repeated="20"/>
          </chart:series>
          <chart:series chart:style-name="ch12" chart:values-cell-range-address="Iterations.E2:Iterations.E21" chart:label-cell-address="Iterations.E1:Iterations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, N = 70</text:p>
                <draw:g>
                  <svg:desc>Iterations.B1:Iterations.B1</svg:desc>
                </draw:g>
              </table:table-cell>
              <table:table-cell office:value-type="string">
                <text:p>Sim, N = 439</text:p>
                <draw:g>
                  <svg:desc>Iterations.C1:Iterations.C1</svg:desc>
                </draw:g>
              </table:table-cell>
              <table:table-cell office:value-type="string">
                <text:p>Asim, N = 71</text:p>
                <draw:g>
                  <svg:desc>Iterations.D1:Iterations.D1</svg:desc>
                </draw:g>
              </table:table-cell>
              <table:table-cell office:value-type="string">
                <text:p>Asim, N = 443</text:p>
                <draw:g>
                  <svg:desc>Iterations.E1:Iteration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terations.A2:Iterations.A21</svg:desc>
                </draw:g>
              </table:table-cell>
              <table:table-cell office:value-type="float" office:value="43467.1666666667">
                <text:p>43467.1666666667</text:p>
                <draw:g>
                  <svg:desc>Iterations.B2:Iterations.B21</svg:desc>
                </draw:g>
              </table:table-cell>
              <table:table-cell office:value-type="float" office:value="1128.16666666667">
                <text:p>1128.16666666667</text:p>
                <draw:g>
                  <svg:desc>Iterations.C2:Iterations.C21</svg:desc>
                </draw:g>
              </table:table-cell>
              <table:table-cell office:value-type="float" office:value="14329.3333333333">
                <text:p>14329.3333333333</text:p>
                <draw:g>
                  <svg:desc>Iterations.D2:Iterations.D21</svg:desc>
                </draw:g>
              </table:table-cell>
              <table:table-cell office:value-type="float" office:value="3514.16666666667">
                <text:p>3514.16666666667</text:p>
                <draw:g>
                  <svg:desc>Iterations.E2:Iterations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728.8333333333">
                <text:p>35728.8333333333</text:p>
              </table:table-cell>
              <table:table-cell office:value-type="float" office:value="1110.33333333333">
                <text:p>1110.33333333333</text:p>
              </table:table-cell>
              <table:table-cell office:value-type="float" office:value="13398.5">
                <text:p>13398.5</text:p>
              </table:table-cell>
              <table:table-cell office:value-type="float" office:value="3458.5">
                <text:p>3458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622.5">
                <text:p>35622.5</text:p>
              </table:table-cell>
              <table:table-cell office:value-type="float" office:value="1088.16666666667">
                <text:p>1088.16666666667</text:p>
              </table:table-cell>
              <table:table-cell office:value-type="float" office:value="13356.8333333333">
                <text:p>13356.8333333333</text:p>
              </table:table-cell>
              <table:table-cell office:value-type="float" office:value="3452.16666666667">
                <text:p>3452.1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637.3333333333">
                <text:p>33637.3333333333</text:p>
              </table:table-cell>
              <table:table-cell office:value-type="float" office:value="1078.5">
                <text:p>1078.5</text:p>
              </table:table-cell>
              <table:table-cell office:value-type="float" office:value="13356.5">
                <text:p>13356.5</text:p>
              </table:table-cell>
              <table:table-cell office:value-type="float" office:value="3428.83333333333">
                <text:p>3428.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157.3333333333">
                <text:p>34157.3333333333</text:p>
              </table:table-cell>
              <table:table-cell office:value-type="float" office:value="1070.5">
                <text:p>1070.5</text:p>
              </table:table-cell>
              <table:table-cell office:value-type="float" office:value="13356.3333333333">
                <text:p>13356.3333333333</text:p>
              </table:table-cell>
              <table:table-cell office:value-type="float" office:value="3417.16666666667">
                <text:p>3417.1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725.6666666667">
                <text:p>30725.6666666667</text:p>
              </table:table-cell>
              <table:table-cell office:value-type="float" office:value="1096.5">
                <text:p>1096.5</text:p>
              </table:table-cell>
              <table:table-cell office:value-type="float" office:value="13357.5">
                <text:p>13357.5</text:p>
              </table:table-cell>
              <table:table-cell office:value-type="float" office:value="3413.16666666667">
                <text:p>3413.1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606.5">
                <text:p>30606.5</text:p>
              </table:table-cell>
              <table:table-cell office:value-type="float" office:value="1094.33333333333">
                <text:p>1094.33333333333</text:p>
              </table:table-cell>
              <table:table-cell office:value-type="float" office:value="13362.8333333333">
                <text:p>13362.8333333333</text:p>
              </table:table-cell>
              <table:table-cell office:value-type="float" office:value="3419.5">
                <text:p>3419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954.5">
                <text:p>32954.5</text:p>
              </table:table-cell>
              <table:table-cell office:value-type="float" office:value="1097.33333333333">
                <text:p>1097.33333333333</text:p>
              </table:table-cell>
              <table:table-cell office:value-type="float" office:value="13353.5">
                <text:p>13353.5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306.8333333333">
                <text:p>37306.8333333333</text:p>
              </table:table-cell>
              <table:table-cell office:value-type="float" office:value="1096.66666666667">
                <text:p>1096.66666666667</text:p>
              </table:table-cell>
              <table:table-cell office:value-type="float" office:value="13353.3333333333">
                <text:p>13353.3333333333</text:p>
              </table:table-cell>
              <table:table-cell office:value-type="float" office:value="3433.5">
                <text:p>3433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017.5">
                <text:p>37017.5</text:p>
              </table:table-cell>
              <table:table-cell office:value-type="float" office:value="1096.5">
                <text:p>1096.5</text:p>
              </table:table-cell>
              <table:table-cell office:value-type="float" office:value="13352.1666666667">
                <text:p>13352.1666666667</text:p>
              </table:table-cell>
              <table:table-cell office:value-type="float" office:value="3410.33333333333">
                <text:p>3410.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640">
                <text:p>36640</text:p>
              </table:table-cell>
              <table:table-cell office:value-type="float" office:value="1102.83333333333">
                <text:p>1102.83333333333</text:p>
              </table:table-cell>
              <table:table-cell office:value-type="float" office:value="13357.1666666667">
                <text:p>13357.1666666667</text:p>
              </table:table-cell>
              <table:table-cell office:value-type="float" office:value="3390.66666666667">
                <text:p>3390.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225.6666666667">
                <text:p>37225.6666666667</text:p>
              </table:table-cell>
              <table:table-cell office:value-type="float" office:value="1090.66666666667">
                <text:p>1090.66666666667</text:p>
              </table:table-cell>
              <table:table-cell office:value-type="float" office:value="13356.3333333333">
                <text:p>13356.3333333333</text:p>
              </table:table-cell>
              <table:table-cell office:value-type="float" office:value="3406.83333333333">
                <text:p>3406.8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656.1666666667">
                <text:p>37656.1666666667</text:p>
              </table:table-cell>
              <table:table-cell office:value-type="float" office:value="1097.5">
                <text:p>1097.5</text:p>
              </table:table-cell>
              <table:table-cell office:value-type="float" office:value="13362.1666666667">
                <text:p>13362.1666666667</text:p>
              </table:table-cell>
              <table:table-cell office:value-type="float" office:value="3420.66666666667">
                <text:p>3420.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850.8333333333">
                <text:p>37850.8333333333</text:p>
              </table:table-cell>
              <table:table-cell office:value-type="float" office:value="1100.66666666667">
                <text:p>1100.66666666667</text:p>
              </table:table-cell>
              <table:table-cell office:value-type="float" office:value="13370.8333333333">
                <text:p>13370.8333333333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190.6666666667">
                <text:p>38190.6666666667</text:p>
              </table:table-cell>
              <table:table-cell office:value-type="float" office:value="1103.5">
                <text:p>1103.5</text:p>
              </table:table-cell>
              <table:table-cell office:value-type="float" office:value="13352.6666666667">
                <text:p>13352.6666666667</text:p>
              </table:table-cell>
              <table:table-cell office:value-type="float" office:value="3408.33333333333">
                <text:p>3408.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294.1666666667">
                <text:p>36294.1666666667</text:p>
              </table:table-cell>
              <table:table-cell office:value-type="float" office:value="1090.5">
                <text:p>1090.5</text:p>
              </table:table-cell>
              <table:table-cell office:value-type="float" office:value="13351.1666666667">
                <text:p>13351.1666666667</text:p>
              </table:table-cell>
              <table:table-cell office:value-type="float" office:value="3389.33333333333">
                <text:p>3389.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282.5">
                <text:p>36282.5</text:p>
              </table:table-cell>
              <table:table-cell office:value-type="float" office:value="1103.83333333333">
                <text:p>1103.83333333333</text:p>
              </table:table-cell>
              <table:table-cell office:value-type="float" office:value="13349.5">
                <text:p>13349.5</text:p>
              </table:table-cell>
              <table:table-cell office:value-type="float" office:value="3400.5">
                <text:p>3400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8283.6666666667">
                <text:p>38283.6666666667</text:p>
              </table:table-cell>
              <table:table-cell office:value-type="float" office:value="1099.16666666667">
                <text:p>1099.16666666667</text:p>
              </table:table-cell>
              <table:table-cell office:value-type="float" office:value="13349.6666666667">
                <text:p>13349.6666666667</text:p>
              </table:table-cell>
              <table:table-cell office:value-type="float" office:value="3403.16666666667">
                <text:p>3403.1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1098.5">
                <text:p>1098.5</text:p>
              </table:table-cell>
              <table:table-cell office:value-type="float" office:value="13352.3333333333">
                <text:p>13352.3333333333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205.3333333333">
                <text:p>38205.3333333333</text:p>
              </table:table-cell>
              <table:table-cell office:value-type="float" office:value="1099.83333333333">
                <text:p>1099.83333333333</text:p>
              </table:table-cell>
              <table:table-cell office:value-type="float" office:value="13353.8333333333">
                <text:p>13353.8333333333</text:p>
              </table:table-cell>
              <table:table-cell office:value-type="float" office:value="3396">
                <text:p>33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